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5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kod_szczepionki</text:p>
          </table:table-cell>
          <table:table-cell table:style-name="Default" office:value-type="string" calcext:value-type="string">
            <text:p>data_szczepienia</text:p>
          </table:table-cell>
          <table:table-cell office:value-type="string" calcext:value-type="string">
            <text:p>numer_dawki</text:p>
          </table:table-cell>
        </table:table-row>
        <table:table-row table:style-name="ro1">
          <table:table-cell office:value-type="float" office:value="79051863861" calcext:value-type="float">
            <text:p>79051863861</text:p>
          </table:table-cell>
          <table:table-cell office:value-type="string" calcext:value-type="string">
            <text:p>sz16_1d</text:p>
          </table:table-cell>
          <table:table-cell office:value-type="date" office:date-value="2023-01-02" calcext:value-type="date">
            <text:p>2023-01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00517145" calcext:value-type="float">
            <text:p>84100517145</text:p>
          </table:table-cell>
          <table:table-cell office:value-type="string" calcext:value-type="string">
            <text:p>sz13_5d</text:p>
          </table:table-cell>
          <table:table-cell office:value-type="date" office:date-value="2023-01-02" calcext:value-type="date">
            <text:p>2023-01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2081343" calcext:value-type="float">
            <text:p>16282081343</text:p>
          </table:table-cell>
          <table:table-cell office:value-type="string" calcext:value-type="string">
            <text:p>sz11_1d</text:p>
          </table:table-cell>
          <table:table-cell office:value-type="date" office:date-value="2023-01-03" calcext:value-type="date">
            <text:p>2023-01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00272467" calcext:value-type="float">
            <text:p>49100272467</text:p>
          </table:table-cell>
          <table:table-cell office:value-type="string" calcext:value-type="string">
            <text:p>sz9_5d</text:p>
          </table:table-cell>
          <table:table-cell office:value-type="date" office:date-value="2023-01-04" calcext:value-type="date">
            <text:p>2023-01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02621222" calcext:value-type="float">
            <text:p>84102621222</text:p>
          </table:table-cell>
          <table:table-cell office:value-type="string" calcext:value-type="string">
            <text:p>sz24_3d</text:p>
          </table:table-cell>
          <table:table-cell office:value-type="date" office:date-value="2023-01-04" calcext:value-type="date">
            <text:p>2023-01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82216005" calcext:value-type="float">
            <text:p>82082216005</text:p>
          </table:table-cell>
          <table:table-cell office:value-type="string" calcext:value-type="string">
            <text:p>sz2_1d</text:p>
          </table:table-cell>
          <table:table-cell office:value-type="date" office:date-value="2023-01-04" calcext:value-type="date">
            <text:p>2023-01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12334665" calcext:value-type="float">
            <text:p>83112334665</text:p>
          </table:table-cell>
          <table:table-cell office:value-type="string" calcext:value-type="string">
            <text:p>sz10_4d</text:p>
          </table:table-cell>
          <table:table-cell office:value-type="date" office:date-value="2023-01-05" calcext:value-type="date">
            <text:p>2023-01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41288463" calcext:value-type="float">
            <text:p>66041288463</text:p>
          </table:table-cell>
          <table:table-cell office:value-type="string" calcext:value-type="string">
            <text:p>sz17_4d</text:p>
          </table:table-cell>
          <table:table-cell office:value-type="date" office:date-value="2023-01-05" calcext:value-type="date">
            <text:p>2023-01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92646345" calcext:value-type="float">
            <text:p>70092646345</text:p>
          </table:table-cell>
          <table:table-cell office:value-type="string" calcext:value-type="string">
            <text:p>sz18_2d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0342844" calcext:value-type="float">
            <text:p>76110342844</text:p>
          </table:table-cell>
          <table:table-cell office:value-type="string" calcext:value-type="string">
            <text:p>sz24_3d</text:p>
          </table:table-cell>
          <table:table-cell office:value-type="date" office:date-value="2023-01-07" calcext:value-type="date">
            <text:p>2023-0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81063085" calcext:value-type="float">
            <text:p>45081063085</text:p>
          </table:table-cell>
          <table:table-cell office:value-type="string" calcext:value-type="string">
            <text:p>sz1_3d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1516456" calcext:value-type="float">
            <text:p>9301516456</text:p>
          </table:table-cell>
          <table:table-cell office:value-type="string" calcext:value-type="string">
            <text:p>sz3_5d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534432" calcext:value-type="float">
            <text:p>10312534432</text:p>
          </table:table-cell>
          <table:table-cell office:value-type="string" calcext:value-type="string">
            <text:p>sz17_4d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10570116" calcext:value-type="float">
            <text:p>67010570116</text:p>
          </table:table-cell>
          <table:table-cell office:value-type="string" calcext:value-type="string">
            <text:p>sz5_1d</text:p>
          </table:table-cell>
          <table:table-cell office:value-type="date" office:date-value="2023-01-13" calcext:value-type="date">
            <text:p>2023-01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72738562" calcext:value-type="float">
            <text:p>86072738562</text:p>
          </table:table-cell>
          <table:table-cell office:value-type="string" calcext:value-type="string">
            <text:p>sz23_1d</text:p>
          </table:table-cell>
          <table:table-cell office:value-type="date" office:date-value="2023-01-14" calcext:value-type="date">
            <text:p>2023-0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61254530" calcext:value-type="float">
            <text:p>40061254530</text:p>
          </table:table-cell>
          <table:table-cell office:value-type="string" calcext:value-type="string">
            <text:p>sz17_4d</text:p>
          </table:table-cell>
          <table:table-cell office:value-type="date" office:date-value="2023-01-14" calcext:value-type="date">
            <text:p>2023-0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0431189" calcext:value-type="float">
            <text:p>48110431189</text:p>
          </table:table-cell>
          <table:table-cell office:value-type="string" calcext:value-type="string">
            <text:p>sz2_1d</text:p>
          </table:table-cell>
          <table:table-cell office:value-type="date" office:date-value="2023-01-14" calcext:value-type="date">
            <text:p>2023-0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534432" calcext:value-type="float">
            <text:p>10312534432</text:p>
          </table:table-cell>
          <table:table-cell office:value-type="string" calcext:value-type="string">
            <text:p>sz17_4d</text:p>
          </table:table-cell>
          <table:table-cell office:value-type="date" office:date-value="2023-01-14" calcext:value-type="date">
            <text:p>2023-01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0311172" calcext:value-type="float">
            <text:p>10310311172</text:p>
          </table:table-cell>
          <table:table-cell office:value-type="string" calcext:value-type="string">
            <text:p>sz17_4d</text:p>
          </table:table-cell>
          <table:table-cell office:value-type="date" office:date-value="2023-01-15" calcext:value-type="date">
            <text:p>2023-01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0823852" calcext:value-type="float">
            <text:p>16300823852</text:p>
          </table:table-cell>
          <table:table-cell office:value-type="string" calcext:value-type="string">
            <text:p>sz3_5d</text:p>
          </table:table-cell>
          <table:table-cell office:value-type="date" office:date-value="2023-01-16" calcext:value-type="date">
            <text:p>2023-01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90434860" calcext:value-type="float">
            <text:p>53090434860</text:p>
          </table:table-cell>
          <table:table-cell office:value-type="string" calcext:value-type="string">
            <text:p>sz5_1d</text:p>
          </table:table-cell>
          <table:table-cell office:value-type="date" office:date-value="2023-01-16" calcext:value-type="date">
            <text:p>2023-01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52488160" calcext:value-type="float">
            <text:p>24052488160</text:p>
          </table:table-cell>
          <table:table-cell office:value-type="string" calcext:value-type="string">
            <text:p>sz13_5d</text:p>
          </table:table-cell>
          <table:table-cell office:value-type="date" office:date-value="2023-01-17" calcext:value-type="date">
            <text:p>2023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0333862" calcext:value-type="float">
            <text:p>5240333862</text:p>
          </table:table-cell>
          <table:table-cell office:value-type="string" calcext:value-type="string">
            <text:p>sz3_5d</text:p>
          </table:table-cell>
          <table:table-cell office:value-type="date" office:date-value="2023-01-17" calcext:value-type="date">
            <text:p>2023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81270083" calcext:value-type="float">
            <text:p>92081270083</text:p>
          </table:table-cell>
          <table:table-cell office:value-type="string" calcext:value-type="string">
            <text:p>sz6_3d</text:p>
          </table:table-cell>
          <table:table-cell office:value-type="date" office:date-value="2023-01-17" calcext:value-type="date">
            <text:p>2023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31356427" calcext:value-type="float">
            <text:p>38031356427</text:p>
          </table:table-cell>
          <table:table-cell office:value-type="string" calcext:value-type="string">
            <text:p>sz12_3d</text:p>
          </table:table-cell>
          <table:table-cell office:value-type="date" office:date-value="2023-01-17" calcext:value-type="date">
            <text:p>2023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534432" calcext:value-type="float">
            <text:p>10312534432</text:p>
          </table:table-cell>
          <table:table-cell office:value-type="string" calcext:value-type="string">
            <text:p>sz17_4d</text:p>
          </table:table-cell>
          <table:table-cell office:value-type="date" office:date-value="2023-01-17" calcext:value-type="date">
            <text:p>2023-01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112282745" calcext:value-type="float">
            <text:p>93112282745</text:p>
          </table:table-cell>
          <table:table-cell office:value-type="string" calcext:value-type="string">
            <text:p>sz1_3d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11800136" calcext:value-type="float">
            <text:p>71011800136</text:p>
          </table:table-cell>
          <table:table-cell office:value-type="string" calcext:value-type="string">
            <text:p>sz3_5d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0823852" calcext:value-type="float">
            <text:p>16300823852</text:p>
          </table:table-cell>
          <table:table-cell office:value-type="string" calcext:value-type="string">
            <text:p>sz3_5d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0333862" calcext:value-type="float">
            <text:p>5240333862</text:p>
          </table:table-cell>
          <table:table-cell office:value-type="string" calcext:value-type="string">
            <text:p>sz3_5d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91043679" calcext:value-type="float">
            <text:p>54091043679</text:p>
          </table:table-cell>
          <table:table-cell office:value-type="string" calcext:value-type="string">
            <text:p>sz24_3d</text:p>
          </table:table-cell>
          <table:table-cell office:value-type="date" office:date-value="2023-01-21" calcext:value-type="date">
            <text:p>2023-01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81853629" calcext:value-type="float">
            <text:p>42081853629</text:p>
          </table:table-cell>
          <table:table-cell office:value-type="string" calcext:value-type="string">
            <text:p>sz14_1d</text:p>
          </table:table-cell>
          <table:table-cell office:value-type="date" office:date-value="2023-01-21" calcext:value-type="date">
            <text:p>2023-01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41472565" calcext:value-type="float">
            <text:p>57041472565</text:p>
          </table:table-cell>
          <table:table-cell office:value-type="string" calcext:value-type="string">
            <text:p>sz21_5d</text:p>
          </table:table-cell>
          <table:table-cell office:value-type="date" office:date-value="2023-01-22" calcext:value-type="date">
            <text:p>2023-0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12510328" calcext:value-type="float">
            <text:p>98112510328</text:p>
          </table:table-cell>
          <table:table-cell office:value-type="string" calcext:value-type="string">
            <text:p>sz1_3d</text:p>
          </table:table-cell>
          <table:table-cell office:value-type="date" office:date-value="2023-01-22" calcext:value-type="date">
            <text:p>2023-0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21265627" calcext:value-type="float">
            <text:p>61021265627</text:p>
          </table:table-cell>
          <table:table-cell office:value-type="string" calcext:value-type="string">
            <text:p>sz6_3d</text:p>
          </table:table-cell>
          <table:table-cell office:value-type="date" office:date-value="2023-01-22" calcext:value-type="date">
            <text:p>2023-0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30317876" calcext:value-type="float">
            <text:p>32030317876</text:p>
          </table:table-cell>
          <table:table-cell office:value-type="string" calcext:value-type="string">
            <text:p>sz7_5d</text:p>
          </table:table-cell>
          <table:table-cell office:value-type="date" office:date-value="2023-01-23" calcext:value-type="date">
            <text:p>2023-0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92126526" calcext:value-type="float">
            <text:p>90092126526</text:p>
          </table:table-cell>
          <table:table-cell office:value-type="string" calcext:value-type="string">
            <text:p>sz20_5d</text:p>
          </table:table-cell>
          <table:table-cell office:value-type="date" office:date-value="2023-01-23" calcext:value-type="date">
            <text:p>2023-0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0333862" calcext:value-type="float">
            <text:p>5240333862</text:p>
          </table:table-cell>
          <table:table-cell office:value-type="string" calcext:value-type="string">
            <text:p>sz3_5d</text:p>
          </table:table-cell>
          <table:table-cell office:value-type="date" office:date-value="2023-01-23" calcext:value-type="date">
            <text:p>2023-01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60553569" calcext:value-type="float">
            <text:p>83060553569</text:p>
          </table:table-cell>
          <table:table-cell office:value-type="string" calcext:value-type="string">
            <text:p>sz6_3d</text:p>
          </table:table-cell>
          <table:table-cell office:value-type="date" office:date-value="2023-01-24" calcext:value-type="date">
            <text:p>2023-01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92646345" calcext:value-type="float">
            <text:p>70092646345</text:p>
          </table:table-cell>
          <table:table-cell office:value-type="string" calcext:value-type="string">
            <text:p>sz18_2d</text:p>
          </table:table-cell>
          <table:table-cell office:value-type="date" office:date-value="2023-01-24" calcext:value-type="date">
            <text:p>2023-0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30843137" calcext:value-type="float">
            <text:p>41030843137</text:p>
          </table:table-cell>
          <table:table-cell office:value-type="string" calcext:value-type="string">
            <text:p>sz10_4d</text:p>
          </table:table-cell>
          <table:table-cell office:value-type="date" office:date-value="2023-01-25" calcext:value-type="date">
            <text:p>2023-01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1561681" calcext:value-type="float">
            <text:p>53021561681</text:p>
          </table:table-cell>
          <table:table-cell office:value-type="string" calcext:value-type="string">
            <text:p>sz9_5d</text:p>
          </table:table-cell>
          <table:table-cell office:value-type="date" office:date-value="2023-01-25" calcext:value-type="date">
            <text:p>2023-01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20362126" calcext:value-type="float">
            <text:p>55020362126</text:p>
          </table:table-cell>
          <table:table-cell office:value-type="string" calcext:value-type="string">
            <text:p>sz16_1d</text:p>
          </table:table-cell>
          <table:table-cell office:value-type="date" office:date-value="2023-01-25" calcext:value-type="date">
            <text:p>2023-01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91043679" calcext:value-type="float">
            <text:p>54091043679</text:p>
          </table:table-cell>
          <table:table-cell office:value-type="string" calcext:value-type="string">
            <text:p>sz24_3d</text:p>
          </table:table-cell>
          <table:table-cell office:value-type="date" office:date-value="2023-01-25" calcext:value-type="date">
            <text:p>2023-01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81270083" calcext:value-type="float">
            <text:p>92081270083</text:p>
          </table:table-cell>
          <table:table-cell office:value-type="string" calcext:value-type="string">
            <text:p>sz6_3d</text:p>
          </table:table-cell>
          <table:table-cell office:value-type="date" office:date-value="2023-01-26" calcext:value-type="date">
            <text:p>2023-01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81063085" calcext:value-type="float">
            <text:p>45081063085</text:p>
          </table:table-cell>
          <table:table-cell office:value-type="string" calcext:value-type="string">
            <text:p>sz1_3d</text:p>
          </table:table-cell>
          <table:table-cell office:value-type="date" office:date-value="2023-01-28" calcext:value-type="date">
            <text:p>2023-01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60336024" calcext:value-type="float">
            <text:p>91060336024</text:p>
          </table:table-cell>
          <table:table-cell office:value-type="string" calcext:value-type="string">
            <text:p>sz11_1d</text:p>
          </table:table-cell>
          <table:table-cell office:value-type="date" office:date-value="2023-01-29" calcext:value-type="date">
            <text:p>2023-01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80226327" calcext:value-type="float">
            <text:p>80080226327</text:p>
          </table:table-cell>
          <table:table-cell office:value-type="string" calcext:value-type="string">
            <text:p>sz16_1d</text:p>
          </table:table-cell>
          <table:table-cell office:value-type="date" office:date-value="2023-01-31" calcext:value-type="date">
            <text:p>2023-01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92231119" calcext:value-type="float">
            <text:p>64092231119</text:p>
          </table:table-cell>
          <table:table-cell office:value-type="string" calcext:value-type="string">
            <text:p>sz9_5d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1910310" calcext:value-type="float">
            <text:p>8291910310</text:p>
          </table:table-cell>
          <table:table-cell office:value-type="string" calcext:value-type="string">
            <text:p>sz10_4d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61801325" calcext:value-type="float">
            <text:p>48061801325</text:p>
          </table:table-cell>
          <table:table-cell office:value-type="string" calcext:value-type="string">
            <text:p>sz1_3d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21874579" calcext:value-type="float">
            <text:p>70021874579</text:p>
          </table:table-cell>
          <table:table-cell office:value-type="string" calcext:value-type="string">
            <text:p>sz23_1d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50348614" calcext:value-type="float">
            <text:p>98050348614</text:p>
          </table:table-cell>
          <table:table-cell office:value-type="string" calcext:value-type="string">
            <text:p>sz16_1d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91162631" calcext:value-type="float">
            <text:p>87091162631</text:p>
          </table:table-cell>
          <table:table-cell office:value-type="string" calcext:value-type="string">
            <text:p>sz18_2d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0311172" calcext:value-type="float">
            <text:p>10310311172</text:p>
          </table:table-cell>
          <table:table-cell office:value-type="string" calcext:value-type="string">
            <text:p>sz17_4d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81647311" calcext:value-type="float">
            <text:p>65081647311</text:p>
          </table:table-cell>
          <table:table-cell office:value-type="string" calcext:value-type="string">
            <text:p>sz17_4d</text:p>
          </table:table-cell>
          <table:table-cell office:value-type="date" office:date-value="2023-02-05" calcext:value-type="date">
            <text:p>2023-0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00943510" calcext:value-type="float">
            <text:p>85100943510</text:p>
          </table:table-cell>
          <table:table-cell office:value-type="string" calcext:value-type="string">
            <text:p>sz23_1d</text:p>
          </table:table-cell>
          <table:table-cell office:value-type="date" office:date-value="2023-02-05" calcext:value-type="date">
            <text:p>2023-0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2354872" calcext:value-type="float">
            <text:p>17292354872</text:p>
          </table:table-cell>
          <table:table-cell office:value-type="string" calcext:value-type="string">
            <text:p>sz18_2d</text:p>
          </table:table-cell>
          <table:table-cell office:value-type="date" office:date-value="2023-02-05" calcext:value-type="date">
            <text:p>2023-0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70162760" calcext:value-type="float">
            <text:p>45070162760</text:p>
          </table:table-cell>
          <table:table-cell office:value-type="string" calcext:value-type="string">
            <text:p>sz19_2d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31545585" calcext:value-type="float">
            <text:p>42031545585</text:p>
          </table:table-cell>
          <table:table-cell office:value-type="string" calcext:value-type="string">
            <text:p>sz22_3d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70162760" calcext:value-type="float">
            <text:p>45070162760</text:p>
          </table:table-cell>
          <table:table-cell office:value-type="string" calcext:value-type="string">
            <text:p>sz19_2d</text:p>
          </table:table-cell>
          <table:table-cell office:value-type="date" office:date-value="2023-02-07" calcext:value-type="date">
            <text:p>2023-02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12334665" calcext:value-type="float">
            <text:p>83112334665</text:p>
          </table:table-cell>
          <table:table-cell office:value-type="string" calcext:value-type="string">
            <text:p>sz10_4d</text:p>
          </table:table-cell>
          <table:table-cell office:value-type="date" office:date-value="2023-02-07" calcext:value-type="date">
            <text:p>2023-02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0488327" calcext:value-type="float">
            <text:p>25030488327</text:p>
          </table:table-cell>
          <table:table-cell office:value-type="string" calcext:value-type="string">
            <text:p>sz5_1d</text:p>
          </table:table-cell>
          <table:table-cell office:value-type="date" office:date-value="2023-02-08" calcext:value-type="date">
            <text:p>2023-02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0133172" calcext:value-type="float">
            <text:p>20210133172</text:p>
          </table:table-cell>
          <table:table-cell office:value-type="string" calcext:value-type="string">
            <text:p>sz1_3d</text:p>
          </table:table-cell>
          <table:table-cell office:value-type="date" office:date-value="2023-02-09" calcext:value-type="date">
            <text:p>2023-0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0801619" calcext:value-type="float">
            <text:p>4270801619</text:p>
          </table:table-cell>
          <table:table-cell office:value-type="string" calcext:value-type="string">
            <text:p>sz11_1d</text:p>
          </table:table-cell>
          <table:table-cell office:value-type="date" office:date-value="2023-02-09" calcext:value-type="date">
            <text:p>2023-0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10802750" calcext:value-type="float">
            <text:p>97110802750</text:p>
          </table:table-cell>
          <table:table-cell office:value-type="string" calcext:value-type="string">
            <text:p>sz4_2d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41856731" calcext:value-type="float">
            <text:p>98041856731</text:p>
          </table:table-cell>
          <table:table-cell office:value-type="string" calcext:value-type="string">
            <text:p>sz7_5d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01054076" calcext:value-type="float">
            <text:p>37101054076</text:p>
          </table:table-cell>
          <table:table-cell office:value-type="string" calcext:value-type="string">
            <text:p>sz23_1d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50261185" calcext:value-type="float">
            <text:p>93050261185</text:p>
          </table:table-cell>
          <table:table-cell office:value-type="string" calcext:value-type="string">
            <text:p>sz9_5d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81647311" calcext:value-type="float">
            <text:p>65081647311</text:p>
          </table:table-cell>
          <table:table-cell office:value-type="string" calcext:value-type="string">
            <text:p>sz17_4d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00383077" calcext:value-type="float">
            <text:p>30100383077</text:p>
          </table:table-cell>
          <table:table-cell office:value-type="string" calcext:value-type="string">
            <text:p>sz12_3d</text:p>
          </table:table-cell>
          <table:table-cell office:value-type="date" office:date-value="2023-02-11" calcext:value-type="date">
            <text:p>2023-0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61254530" calcext:value-type="float">
            <text:p>40061254530</text:p>
          </table:table-cell>
          <table:table-cell office:value-type="string" calcext:value-type="string">
            <text:p>sz17_4d</text:p>
          </table:table-cell>
          <table:table-cell office:value-type="date" office:date-value="2023-02-11" calcext:value-type="date">
            <text:p>2023-02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31545585" calcext:value-type="float">
            <text:p>42031545585</text:p>
          </table:table-cell>
          <table:table-cell office:value-type="string" calcext:value-type="string">
            <text:p>sz22_3d</text:p>
          </table:table-cell>
          <table:table-cell office:value-type="date" office:date-value="2023-02-11" calcext:value-type="date">
            <text:p>2023-02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10342844" calcext:value-type="float">
            <text:p>76110342844</text:p>
          </table:table-cell>
          <table:table-cell office:value-type="string" calcext:value-type="string">
            <text:p>sz24_3d</text:p>
          </table:table-cell>
          <table:table-cell office:value-type="date" office:date-value="2023-02-12" calcext:value-type="date">
            <text:p>2023-02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61254530" calcext:value-type="float">
            <text:p>40061254530</text:p>
          </table:table-cell>
          <table:table-cell office:value-type="string" calcext:value-type="string">
            <text:p>sz17_4d</text:p>
          </table:table-cell>
          <table:table-cell office:value-type="date" office:date-value="2023-02-13" calcext:value-type="date">
            <text:p>2023-02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82758125" calcext:value-type="float">
            <text:p>60082758125</text:p>
          </table:table-cell>
          <table:table-cell office:value-type="string" calcext:value-type="string">
            <text:p>sz17_4d</text:p>
          </table:table-cell>
          <table:table-cell office:value-type="date" office:date-value="2023-02-14" calcext:value-type="date">
            <text:p>2023-02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0133172" calcext:value-type="float">
            <text:p>20210133172</text:p>
          </table:table-cell>
          <table:table-cell office:value-type="string" calcext:value-type="string">
            <text:p>sz1_3d</text:p>
          </table:table-cell>
          <table:table-cell office:value-type="date" office:date-value="2023-02-14" calcext:value-type="date">
            <text:p>2023-02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11200152" calcext:value-type="float">
            <text:p>90111200152</text:p>
          </table:table-cell>
          <table:table-cell office:value-type="string" calcext:value-type="string">
            <text:p>sz10_4d</text:p>
          </table:table-cell>
          <table:table-cell office:value-type="date" office:date-value="2023-02-15" calcext:value-type="date">
            <text:p>2023-02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1903249" calcext:value-type="float">
            <text:p>31041903249</text:p>
          </table:table-cell>
          <table:table-cell office:value-type="string" calcext:value-type="string">
            <text:p>sz15_5d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72755089" calcext:value-type="float">
            <text:p>78072755089</text:p>
          </table:table-cell>
          <table:table-cell office:value-type="string" calcext:value-type="string">
            <text:p>sz10_4d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02621222" calcext:value-type="float">
            <text:p>84102621222</text:p>
          </table:table-cell>
          <table:table-cell office:value-type="string" calcext:value-type="string">
            <text:p>sz24_3d</text:p>
          </table:table-cell>
          <table:table-cell office:value-type="date" office:date-value="2023-02-17" calcext:value-type="date">
            <text:p>2023-02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40742572" calcext:value-type="float">
            <text:p>32040742572</text:p>
          </table:table-cell>
          <table:table-cell office:value-type="string" calcext:value-type="string">
            <text:p>sz5_1d</text:p>
          </table:table-cell>
          <table:table-cell office:value-type="date" office:date-value="2023-02-18" calcext:value-type="date">
            <text:p>2023-02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80951036" calcext:value-type="float">
            <text:p>46080951036</text:p>
          </table:table-cell>
          <table:table-cell office:value-type="string" calcext:value-type="string">
            <text:p>sz7_5d</text:p>
          </table:table-cell>
          <table:table-cell office:value-type="date" office:date-value="2023-02-18" calcext:value-type="date">
            <text:p>2023-02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00517145" calcext:value-type="float">
            <text:p>84100517145</text:p>
          </table:table-cell>
          <table:table-cell office:value-type="string" calcext:value-type="string">
            <text:p>sz13_5d</text:p>
          </table:table-cell>
          <table:table-cell office:value-type="date" office:date-value="2023-02-18" calcext:value-type="date">
            <text:p>2023-02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12684172" calcext:value-type="float">
            <text:p>34012684172</text:p>
          </table:table-cell>
          <table:table-cell office:value-type="string" calcext:value-type="string">
            <text:p>sz14_1d</text:p>
          </table:table-cell>
          <table:table-cell office:value-type="date" office:date-value="2023-02-19" calcext:value-type="date">
            <text:p>2023-02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1910310" calcext:value-type="float">
            <text:p>8291910310</text:p>
          </table:table-cell>
          <table:table-cell office:value-type="string" calcext:value-type="string">
            <text:p>sz10_4d</text:p>
          </table:table-cell>
          <table:table-cell office:value-type="date" office:date-value="2023-02-19" calcext:value-type="date">
            <text:p>2023-02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60124829" calcext:value-type="float">
            <text:p>42060124829</text:p>
          </table:table-cell>
          <table:table-cell office:value-type="string" calcext:value-type="string">
            <text:p>sz17_4d</text:p>
          </table:table-cell>
          <table:table-cell office:value-type="date" office:date-value="2023-02-20" calcext:value-type="date">
            <text:p>2023-02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02051064" calcext:value-type="float">
            <text:p>63102051064</text:p>
          </table:table-cell>
          <table:table-cell office:value-type="string" calcext:value-type="string">
            <text:p>sz4_2d</text:p>
          </table:table-cell>
          <table:table-cell office:value-type="date" office:date-value="2023-02-20" calcext:value-type="date">
            <text:p>2023-02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2354872" calcext:value-type="float">
            <text:p>17292354872</text:p>
          </table:table-cell>
          <table:table-cell office:value-type="string" calcext:value-type="string">
            <text:p>sz18_2d</text:p>
          </table:table-cell>
          <table:table-cell office:value-type="date" office:date-value="2023-02-20" calcext:value-type="date">
            <text:p>2023-02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10767443" calcext:value-type="float">
            <text:p>45110767443</text:p>
          </table:table-cell>
          <table:table-cell office:value-type="string" calcext:value-type="string">
            <text:p>sz13_5d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30317876" calcext:value-type="float">
            <text:p>32030317876</text:p>
          </table:table-cell>
          <table:table-cell office:value-type="string" calcext:value-type="string">
            <text:p>sz7_5d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50212713" calcext:value-type="float">
            <text:p>65050212713</text:p>
          </table:table-cell>
          <table:table-cell office:value-type="string" calcext:value-type="string">
            <text:p>sz21_5d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31173410" calcext:value-type="float">
            <text:p>60031173410</text:p>
          </table:table-cell>
          <table:table-cell office:value-type="string" calcext:value-type="string">
            <text:p>sz23_1d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12510328" calcext:value-type="float">
            <text:p>98112510328</text:p>
          </table:table-cell>
          <table:table-cell office:value-type="string" calcext:value-type="string">
            <text:p>sz1_3d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21746620" calcext:value-type="float">
            <text:p>86021746620</text:p>
          </table:table-cell>
          <table:table-cell office:value-type="string" calcext:value-type="string">
            <text:p>sz7_5d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1262342" calcext:value-type="float">
            <text:p>26041262342</text:p>
          </table:table-cell>
          <table:table-cell office:value-type="string" calcext:value-type="string">
            <text:p>sz10_4d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1561681" calcext:value-type="float">
            <text:p>53021561681</text:p>
          </table:table-cell>
          <table:table-cell office:value-type="string" calcext:value-type="string">
            <text:p>sz9_5d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31545585" calcext:value-type="float">
            <text:p>42031545585</text:p>
          </table:table-cell>
          <table:table-cell office:value-type="string" calcext:value-type="string">
            <text:p>sz22_3d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02621222" calcext:value-type="float">
            <text:p>84102621222</text:p>
          </table:table-cell>
          <table:table-cell office:value-type="string" calcext:value-type="string">
            <text:p>sz24_3d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0311172" calcext:value-type="float">
            <text:p>10310311172</text:p>
          </table:table-cell>
          <table:table-cell office:value-type="string" calcext:value-type="string">
            <text:p>sz17_4d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00823852" calcext:value-type="float">
            <text:p>16300823852</text:p>
          </table:table-cell>
          <table:table-cell office:value-type="string" calcext:value-type="string">
            <text:p>sz3_5d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61550465" calcext:value-type="float">
            <text:p>22061550465</text:p>
          </table:table-cell>
          <table:table-cell office:value-type="string" calcext:value-type="string">
            <text:p>sz7_5d</text:p>
          </table:table-cell>
          <table:table-cell office:value-type="date" office:date-value="2023-02-27" calcext:value-type="date">
            <text:p>2023-0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21103418" calcext:value-type="float">
            <text:p>99021103418</text:p>
          </table:table-cell>
          <table:table-cell office:value-type="string" calcext:value-type="string">
            <text:p>sz17_4d</text:p>
          </table:table-cell>
          <table:table-cell office:value-type="date" office:date-value="2023-02-27" calcext:value-type="date">
            <text:p>2023-0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12450808" calcext:value-type="float">
            <text:p>99012450808</text:p>
          </table:table-cell>
          <table:table-cell office:value-type="string" calcext:value-type="string">
            <text:p>sz14_1d</text:p>
          </table:table-cell>
          <table:table-cell office:value-type="date" office:date-value="2023-02-28" calcext:value-type="date">
            <text:p>2023-02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41856731" calcext:value-type="float">
            <text:p>98041856731</text:p>
          </table:table-cell>
          <table:table-cell office:value-type="string" calcext:value-type="string">
            <text:p>sz7_5d</text:p>
          </table:table-cell>
          <table:table-cell office:value-type="date" office:date-value="2023-02-28" calcext:value-type="date">
            <text:p>2023-02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01322879" calcext:value-type="float">
            <text:p>43101322879</text:p>
          </table:table-cell>
          <table:table-cell office:value-type="string" calcext:value-type="string">
            <text:p>sz16_1d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21103418" calcext:value-type="float">
            <text:p>99021103418</text:p>
          </table:table-cell>
          <table:table-cell office:value-type="string" calcext:value-type="string">
            <text:p>sz17_4d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81063085" calcext:value-type="float">
            <text:p>45081063085</text:p>
          </table:table-cell>
          <table:table-cell office:value-type="string" calcext:value-type="string">
            <text:p>sz1_3d</text:p>
          </table:table-cell>
          <table:table-cell office:value-type="date" office:date-value="2023-03-02" calcext:value-type="date">
            <text:p>2023-03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91043679" calcext:value-type="float">
            <text:p>54091043679</text:p>
          </table:table-cell>
          <table:table-cell office:value-type="string" calcext:value-type="string">
            <text:p>sz24_3d</text:p>
          </table:table-cell>
          <table:table-cell office:value-type="date" office:date-value="2023-03-02" calcext:value-type="date">
            <text:p>2023-03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0613456" calcext:value-type="float">
            <text:p>7220613456</text:p>
          </table:table-cell>
          <table:table-cell office:value-type="string" calcext:value-type="string">
            <text:p>sz15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10348064" calcext:value-type="float">
            <text:p>69110348064</text:p>
          </table:table-cell>
          <table:table-cell office:value-type="string" calcext:value-type="string">
            <text:p>sz17_4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1346714" calcext:value-type="float">
            <text:p>39061346714</text:p>
          </table:table-cell>
          <table:table-cell office:value-type="string" calcext:value-type="string">
            <text:p>sz3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91470709" calcext:value-type="float">
            <text:p>52091470709</text:p>
          </table:table-cell>
          <table:table-cell office:value-type="string" calcext:value-type="string">
            <text:p>sz22_3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91231703" calcext:value-type="float">
            <text:p>91091231703</text:p>
          </table:table-cell>
          <table:table-cell office:value-type="string" calcext:value-type="string">
            <text:p>sz24_3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90471215" calcext:value-type="float">
            <text:p>90090471215</text:p>
          </table:table-cell>
          <table:table-cell office:value-type="string" calcext:value-type="string">
            <text:p>sz9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00272467" calcext:value-type="float">
            <text:p>49100272467</text:p>
          </table:table-cell>
          <table:table-cell office:value-type="string" calcext:value-type="string">
            <text:p>sz9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30317876" calcext:value-type="float">
            <text:p>32030317876</text:p>
          </table:table-cell>
          <table:table-cell office:value-type="string" calcext:value-type="string">
            <text:p>sz7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00517145" calcext:value-type="float">
            <text:p>84100517145</text:p>
          </table:table-cell>
          <table:table-cell office:value-type="string" calcext:value-type="string">
            <text:p>sz13_5d</text:p>
          </table:table-cell>
          <table:table-cell office:value-type="date" office:date-value="2023-03-03" calcext:value-type="date">
            <text:p>2023-03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71177819" calcext:value-type="float">
            <text:p>78071177819</text:p>
          </table:table-cell>
          <table:table-cell office:value-type="string" calcext:value-type="string">
            <text:p>sz15_5d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534432" calcext:value-type="float">
            <text:p>10312534432</text:p>
          </table:table-cell>
          <table:table-cell office:value-type="string" calcext:value-type="string">
            <text:p>sz17_4d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61773452" calcext:value-type="float">
            <text:p>41061773452</text:p>
          </table:table-cell>
          <table:table-cell office:value-type="string" calcext:value-type="string">
            <text:p>sz5_1d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41288463" calcext:value-type="float">
            <text:p>66041288463</text:p>
          </table:table-cell>
          <table:table-cell office:value-type="string" calcext:value-type="string">
            <text:p>sz17_4d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41903249" calcext:value-type="float">
            <text:p>31041903249</text:p>
          </table:table-cell>
          <table:table-cell office:value-type="string" calcext:value-type="string">
            <text:p>sz15_5d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12483189" calcext:value-type="float">
            <text:p>71012483189</text:p>
          </table:table-cell>
          <table:table-cell office:value-type="string" calcext:value-type="string">
            <text:p>sz10_4d</text:p>
          </table:table-cell>
          <table:table-cell office:value-type="date" office:date-value="2023-03-06" calcext:value-type="date">
            <text:p>2023-03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60553569" calcext:value-type="float">
            <text:p>83060553569</text:p>
          </table:table-cell>
          <table:table-cell office:value-type="string" calcext:value-type="string">
            <text:p>sz6_3d</text:p>
          </table:table-cell>
          <table:table-cell office:value-type="date" office:date-value="2023-03-06" calcext:value-type="date">
            <text:p>2023-03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30670029" calcext:value-type="float">
            <text:p>65030670029</text:p>
          </table:table-cell>
          <table:table-cell office:value-type="string" calcext:value-type="string">
            <text:p>sz10_4d</text:p>
          </table:table-cell>
          <table:table-cell office:value-type="date" office:date-value="2023-03-07" calcext:value-type="date">
            <text:p>2023-03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40182040" calcext:value-type="float">
            <text:p>63040182040</text:p>
          </table:table-cell>
          <table:table-cell office:value-type="string" calcext:value-type="string">
            <text:p>sz12_3d</text:p>
          </table:table-cell>
          <table:table-cell office:value-type="date" office:date-value="2023-03-07" calcext:value-type="date">
            <text:p>2023-03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11800136" calcext:value-type="float">
            <text:p>71011800136</text:p>
          </table:table-cell>
          <table:table-cell office:value-type="string" calcext:value-type="string">
            <text:p>sz3_5d</text:p>
          </table:table-cell>
          <table:table-cell office:value-type="date" office:date-value="2023-03-07" calcext:value-type="date">
            <text:p>2023-03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1582682" calcext:value-type="float">
            <text:p>13261582682</text:p>
          </table:table-cell>
          <table:table-cell office:value-type="string" calcext:value-type="string">
            <text:p>sz21_5d</text:p>
          </table:table-cell>
          <table:table-cell office:value-type="date" office:date-value="2023-03-08" calcext:value-type="date">
            <text:p>2023-03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10348064" calcext:value-type="float">
            <text:p>69110348064</text:p>
          </table:table-cell>
          <table:table-cell office:value-type="string" calcext:value-type="string">
            <text:p>sz17_4d</text:p>
          </table:table-cell>
          <table:table-cell office:value-type="date" office:date-value="2023-03-08" calcext:value-type="date">
            <text:p>2023-03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91162631" calcext:value-type="float">
            <text:p>87091162631</text:p>
          </table:table-cell>
          <table:table-cell office:value-type="string" calcext:value-type="string">
            <text:p>sz18_2d</text:p>
          </table:table-cell>
          <table:table-cell office:value-type="date" office:date-value="2023-03-08" calcext:value-type="date">
            <text:p>2023-03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90471215" calcext:value-type="float">
            <text:p>90090471215</text:p>
          </table:table-cell>
          <table:table-cell office:value-type="string" calcext:value-type="string">
            <text:p>sz9_5d</text:p>
          </table:table-cell>
          <table:table-cell office:value-type="date" office:date-value="2023-03-08" calcext:value-type="date">
            <text:p>2023-03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154463" calcext:value-type="float">
            <text:p>311154463</text:p>
          </table:table-cell>
          <table:table-cell office:value-type="string" calcext:value-type="string">
            <text:p>sz22_3d</text:p>
          </table:table-cell>
          <table:table-cell office:value-type="date" office:date-value="2023-03-09" calcext:value-type="date">
            <text:p>2023-03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31070156" calcext:value-type="float">
            <text:p>36031070156</text:p>
          </table:table-cell>
          <table:table-cell office:value-type="string" calcext:value-type="string">
            <text:p>sz5_1d</text:p>
          </table:table-cell>
          <table:table-cell office:value-type="date" office:date-value="2023-03-09" calcext:value-type="date">
            <text:p>2023-03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1177235" calcext:value-type="float">
            <text:p>10271177235</text:p>
          </table:table-cell>
          <table:table-cell office:value-type="string" calcext:value-type="string">
            <text:p>sz12_3d</text:p>
          </table:table-cell>
          <table:table-cell office:value-type="date" office:date-value="2023-03-09" calcext:value-type="date">
            <text:p>2023-03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12282745" calcext:value-type="float">
            <text:p>93112282745</text:p>
          </table:table-cell>
          <table:table-cell office:value-type="string" calcext:value-type="string">
            <text:p>sz1_3d</text:p>
          </table:table-cell>
          <table:table-cell office:value-type="date" office:date-value="2023-03-09" calcext:value-type="date">
            <text:p>2023-03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62614242" calcext:value-type="float">
            <text:p>38062614242</text:p>
          </table:table-cell>
          <table:table-cell office:value-type="string" calcext:value-type="string">
            <text:p>sz19_2d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12510328" calcext:value-type="float">
            <text:p>98112510328</text:p>
          </table:table-cell>
          <table:table-cell office:value-type="string" calcext:value-type="string">
            <text:p>sz1_3d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80958106" calcext:value-type="float">
            <text:p>25080958106</text:p>
          </table:table-cell>
          <table:table-cell office:value-type="string" calcext:value-type="string">
            <text:p>sz24_3d</text:p>
          </table:table-cell>
          <table:table-cell office:value-type="date" office:date-value="2023-03-11" calcext:value-type="date">
            <text:p>2023-03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50261185" calcext:value-type="float">
            <text:p>93050261185</text:p>
          </table:table-cell>
          <table:table-cell office:value-type="string" calcext:value-type="string">
            <text:p>sz9_5d</text:p>
          </table:table-cell>
          <table:table-cell office:value-type="date" office:date-value="2023-03-11" calcext:value-type="date">
            <text:p>2023-03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91722724" calcext:value-type="float">
            <text:p>80091722724</text:p>
          </table:table-cell>
          <table:table-cell office:value-type="string" calcext:value-type="string">
            <text:p>sz11_1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40663481" calcext:value-type="float">
            <text:p>64040663481</text:p>
          </table:table-cell>
          <table:table-cell office:value-type="string" calcext:value-type="string">
            <text:p>sz8_2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12334665" calcext:value-type="float">
            <text:p>83112334665</text:p>
          </table:table-cell>
          <table:table-cell office:value-type="string" calcext:value-type="string">
            <text:p>sz10_4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11800136" calcext:value-type="float">
            <text:p>71011800136</text:p>
          </table:table-cell>
          <table:table-cell office:value-type="string" calcext:value-type="string">
            <text:p>sz3_5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21561681" calcext:value-type="float">
            <text:p>53021561681</text:p>
          </table:table-cell>
          <table:table-cell office:value-type="string" calcext:value-type="string">
            <text:p>sz9_5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00823852" calcext:value-type="float">
            <text:p>16300823852</text:p>
          </table:table-cell>
          <table:table-cell office:value-type="string" calcext:value-type="string">
            <text:p>sz3_5d</text:p>
          </table:table-cell>
          <table:table-cell office:value-type="date" office:date-value="2023-03-12" calcext:value-type="date">
            <text:p>2023-03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20857150" calcext:value-type="float">
            <text:p>53020857150</text:p>
          </table:table-cell>
          <table:table-cell office:value-type="string" calcext:value-type="string">
            <text:p>sz19_2d</text:p>
          </table:table-cell>
          <table:table-cell office:value-type="date" office:date-value="2023-03-13" calcext:value-type="date">
            <text:p>2023-03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72755089" calcext:value-type="float">
            <text:p>78072755089</text:p>
          </table:table-cell>
          <table:table-cell office:value-type="string" calcext:value-type="string">
            <text:p>sz10_4d</text:p>
          </table:table-cell>
          <table:table-cell office:value-type="date" office:date-value="2023-03-13" calcext:value-type="date">
            <text:p>2023-03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02051064" calcext:value-type="float">
            <text:p>63102051064</text:p>
          </table:table-cell>
          <table:table-cell office:value-type="string" calcext:value-type="string">
            <text:p>sz4_2d</text:p>
          </table:table-cell>
          <table:table-cell office:value-type="date" office:date-value="2023-03-13" calcext:value-type="date">
            <text:p>2023-03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41288463" calcext:value-type="float">
            <text:p>66041288463</text:p>
          </table:table-cell>
          <table:table-cell office:value-type="string" calcext:value-type="string">
            <text:p>sz17_4d</text:p>
          </table:table-cell>
          <table:table-cell office:value-type="date" office:date-value="2023-03-13" calcext:value-type="date">
            <text:p>2023-03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21103418" calcext:value-type="float">
            <text:p>99021103418</text:p>
          </table:table-cell>
          <table:table-cell office:value-type="string" calcext:value-type="string">
            <text:p>sz17_4d</text:p>
          </table:table-cell>
          <table:table-cell office:value-type="date" office:date-value="2023-03-13" calcext:value-type="date">
            <text:p>2023-03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01516413" calcext:value-type="float">
            <text:p>99101516413</text:p>
          </table:table-cell>
          <table:table-cell office:value-type="string" calcext:value-type="string">
            <text:p>sz5_1d</text:p>
          </table:table-cell>
          <table:table-cell office:value-type="date" office:date-value="2023-03-14" calcext:value-type="date">
            <text:p>2023-03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81647311" calcext:value-type="float">
            <text:p>65081647311</text:p>
          </table:table-cell>
          <table:table-cell office:value-type="string" calcext:value-type="string">
            <text:p>sz17_4d</text:p>
          </table:table-cell>
          <table:table-cell office:value-type="date" office:date-value="2023-03-14" calcext:value-type="date">
            <text:p>2023-03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62485408" calcext:value-type="float">
            <text:p>29062485408</text:p>
          </table:table-cell>
          <table:table-cell office:value-type="string" calcext:value-type="string">
            <text:p>sz8_2d</text:p>
          </table:table-cell>
          <table:table-cell office:value-type="date" office:date-value="2023-03-15" calcext:value-type="date">
            <text:p>2023-03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10868706" calcext:value-type="float">
            <text:p>97010868706</text:p>
          </table:table-cell>
          <table:table-cell office:value-type="string" calcext:value-type="string">
            <text:p>sz6_3d</text:p>
          </table:table-cell>
          <table:table-cell office:value-type="date" office:date-value="2023-03-15" calcext:value-type="date">
            <text:p>2023-03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2614242" calcext:value-type="float">
            <text:p>38062614242</text:p>
          </table:table-cell>
          <table:table-cell office:value-type="string" calcext:value-type="string">
            <text:p>sz19_2d</text:p>
          </table:table-cell>
          <table:table-cell office:value-type="date" office:date-value="2023-03-15" calcext:value-type="date">
            <text:p>2023-03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10767443" calcext:value-type="float">
            <text:p>45110767443</text:p>
          </table:table-cell>
          <table:table-cell office:value-type="string" calcext:value-type="string">
            <text:p>sz13_5d</text:p>
          </table:table-cell>
          <table:table-cell office:value-type="date" office:date-value="2023-03-15" calcext:value-type="date">
            <text:p>2023-03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02212445" calcext:value-type="float">
            <text:p>32102212445</text:p>
          </table:table-cell>
          <table:table-cell office:value-type="string" calcext:value-type="string">
            <text:p>sz17_4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50352812" calcext:value-type="float">
            <text:p>68050352812</text:p>
          </table:table-cell>
          <table:table-cell office:value-type="string" calcext:value-type="string">
            <text:p>sz11_1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71177819" calcext:value-type="float">
            <text:p>78071177819</text:p>
          </table:table-cell>
          <table:table-cell office:value-type="string" calcext:value-type="string">
            <text:p>sz15_5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60124829" calcext:value-type="float">
            <text:p>42060124829</text:p>
          </table:table-cell>
          <table:table-cell office:value-type="string" calcext:value-type="string">
            <text:p>sz17_4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41472565" calcext:value-type="float">
            <text:p>57041472565</text:p>
          </table:table-cell>
          <table:table-cell office:value-type="string" calcext:value-type="string">
            <text:p>sz21_5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91231703" calcext:value-type="float">
            <text:p>91091231703</text:p>
          </table:table-cell>
          <table:table-cell office:value-type="string" calcext:value-type="string">
            <text:p>sz24_3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21265627" calcext:value-type="float">
            <text:p>61021265627</text:p>
          </table:table-cell>
          <table:table-cell office:value-type="string" calcext:value-type="string">
            <text:p>sz6_3d</text:p>
          </table:table-cell>
          <table:table-cell office:value-type="date" office:date-value="2023-03-16" calcext:value-type="date">
            <text:p>2023-03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00554870" calcext:value-type="float">
            <text:p>51100554870</text:p>
          </table:table-cell>
          <table:table-cell office:value-type="string" calcext:value-type="string">
            <text:p>sz12_3d</text:p>
          </table:table-cell>
          <table:table-cell office:value-type="date" office:date-value="2023-03-17" calcext:value-type="date">
            <text:p>2023-03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41654512" calcext:value-type="float">
            <text:p>24041654512</text:p>
          </table:table-cell>
          <table:table-cell office:value-type="string" calcext:value-type="string">
            <text:p>sz15_5d</text:p>
          </table:table-cell>
          <table:table-cell office:value-type="date" office:date-value="2023-03-18" calcext:value-type="date">
            <text:p>2023-03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32648739" calcext:value-type="float">
            <text:p>64032648739</text:p>
          </table:table-cell>
          <table:table-cell office:value-type="string" calcext:value-type="string">
            <text:p>sz2_1d</text:p>
          </table:table-cell>
          <table:table-cell office:value-type="date" office:date-value="2023-03-18" calcext:value-type="date">
            <text:p>2023-03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61801325" calcext:value-type="float">
            <text:p>48061801325</text:p>
          </table:table-cell>
          <table:table-cell office:value-type="string" calcext:value-type="string">
            <text:p>sz1_3d</text:p>
          </table:table-cell>
          <table:table-cell office:value-type="date" office:date-value="2023-03-18" calcext:value-type="date">
            <text:p>2023-03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82758125" calcext:value-type="float">
            <text:p>60082758125</text:p>
          </table:table-cell>
          <table:table-cell office:value-type="string" calcext:value-type="string">
            <text:p>sz17_4d</text:p>
          </table:table-cell>
          <table:table-cell office:value-type="date" office:date-value="2023-03-18" calcext:value-type="date">
            <text:p>2023-03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70540539" calcext:value-type="float">
            <text:p>23070540539</text:p>
          </table:table-cell>
          <table:table-cell office:value-type="string" calcext:value-type="string">
            <text:p>sz23_1d</text:p>
          </table:table-cell>
          <table:table-cell office:value-type="date" office:date-value="2023-03-19" calcext:value-type="date">
            <text:p>2023-03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046787" calcext:value-type="float">
            <text:p>1281046787</text:p>
          </table:table-cell>
          <table:table-cell office:value-type="string" calcext:value-type="string">
            <text:p>sz11_1d</text:p>
          </table:table-cell>
          <table:table-cell office:value-type="date" office:date-value="2023-03-19" calcext:value-type="date">
            <text:p>2023-03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1262342" calcext:value-type="float">
            <text:p>26041262342</text:p>
          </table:table-cell>
          <table:table-cell office:value-type="string" calcext:value-type="string">
            <text:p>sz10_4d</text:p>
          </table:table-cell>
          <table:table-cell office:value-type="date" office:date-value="2023-03-19" calcext:value-type="date">
            <text:p>2023-03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40663481" calcext:value-type="float">
            <text:p>64040663481</text:p>
          </table:table-cell>
          <table:table-cell office:value-type="string" calcext:value-type="string">
            <text:p>sz8_2d</text:p>
          </table:table-cell>
          <table:table-cell office:value-type="date" office:date-value="2023-03-19" calcext:value-type="date">
            <text:p>2023-03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0333862" calcext:value-type="float">
            <text:p>5240333862</text:p>
          </table:table-cell>
          <table:table-cell office:value-type="string" calcext:value-type="string">
            <text:p>sz3_5d</text:p>
          </table:table-cell>
          <table:table-cell office:value-type="date" office:date-value="2023-03-19" calcext:value-type="date">
            <text:p>2023-03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0835284" calcext:value-type="float">
            <text:p>95040835284</text:p>
          </table:table-cell>
          <table:table-cell office:value-type="string" calcext:value-type="string">
            <text:p>sz22_3d</text:p>
          </table:table-cell>
          <table:table-cell office:value-type="date" office:date-value="2023-03-20" calcext:value-type="date">
            <text:p>2023-03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41856731" calcext:value-type="float">
            <text:p>98041856731</text:p>
          </table:table-cell>
          <table:table-cell office:value-type="string" calcext:value-type="string">
            <text:p>sz7_5d</text:p>
          </table:table-cell>
          <table:table-cell office:value-type="date" office:date-value="2023-03-21" calcext:value-type="date">
            <text:p>2023-03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81934786" calcext:value-type="float">
            <text:p>99081934786</text:p>
          </table:table-cell>
          <table:table-cell office:value-type="string" calcext:value-type="string">
            <text:p>sz16_1d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21344773" calcext:value-type="float">
            <text:p>96021344773</text:p>
          </table:table-cell>
          <table:table-cell office:value-type="string" calcext:value-type="string">
            <text:p>sz16_1d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21746620" calcext:value-type="float">
            <text:p>86021746620</text:p>
          </table:table-cell>
          <table:table-cell office:value-type="string" calcext:value-type="string">
            <text:p>sz7_5d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81270083" calcext:value-type="float">
            <text:p>92081270083</text:p>
          </table:table-cell>
          <table:table-cell office:value-type="string" calcext:value-type="string">
            <text:p>sz6_3d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02760035" calcext:value-type="float">
            <text:p>40102760035</text:p>
          </table:table-cell>
          <table:table-cell office:value-type="string" calcext:value-type="string">
            <text:p>sz15_5d</text:p>
          </table:table-cell>
          <table:table-cell office:value-type="date" office:date-value="2023-03-23" calcext:value-type="date">
            <text:p>2023-03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61550465" calcext:value-type="float">
            <text:p>22061550465</text:p>
          </table:table-cell>
          <table:table-cell office:value-type="string" calcext:value-type="string">
            <text:p>sz7_5d</text:p>
          </table:table-cell>
          <table:table-cell office:value-type="date" office:date-value="2023-03-23" calcext:value-type="date">
            <text:p>2023-03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10282239" calcext:value-type="float">
            <text:p>40110282239</text:p>
          </table:table-cell>
          <table:table-cell office:value-type="string" calcext:value-type="string">
            <text:p>sz16_1d</text:p>
          </table:table-cell>
          <table:table-cell office:value-type="date" office:date-value="2023-03-24" calcext:value-type="date">
            <text:p>2023-03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30317876" calcext:value-type="float">
            <text:p>32030317876</text:p>
          </table:table-cell>
          <table:table-cell office:value-type="string" calcext:value-type="string">
            <text:p>sz7_5d</text:p>
          </table:table-cell>
          <table:table-cell office:value-type="date" office:date-value="2023-03-24" calcext:value-type="date">
            <text:p>2023-03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11455173" calcext:value-type="float">
            <text:p>69011455173</text:p>
          </table:table-cell>
          <table:table-cell office:value-type="string" calcext:value-type="string">
            <text:p>sz3_5d</text:p>
          </table:table-cell>
          <table:table-cell office:value-type="date" office:date-value="2023-03-25" calcext:value-type="date">
            <text:p>2023-03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92231119" calcext:value-type="float">
            <text:p>64092231119</text:p>
          </table:table-cell>
          <table:table-cell office:value-type="string" calcext:value-type="string">
            <text:p>sz9_5d</text:p>
          </table:table-cell>
          <table:table-cell office:value-type="date" office:date-value="2023-03-25" calcext:value-type="date">
            <text:p>2023-03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30843137" calcext:value-type="float">
            <text:p>41030843137</text:p>
          </table:table-cell>
          <table:table-cell office:value-type="string" calcext:value-type="string">
            <text:p>sz10_4d</text:p>
          </table:table-cell>
          <table:table-cell office:value-type="date" office:date-value="2023-03-25" calcext:value-type="date">
            <text:p>2023-03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0311172" calcext:value-type="float">
            <text:p>10310311172</text:p>
          </table:table-cell>
          <table:table-cell office:value-type="string" calcext:value-type="string">
            <text:p>sz17_4d</text:p>
          </table:table-cell>
          <table:table-cell office:value-type="date" office:date-value="2023-03-25" calcext:value-type="date">
            <text:p>2023-03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70838835" calcext:value-type="float">
            <text:p>93070838835</text:p>
          </table:table-cell>
          <table:table-cell office:value-type="string" calcext:value-type="string">
            <text:p>sz10_4d</text:p>
          </table:table-cell>
          <table:table-cell office:value-type="date" office:date-value="2023-03-26" calcext:value-type="date">
            <text:p>2023-03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41150047" calcext:value-type="float">
            <text:p>99041150047</text:p>
          </table:table-cell>
          <table:table-cell office:value-type="string" calcext:value-type="string">
            <text:p>sz2_1d</text:p>
          </table:table-cell>
          <table:table-cell office:value-type="date" office:date-value="2023-03-26" calcext:value-type="date">
            <text:p>2023-03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12632267" calcext:value-type="float">
            <text:p>50012632267</text:p>
          </table:table-cell>
          <table:table-cell office:value-type="string" calcext:value-type="string">
            <text:p>sz1_3d</text:p>
          </table:table-cell>
          <table:table-cell office:value-type="date" office:date-value="2023-03-26" calcext:value-type="date">
            <text:p>2023-03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02212445" calcext:value-type="float">
            <text:p>32102212445</text:p>
          </table:table-cell>
          <table:table-cell office:value-type="string" calcext:value-type="string">
            <text:p>sz17_4d</text:p>
          </table:table-cell>
          <table:table-cell office:value-type="date" office:date-value="2023-03-26" calcext:value-type="date">
            <text:p>2023-03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52121560" calcext:value-type="float">
            <text:p>37052121560</text:p>
          </table:table-cell>
          <table:table-cell office:value-type="string" calcext:value-type="string">
            <text:p>sz7_5d</text:p>
          </table:table-cell>
          <table:table-cell office:value-type="date" office:date-value="2023-03-27" calcext:value-type="date">
            <text:p>2023-03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81687229" calcext:value-type="float">
            <text:p>56081687229</text:p>
          </table:table-cell>
          <table:table-cell office:value-type="string" calcext:value-type="string">
            <text:p>sz15_5d</text:p>
          </table:table-cell>
          <table:table-cell office:value-type="date" office:date-value="2023-03-27" calcext:value-type="date">
            <text:p>2023-03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1582682" calcext:value-type="float">
            <text:p>13261582682</text:p>
          </table:table-cell>
          <table:table-cell office:value-type="string" calcext:value-type="string">
            <text:p>sz21_5d</text:p>
          </table:table-cell>
          <table:table-cell office:value-type="date" office:date-value="2023-03-27" calcext:value-type="date">
            <text:p>2023-03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92231119" calcext:value-type="float">
            <text:p>64092231119</text:p>
          </table:table-cell>
          <table:table-cell office:value-type="string" calcext:value-type="string">
            <text:p>sz9_5d</text:p>
          </table:table-cell>
          <table:table-cell office:value-type="date" office:date-value="2023-03-27" calcext:value-type="date">
            <text:p>2023-03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72755089" calcext:value-type="float">
            <text:p>78072755089</text:p>
          </table:table-cell>
          <table:table-cell office:value-type="string" calcext:value-type="string">
            <text:p>sz10_4d</text:p>
          </table:table-cell>
          <table:table-cell office:value-type="date" office:date-value="2023-03-27" calcext:value-type="date">
            <text:p>2023-03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61254530" calcext:value-type="float">
            <text:p>40061254530</text:p>
          </table:table-cell>
          <table:table-cell office:value-type="string" calcext:value-type="string">
            <text:p>sz17_4d</text:p>
          </table:table-cell>
          <table:table-cell office:value-type="date" office:date-value="2023-03-28" calcext:value-type="date">
            <text:p>2023-03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01788068" calcext:value-type="float">
            <text:p>83101788068</text:p>
          </table:table-cell>
          <table:table-cell office:value-type="string" calcext:value-type="string">
            <text:p>sz2_1d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12334665" calcext:value-type="float">
            <text:p>83112334665</text:p>
          </table:table-cell>
          <table:table-cell office:value-type="string" calcext:value-type="string">
            <text:p>sz10_4d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81966713" calcext:value-type="float">
            <text:p>94081966713</text:p>
          </table:table-cell>
          <table:table-cell office:value-type="string" calcext:value-type="string">
            <text:p>sz22_3d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70960003" calcext:value-type="float">
            <text:p>89070960003</text:p>
          </table:table-cell>
          <table:table-cell office:value-type="string" calcext:value-type="string">
            <text:p>sz6_3d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382389" calcext:value-type="float">
            <text:p>2212382389</text:p>
          </table:table-cell>
          <table:table-cell office:value-type="string" calcext:value-type="string">
            <text:p>sz17_4d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1283627" calcext:value-type="float">
            <text:p>38061283627</text:p>
          </table:table-cell>
          <table:table-cell office:value-type="string" calcext:value-type="string">
            <text:p>sz24_3d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1177235" calcext:value-type="float">
            <text:p>10271177235</text:p>
          </table:table-cell>
          <table:table-cell office:value-type="string" calcext:value-type="string">
            <text:p>sz12_3d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1634460" calcext:value-type="float">
            <text:p>3211634460</text:p>
          </table:table-cell>
          <table:table-cell office:value-type="string" calcext:value-type="string">
            <text:p>sz15_5d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0537562" calcext:value-type="float">
            <text:p>29100537562</text:p>
          </table:table-cell>
          <table:table-cell office:value-type="string" calcext:value-type="string">
            <text:p>sz24_3d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71728283" calcext:value-type="float">
            <text:p>97071728283</text:p>
          </table:table-cell>
          <table:table-cell office:value-type="string" calcext:value-type="string">
            <text:p>sz16_1d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1378561" calcext:value-type="float">
            <text:p>32041378561</text:p>
          </table:table-cell>
          <table:table-cell office:value-type="string" calcext:value-type="string">
            <text:p>sz15_5d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91470709" calcext:value-type="float">
            <text:p>52091470709</text:p>
          </table:table-cell>
          <table:table-cell office:value-type="string" calcext:value-type="string">
            <text:p>sz22_3d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2450063" calcext:value-type="float">
            <text:p>17262450063</text:p>
          </table:table-cell>
          <table:table-cell office:value-type="string" calcext:value-type="string">
            <text:p>sz3_5d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12011221" calcext:value-type="float">
            <text:p>37012011221</text:p>
          </table:table-cell>
          <table:table-cell office:value-type="string" calcext:value-type="string">
            <text:p>sz17_4d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30713384" calcext:value-type="float">
            <text:p>70030713384</text:p>
          </table:table-cell>
          <table:table-cell office:value-type="string" calcext:value-type="string">
            <text:p>sz1_3d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12436140" calcext:value-type="float">
            <text:p>33112436140</text:p>
          </table:table-cell>
          <table:table-cell office:value-type="string" calcext:value-type="string">
            <text:p>sz3_5d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1488060" calcext:value-type="float">
            <text:p>7311488060</text:p>
          </table:table-cell>
          <table:table-cell office:value-type="string" calcext:value-type="string">
            <text:p>sz5_1d</text:p>
          </table:table-cell>
          <table:table-cell office:value-type="date" office:date-value="2023-04-02" calcext:value-type="date">
            <text:p>2023-04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11182806" calcext:value-type="float">
            <text:p>29011182806</text:p>
          </table:table-cell>
          <table:table-cell office:value-type="string" calcext:value-type="string">
            <text:p>sz15_5d</text:p>
          </table:table-cell>
          <table:table-cell office:value-type="date" office:date-value="2023-04-02" calcext:value-type="date">
            <text:p>2023-04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32581124" calcext:value-type="float">
            <text:p>26032581124</text:p>
          </table:table-cell>
          <table:table-cell office:value-type="string" calcext:value-type="string">
            <text:p>sz12_3d</text:p>
          </table:table-cell>
          <table:table-cell office:value-type="date" office:date-value="2023-04-02" calcext:value-type="date">
            <text:p>2023-04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72117376" calcext:value-type="float">
            <text:p>91072117376</text:p>
          </table:table-cell>
          <table:table-cell office:value-type="string" calcext:value-type="string">
            <text:p>sz6_3d</text:p>
          </table:table-cell>
          <table:table-cell office:value-type="date" office:date-value="2023-04-03" calcext:value-type="date">
            <text:p>2023-04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92051060" calcext:value-type="float">
            <text:p>76092051060</text:p>
          </table:table-cell>
          <table:table-cell office:value-type="string" calcext:value-type="string">
            <text:p>sz19_2d</text:p>
          </table:table-cell>
          <table:table-cell office:value-type="date" office:date-value="2023-04-04" calcext:value-type="date">
            <text:p>2023-04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10802750" calcext:value-type="float">
            <text:p>97110802750</text:p>
          </table:table-cell>
          <table:table-cell office:value-type="string" calcext:value-type="string">
            <text:p>sz4_2d</text:p>
          </table:table-cell>
          <table:table-cell office:value-type="date" office:date-value="2023-04-04" calcext:value-type="date">
            <text:p>2023-04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32581124" calcext:value-type="float">
            <text:p>26032581124</text:p>
          </table:table-cell>
          <table:table-cell office:value-type="string" calcext:value-type="string">
            <text:p>sz12_3d</text:p>
          </table:table-cell>
          <table:table-cell office:value-type="date" office:date-value="2023-04-04" calcext:value-type="date">
            <text:p>2023-04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50261185" calcext:value-type="float">
            <text:p>93050261185</text:p>
          </table:table-cell>
          <table:table-cell office:value-type="string" calcext:value-type="string">
            <text:p>sz9_5d</text:p>
          </table:table-cell>
          <table:table-cell office:value-type="date" office:date-value="2023-04-04" calcext:value-type="date">
            <text:p>2023-04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60486027" calcext:value-type="float">
            <text:p>65060486027</text:p>
          </table:table-cell>
          <table:table-cell office:value-type="string" calcext:value-type="string">
            <text:p>sz8_2d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20762584" calcext:value-type="float">
            <text:p>22020762584</text:p>
          </table:table-cell>
          <table:table-cell office:value-type="string" calcext:value-type="string">
            <text:p>sz9_5d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81687229" calcext:value-type="float">
            <text:p>56081687229</text:p>
          </table:table-cell>
          <table:table-cell office:value-type="string" calcext:value-type="string">
            <text:p>sz15_5d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30317876" calcext:value-type="float">
            <text:p>32030317876</text:p>
          </table:table-cell>
          <table:table-cell office:value-type="string" calcext:value-type="string">
            <text:p>sz7_5d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30670029" calcext:value-type="float">
            <text:p>65030670029</text:p>
          </table:table-cell>
          <table:table-cell office:value-type="string" calcext:value-type="string">
            <text:p>sz10_4d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81647311" calcext:value-type="float">
            <text:p>65081647311</text:p>
          </table:table-cell>
          <table:table-cell office:value-type="string" calcext:value-type="string">
            <text:p>sz17_4d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20762584" calcext:value-type="float">
            <text:p>22020762584</text:p>
          </table:table-cell>
          <table:table-cell office:value-type="string" calcext:value-type="string">
            <text:p>sz9_5d</text:p>
          </table:table-cell>
          <table:table-cell office:value-type="date" office:date-value="2023-04-07" calcext:value-type="date">
            <text:p>2023-04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12632267" calcext:value-type="float">
            <text:p>50012632267</text:p>
          </table:table-cell>
          <table:table-cell office:value-type="string" calcext:value-type="string">
            <text:p>sz1_3d</text:p>
          </table:table-cell>
          <table:table-cell office:value-type="date" office:date-value="2023-04-07" calcext:value-type="date">
            <text:p>2023-04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12687184" calcext:value-type="float">
            <text:p>27012687184</text:p>
          </table:table-cell>
          <table:table-cell office:value-type="string" calcext:value-type="string">
            <text:p>sz20_5d</text:p>
          </table:table-cell>
          <table:table-cell office:value-type="date" office:date-value="2023-04-08" calcext:value-type="date">
            <text:p>2023-04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00383077" calcext:value-type="float">
            <text:p>30100383077</text:p>
          </table:table-cell>
          <table:table-cell office:value-type="string" calcext:value-type="string">
            <text:p>sz12_3d</text:p>
          </table:table-cell>
          <table:table-cell office:value-type="date" office:date-value="2023-04-08" calcext:value-type="date">
            <text:p>2023-04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11200152" calcext:value-type="float">
            <text:p>90111200152</text:p>
          </table:table-cell>
          <table:table-cell office:value-type="string" calcext:value-type="string">
            <text:p>sz10_4d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50148524" calcext:value-type="float">
            <text:p>96050148524</text:p>
          </table:table-cell>
          <table:table-cell office:value-type="string" calcext:value-type="string">
            <text:p>sz21_5d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154463" calcext:value-type="float">
            <text:p>311154463</text:p>
          </table:table-cell>
          <table:table-cell office:value-type="string" calcext:value-type="string">
            <text:p>sz22_3d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61801325" calcext:value-type="float">
            <text:p>48061801325</text:p>
          </table:table-cell>
          <table:table-cell office:value-type="string" calcext:value-type="string">
            <text:p>sz1_3d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82758125" calcext:value-type="float">
            <text:p>60082758125</text:p>
          </table:table-cell>
          <table:table-cell office:value-type="string" calcext:value-type="string">
            <text:p>sz17_4d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11800136" calcext:value-type="float">
            <text:p>71011800136</text:p>
          </table:table-cell>
          <table:table-cell office:value-type="string" calcext:value-type="string">
            <text:p>sz3_5d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31471389" calcext:value-type="float">
            <text:p>28031471389</text:p>
          </table:table-cell>
          <table:table-cell office:value-type="string" calcext:value-type="string">
            <text:p>sz6_3d</text:p>
          </table:table-cell>
          <table:table-cell office:value-type="date" office:date-value="2023-04-11" calcext:value-type="date">
            <text:p>2023-04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0618047" calcext:value-type="float">
            <text:p>39060618047</text:p>
          </table:table-cell>
          <table:table-cell office:value-type="string" calcext:value-type="string">
            <text:p>sz1_3d</text:p>
          </table:table-cell>
          <table:table-cell office:value-type="date" office:date-value="2023-04-11" calcext:value-type="date">
            <text:p>2023-04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41654512" calcext:value-type="float">
            <text:p>24041654512</text:p>
          </table:table-cell>
          <table:table-cell office:value-type="string" calcext:value-type="string">
            <text:p>sz15_5d</text:p>
          </table:table-cell>
          <table:table-cell office:value-type="date" office:date-value="2023-04-11" calcext:value-type="date">
            <text:p>2023-04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22067536" calcext:value-type="float">
            <text:p>34022067536</text:p>
          </table:table-cell>
          <table:table-cell office:value-type="string" calcext:value-type="string">
            <text:p>sz2_1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2680684" calcext:value-type="float">
            <text:p>13312680684</text:p>
          </table:table-cell>
          <table:table-cell office:value-type="string" calcext:value-type="string">
            <text:p>sz8_2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20761023" calcext:value-type="float">
            <text:p>94020761023</text:p>
          </table:table-cell>
          <table:table-cell office:value-type="string" calcext:value-type="string">
            <text:p>sz7_5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32705573" calcext:value-type="float">
            <text:p>31032705573</text:p>
          </table:table-cell>
          <table:table-cell office:value-type="string" calcext:value-type="string">
            <text:p>sz6_3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71983666" calcext:value-type="float">
            <text:p>86071983666</text:p>
          </table:table-cell>
          <table:table-cell office:value-type="string" calcext:value-type="string">
            <text:p>sz20_5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1903249" calcext:value-type="float">
            <text:p>31041903249</text:p>
          </table:table-cell>
          <table:table-cell office:value-type="string" calcext:value-type="string">
            <text:p>sz15_5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60124829" calcext:value-type="float">
            <text:p>42060124829</text:p>
          </table:table-cell>
          <table:table-cell office:value-type="string" calcext:value-type="string">
            <text:p>sz17_4d</text:p>
          </table:table-cell>
          <table:table-cell office:value-type="date" office:date-value="2023-04-12" calcext:value-type="date">
            <text:p>2023-04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60723681" calcext:value-type="float">
            <text:p>72060723681</text:p>
          </table:table-cell>
          <table:table-cell office:value-type="string" calcext:value-type="string">
            <text:p>sz12_3d</text:p>
          </table:table-cell>
          <table:table-cell office:value-type="date" office:date-value="2023-04-13" calcext:value-type="date">
            <text:p>2023-04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21842422" calcext:value-type="float">
            <text:p>45021842422</text:p>
          </table:table-cell>
          <table:table-cell office:value-type="string" calcext:value-type="string">
            <text:p>sz12_3d</text:p>
          </table:table-cell>
          <table:table-cell office:value-type="date" office:date-value="2023-04-13" calcext:value-type="date">
            <text:p>2023-04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0342844" calcext:value-type="float">
            <text:p>76110342844</text:p>
          </table:table-cell>
          <table:table-cell office:value-type="string" calcext:value-type="string">
            <text:p>sz24_3d</text:p>
          </table:table-cell>
          <table:table-cell office:value-type="date" office:date-value="2023-04-13" calcext:value-type="date">
            <text:p>2023-04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41903249" calcext:value-type="float">
            <text:p>31041903249</text:p>
          </table:table-cell>
          <table:table-cell office:value-type="string" calcext:value-type="string">
            <text:p>sz15_5d</text:p>
          </table:table-cell>
          <table:table-cell office:value-type="date" office:date-value="2023-04-13" calcext:value-type="date">
            <text:p>2023-04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72755089" calcext:value-type="float">
            <text:p>78072755089</text:p>
          </table:table-cell>
          <table:table-cell office:value-type="string" calcext:value-type="string">
            <text:p>sz10_4d</text:p>
          </table:table-cell>
          <table:table-cell office:value-type="date" office:date-value="2023-04-13" calcext:value-type="date">
            <text:p>2023-04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80951036" calcext:value-type="float">
            <text:p>46080951036</text:p>
          </table:table-cell>
          <table:table-cell office:value-type="string" calcext:value-type="string">
            <text:p>sz7_5d</text:p>
          </table:table-cell>
          <table:table-cell office:value-type="date" office:date-value="2023-04-14" calcext:value-type="date">
            <text:p>2023-04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1910310" calcext:value-type="float">
            <text:p>8291910310</text:p>
          </table:table-cell>
          <table:table-cell office:value-type="string" calcext:value-type="string">
            <text:p>sz10_4d</text:p>
          </table:table-cell>
          <table:table-cell office:value-type="date" office:date-value="2023-04-14" calcext:value-type="date">
            <text:p>2023-04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02760035" calcext:value-type="float">
            <text:p>40102760035</text:p>
          </table:table-cell>
          <table:table-cell office:value-type="string" calcext:value-type="string">
            <text:p>sz15_5d</text:p>
          </table:table-cell>
          <table:table-cell office:value-type="date" office:date-value="2023-04-15" calcext:value-type="date">
            <text:p>2023-04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30148370" calcext:value-type="float">
            <text:p>28030148370</text:p>
          </table:table-cell>
          <table:table-cell office:value-type="string" calcext:value-type="string">
            <text:p>sz20_5d</text:p>
          </table:table-cell>
          <table:table-cell office:value-type="date" office:date-value="2023-04-16" calcext:value-type="date">
            <text:p>2023-04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01153666" calcext:value-type="float">
            <text:p>83101153666</text:p>
          </table:table-cell>
          <table:table-cell office:value-type="string" calcext:value-type="string">
            <text:p>sz1_3d</text:p>
          </table:table-cell>
          <table:table-cell office:value-type="date" office:date-value="2023-04-16" calcext:value-type="date">
            <text:p>2023-04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81966713" calcext:value-type="float">
            <text:p>94081966713</text:p>
          </table:table-cell>
          <table:table-cell office:value-type="string" calcext:value-type="string">
            <text:p>sz22_3d</text:p>
          </table:table-cell>
          <table:table-cell office:value-type="date" office:date-value="2023-04-16" calcext:value-type="date">
            <text:p>2023-04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61550465" calcext:value-type="float">
            <text:p>22061550465</text:p>
          </table:table-cell>
          <table:table-cell office:value-type="string" calcext:value-type="string">
            <text:p>sz7_5d</text:p>
          </table:table-cell>
          <table:table-cell office:value-type="date" office:date-value="2023-04-16" calcext:value-type="date">
            <text:p>2023-04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10373575" calcext:value-type="float">
            <text:p>35110373575</text:p>
          </table:table-cell>
          <table:table-cell office:value-type="string" calcext:value-type="string">
            <text:p>sz24_3d</text:p>
          </table:table-cell>
          <table:table-cell office:value-type="date" office:date-value="2023-04-17" calcext:value-type="date">
            <text:p>2023-04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61686570" calcext:value-type="float">
            <text:p>81061686570</text:p>
          </table:table-cell>
          <table:table-cell office:value-type="string" calcext:value-type="string">
            <text:p>sz4_2d</text:p>
          </table:table-cell>
          <table:table-cell office:value-type="date" office:date-value="2023-04-17" calcext:value-type="date">
            <text:p>2023-04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72117376" calcext:value-type="float">
            <text:p>91072117376</text:p>
          </table:table-cell>
          <table:table-cell office:value-type="string" calcext:value-type="string">
            <text:p>sz6_3d</text:p>
          </table:table-cell>
          <table:table-cell office:value-type="date" office:date-value="2023-04-17" calcext:value-type="date">
            <text:p>2023-04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81687229" calcext:value-type="float">
            <text:p>56081687229</text:p>
          </table:table-cell>
          <table:table-cell office:value-type="string" calcext:value-type="string">
            <text:p>sz15_5d</text:p>
          </table:table-cell>
          <table:table-cell office:value-type="date" office:date-value="2023-04-17" calcext:value-type="date">
            <text:p>2023-04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00537562" calcext:value-type="float">
            <text:p>29100537562</text:p>
          </table:table-cell>
          <table:table-cell office:value-type="string" calcext:value-type="string">
            <text:p>sz24_3d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52121560" calcext:value-type="float">
            <text:p>37052121560</text:p>
          </table:table-cell>
          <table:table-cell office:value-type="string" calcext:value-type="string">
            <text:p>sz7_5d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01153666" calcext:value-type="float">
            <text:p>83101153666</text:p>
          </table:table-cell>
          <table:table-cell office:value-type="string" calcext:value-type="string">
            <text:p>sz1_3d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90814225" calcext:value-type="float">
            <text:p>32090814225</text:p>
          </table:table-cell>
          <table:table-cell office:value-type="string" calcext:value-type="string">
            <text:p>sz24_3d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22461487" calcext:value-type="float">
            <text:p>59022461487</text:p>
          </table:table-cell>
          <table:table-cell office:value-type="string" calcext:value-type="string">
            <text:p>sz4_2d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12483189" calcext:value-type="float">
            <text:p>71012483189</text:p>
          </table:table-cell>
          <table:table-cell office:value-type="string" calcext:value-type="string">
            <text:p>sz10_4d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50212713" calcext:value-type="float">
            <text:p>65050212713</text:p>
          </table:table-cell>
          <table:table-cell office:value-type="string" calcext:value-type="string">
            <text:p>sz21_5d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10373575" calcext:value-type="float">
            <text:p>35110373575</text:p>
          </table:table-cell>
          <table:table-cell office:value-type="string" calcext:value-type="string">
            <text:p>sz24_3d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12244604" calcext:value-type="float">
            <text:p>90012244604</text:p>
          </table:table-cell>
          <table:table-cell office:value-type="string" calcext:value-type="string">
            <text:p>sz13_5d</text:p>
          </table:table-cell>
          <table:table-cell office:value-type="date" office:date-value="2023-04-20" calcext:value-type="date">
            <text:p>2023-04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30713384" calcext:value-type="float">
            <text:p>70030713384</text:p>
          </table:table-cell>
          <table:table-cell office:value-type="string" calcext:value-type="string">
            <text:p>sz1_3d</text:p>
          </table:table-cell>
          <table:table-cell office:value-type="date" office:date-value="2023-04-20" calcext:value-type="date">
            <text:p>2023-04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30843137" calcext:value-type="float">
            <text:p>41030843137</text:p>
          </table:table-cell>
          <table:table-cell office:value-type="string" calcext:value-type="string">
            <text:p>sz10_4d</text:p>
          </table:table-cell>
          <table:table-cell office:value-type="date" office:date-value="2023-04-20" calcext:value-type="date">
            <text:p>2023-04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32581124" calcext:value-type="float">
            <text:p>26032581124</text:p>
          </table:table-cell>
          <table:table-cell office:value-type="string" calcext:value-type="string">
            <text:p>sz12_3d</text:p>
          </table:table-cell>
          <table:table-cell office:value-type="date" office:date-value="2023-04-20" calcext:value-type="date">
            <text:p>2023-04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70184010" calcext:value-type="float">
            <text:p>45070184010</text:p>
          </table:table-cell>
          <table:table-cell office:value-type="string" calcext:value-type="string">
            <text:p>sz8_2d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40835284" calcext:value-type="float">
            <text:p>95040835284</text:p>
          </table:table-cell>
          <table:table-cell office:value-type="string" calcext:value-type="string">
            <text:p>sz22_3d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12282745" calcext:value-type="float">
            <text:p>93112282745</text:p>
          </table:table-cell>
          <table:table-cell office:value-type="string" calcext:value-type="string">
            <text:p>sz1_3d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00554870" calcext:value-type="float">
            <text:p>51100554870</text:p>
          </table:table-cell>
          <table:table-cell office:value-type="string" calcext:value-type="string">
            <text:p>sz12_3d</text:p>
          </table:table-cell>
          <table:table-cell office:value-type="date" office:date-value="2023-04-22" calcext:value-type="date">
            <text:p>2023-04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92443487" calcext:value-type="float">
            <text:p>47092443487</text:p>
          </table:table-cell>
          <table:table-cell office:value-type="string" calcext:value-type="string">
            <text:p>sz7_5d</text:p>
          </table:table-cell>
          <table:table-cell office:value-type="date" office:date-value="2023-04-23" calcext:value-type="date">
            <text:p>2023-04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02016279" calcext:value-type="float">
            <text:p>64102016279</text:p>
          </table:table-cell>
          <table:table-cell office:value-type="string" calcext:value-type="string">
            <text:p>sz22_3d</text:p>
          </table:table-cell>
          <table:table-cell office:value-type="date" office:date-value="2023-04-23" calcext:value-type="date">
            <text:p>2023-04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91144575" calcext:value-type="float">
            <text:p>39091144575</text:p>
          </table:table-cell>
          <table:table-cell office:value-type="string" calcext:value-type="string">
            <text:p>sz18_2d</text:p>
          </table:table-cell>
          <table:table-cell office:value-type="date" office:date-value="2023-04-23" calcext:value-type="date">
            <text:p>2023-04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00272467" calcext:value-type="float">
            <text:p>49100272467</text:p>
          </table:table-cell>
          <table:table-cell office:value-type="string" calcext:value-type="string">
            <text:p>sz9_5d</text:p>
          </table:table-cell>
          <table:table-cell office:value-type="date" office:date-value="2023-04-23" calcext:value-type="date">
            <text:p>2023-04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21265627" calcext:value-type="float">
            <text:p>61021265627</text:p>
          </table:table-cell>
          <table:table-cell office:value-type="string" calcext:value-type="string">
            <text:p>sz6_3d</text:p>
          </table:table-cell>
          <table:table-cell office:value-type="date" office:date-value="2023-04-23" calcext:value-type="date">
            <text:p>2023-04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50228017" calcext:value-type="float">
            <text:p>85050228017</text:p>
          </table:table-cell>
          <table:table-cell office:value-type="string" calcext:value-type="string">
            <text:p>sz1_3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0777381" calcext:value-type="float">
            <text:p>3310777381</text:p>
          </table:table-cell>
          <table:table-cell office:value-type="string" calcext:value-type="string">
            <text:p>sz14_1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41150323" calcext:value-type="float">
            <text:p>56041150323</text:p>
          </table:table-cell>
          <table:table-cell office:value-type="string" calcext:value-type="string">
            <text:p>sz12_3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0613456" calcext:value-type="float">
            <text:p>7220613456</text:p>
          </table:table-cell>
          <table:table-cell office:value-type="string" calcext:value-type="string">
            <text:p>sz15_5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41378561" calcext:value-type="float">
            <text:p>32041378561</text:p>
          </table:table-cell>
          <table:table-cell office:value-type="string" calcext:value-type="string">
            <text:p>sz15_5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21746620" calcext:value-type="float">
            <text:p>86021746620</text:p>
          </table:table-cell>
          <table:table-cell office:value-type="string" calcext:value-type="string">
            <text:p>sz7_5d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32705573" calcext:value-type="float">
            <text:p>31032705573</text:p>
          </table:table-cell>
          <table:table-cell office:value-type="string" calcext:value-type="string">
            <text:p>sz6_3d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12483189" calcext:value-type="float">
            <text:p>71012483189</text:p>
          </table:table-cell>
          <table:table-cell office:value-type="string" calcext:value-type="string">
            <text:p>sz10_4d</text:p>
          </table:table-cell>
          <table:table-cell office:value-type="date" office:date-value="2023-04-26" calcext:value-type="date">
            <text:p>2023-04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02212445" calcext:value-type="float">
            <text:p>32102212445</text:p>
          </table:table-cell>
          <table:table-cell office:value-type="string" calcext:value-type="string">
            <text:p>sz17_4d</text:p>
          </table:table-cell>
          <table:table-cell office:value-type="date" office:date-value="2023-04-26" calcext:value-type="date">
            <text:p>2023-04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40333862" calcext:value-type="float">
            <text:p>5240333862</text:p>
          </table:table-cell>
          <table:table-cell office:value-type="string" calcext:value-type="string">
            <text:p>sz3_5d</text:p>
          </table:table-cell>
          <table:table-cell office:value-type="date" office:date-value="2023-04-26" calcext:value-type="date">
            <text:p>2023-04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02107269" calcext:value-type="float">
            <text:p>86102107269</text:p>
          </table:table-cell>
          <table:table-cell office:value-type="string" calcext:value-type="string">
            <text:p>sz22_3d</text:p>
          </table:table-cell>
          <table:table-cell office:value-type="date" office:date-value="2023-04-27" calcext:value-type="date">
            <text:p>2023-04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81042830" calcext:value-type="float">
            <text:p>66081042830</text:p>
          </table:table-cell>
          <table:table-cell office:value-type="string" calcext:value-type="string">
            <text:p>sz24_3d</text:p>
          </table:table-cell>
          <table:table-cell office:value-type="date" office:date-value="2023-04-27" calcext:value-type="date">
            <text:p>2023-04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42672880" calcext:value-type="float">
            <text:p>92042672880</text:p>
          </table:table-cell>
          <table:table-cell office:value-type="string" calcext:value-type="string">
            <text:p>sz5_1d</text:p>
          </table:table-cell>
          <table:table-cell office:value-type="date" office:date-value="2023-04-27" calcext:value-type="date">
            <text:p>2023-04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02760035" calcext:value-type="float">
            <text:p>40102760035</text:p>
          </table:table-cell>
          <table:table-cell office:value-type="string" calcext:value-type="string">
            <text:p>sz15_5d</text:p>
          </table:table-cell>
          <table:table-cell office:value-type="date" office:date-value="2023-04-27" calcext:value-type="date">
            <text:p>2023-04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91036743" calcext:value-type="float">
            <text:p>12291036743</text:p>
          </table:table-cell>
          <table:table-cell office:value-type="string" calcext:value-type="string">
            <text:p>sz24_3d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21842422" calcext:value-type="float">
            <text:p>45021842422</text:p>
          </table:table-cell>
          <table:table-cell office:value-type="string" calcext:value-type="string">
            <text:p>sz12_3d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12011221" calcext:value-type="float">
            <text:p>37012011221</text:p>
          </table:table-cell>
          <table:table-cell office:value-type="string" calcext:value-type="string">
            <text:p>sz17_4d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21561681" calcext:value-type="float">
            <text:p>53021561681</text:p>
          </table:table-cell>
          <table:table-cell office:value-type="string" calcext:value-type="string">
            <text:p>sz9_5d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82758125" calcext:value-type="float">
            <text:p>60082758125</text:p>
          </table:table-cell>
          <table:table-cell office:value-type="string" calcext:value-type="string">
            <text:p>sz17_4d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70958316" calcext:value-type="float">
            <text:p>52070958316</text:p>
          </table:table-cell>
          <table:table-cell office:value-type="string" calcext:value-type="string">
            <text:p>sz3_5d</text:p>
          </table:table-cell>
          <table:table-cell office:value-type="date" office:date-value="2023-04-29" calcext:value-type="date">
            <text:p>2023-04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21746620" calcext:value-type="float">
            <text:p>86021746620</text:p>
          </table:table-cell>
          <table:table-cell office:value-type="string" calcext:value-type="string">
            <text:p>sz7_5d</text:p>
          </table:table-cell>
          <table:table-cell office:value-type="date" office:date-value="2023-04-29" calcext:value-type="date">
            <text:p>2023-04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41288463" calcext:value-type="float">
            <text:p>66041288463</text:p>
          </table:table-cell>
          <table:table-cell office:value-type="string" calcext:value-type="string">
            <text:p>sz17_4d</text:p>
          </table:table-cell>
          <table:table-cell office:value-type="date" office:date-value="2023-04-29" calcext:value-type="date">
            <text:p>2023-04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90407429" calcext:value-type="float">
            <text:p>34090407429</text:p>
          </table:table-cell>
          <table:table-cell office:value-type="string" calcext:value-type="string">
            <text:p>sz23_1d</text:p>
          </table:table-cell>
          <table:table-cell office:value-type="date" office:date-value="2023-04-30" calcext:value-type="date">
            <text:p>2023-04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90134802" calcext:value-type="float">
            <text:p>58090134802</text:p>
          </table:table-cell>
          <table:table-cell office:value-type="string" calcext:value-type="string">
            <text:p>sz23_1d</text:p>
          </table:table-cell>
          <table:table-cell office:value-type="date" office:date-value="2023-04-30" calcext:value-type="date">
            <text:p>2023-04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01153666" calcext:value-type="float">
            <text:p>83101153666</text:p>
          </table:table-cell>
          <table:table-cell office:value-type="string" calcext:value-type="string">
            <text:p>sz1_3d</text:p>
          </table:table-cell>
          <table:table-cell office:value-type="date" office:date-value="2023-04-30" calcext:value-type="date">
            <text:p>2023-04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2086487" calcext:value-type="float">
            <text:p>6292086487</text:p>
          </table:table-cell>
          <table:table-cell office:value-type="string" calcext:value-type="string">
            <text:p>sz16_1d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82756773" calcext:value-type="float">
            <text:p>92082756773</text:p>
          </table:table-cell>
          <table:table-cell office:value-type="string" calcext:value-type="string">
            <text:p>sz20_5d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60553569" calcext:value-type="float">
            <text:p>83060553569</text:p>
          </table:table-cell>
          <table:table-cell office:value-type="string" calcext:value-type="string">
            <text:p>sz6_3d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00272467" calcext:value-type="float">
            <text:p>49100272467</text:p>
          </table:table-cell>
          <table:table-cell office:value-type="string" calcext:value-type="string">
            <text:p>sz9_5d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91401029" calcext:value-type="float">
            <text:p>75091401029</text:p>
          </table:table-cell>
          <table:table-cell office:value-type="string" calcext:value-type="string">
            <text:p>sz23_1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22586729" calcext:value-type="float">
            <text:p>98022586729</text:p>
          </table:table-cell>
          <table:table-cell office:value-type="string" calcext:value-type="string">
            <text:p>sz18_2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1346714" calcext:value-type="float">
            <text:p>39061346714</text:p>
          </table:table-cell>
          <table:table-cell office:value-type="string" calcext:value-type="string">
            <text:p>sz3_5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12687184" calcext:value-type="float">
            <text:p>27012687184</text:p>
          </table:table-cell>
          <table:table-cell office:value-type="string" calcext:value-type="string">
            <text:p>sz20_5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40182040" calcext:value-type="float">
            <text:p>63040182040</text:p>
          </table:table-cell>
          <table:table-cell office:value-type="string" calcext:value-type="string">
            <text:p>sz12_3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82756773" calcext:value-type="float">
            <text:p>92082756773</text:p>
          </table:table-cell>
          <table:table-cell office:value-type="string" calcext:value-type="string">
            <text:p>sz20_5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10373575" calcext:value-type="float">
            <text:p>35110373575</text:p>
          </table:table-cell>
          <table:table-cell office:value-type="string" calcext:value-type="string">
            <text:p>sz24_3d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82713344" calcext:value-type="float">
            <text:p>46082713344</text:p>
          </table:table-cell>
          <table:table-cell office:value-type="string" calcext:value-type="string">
            <text:p>sz6_3d</text:p>
          </table:table-cell>
          <table:table-cell office:value-type="date" office:date-value="2023-05-03" calcext:value-type="date">
            <text:p>2023-05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32421818" calcext:value-type="float">
            <text:p>38032421818</text:p>
          </table:table-cell>
          <table:table-cell office:value-type="string" calcext:value-type="string">
            <text:p>sz22_3d</text:p>
          </table:table-cell>
          <table:table-cell office:value-type="date" office:date-value="2023-05-03" calcext:value-type="date">
            <text:p>2023-05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00222107" calcext:value-type="float">
            <text:p>54100222107</text:p>
          </table:table-cell>
          <table:table-cell office:value-type="string" calcext:value-type="string">
            <text:p>sz23_1d</text:p>
          </table:table-cell>
          <table:table-cell office:value-type="date" office:date-value="2023-05-03" calcext:value-type="date">
            <text:p>2023-05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70171143" calcext:value-type="float">
            <text:p>55070171143</text:p>
          </table:table-cell>
          <table:table-cell office:value-type="string" calcext:value-type="string">
            <text:p>sz18_2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92538262" calcext:value-type="float">
            <text:p>96092538262</text:p>
          </table:table-cell>
          <table:table-cell office:value-type="string" calcext:value-type="string">
            <text:p>sz16_1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50228017" calcext:value-type="float">
            <text:p>85050228017</text:p>
          </table:table-cell>
          <table:table-cell office:value-type="string" calcext:value-type="string">
            <text:p>sz1_3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60618047" calcext:value-type="float">
            <text:p>39060618047</text:p>
          </table:table-cell>
          <table:table-cell office:value-type="string" calcext:value-type="string">
            <text:p>sz1_3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61686570" calcext:value-type="float">
            <text:p>81061686570</text:p>
          </table:table-cell>
          <table:table-cell office:value-type="string" calcext:value-type="string">
            <text:p>sz4_2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30670029" calcext:value-type="float">
            <text:p>65030670029</text:p>
          </table:table-cell>
          <table:table-cell office:value-type="string" calcext:value-type="string">
            <text:p>sz10_4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12632267" calcext:value-type="float">
            <text:p>50012632267</text:p>
          </table:table-cell>
          <table:table-cell office:value-type="string" calcext:value-type="string">
            <text:p>sz1_3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61550465" calcext:value-type="float">
            <text:p>22061550465</text:p>
          </table:table-cell>
          <table:table-cell office:value-type="string" calcext:value-type="string">
            <text:p>sz7_5d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20285551" calcext:value-type="float">
            <text:p>24020285551</text:p>
          </table:table-cell>
          <table:table-cell office:value-type="string" calcext:value-type="string">
            <text:p>sz21_5d</text:p>
          </table:table-cell>
          <table:table-cell office:value-type="date" office:date-value="2023-05-05" calcext:value-type="date">
            <text:p>2023-05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10348064" calcext:value-type="float">
            <text:p>69110348064</text:p>
          </table:table-cell>
          <table:table-cell office:value-type="string" calcext:value-type="string">
            <text:p>sz17_4d</text:p>
          </table:table-cell>
          <table:table-cell office:value-type="date" office:date-value="2023-05-05" calcext:value-type="date">
            <text:p>2023-05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20762584" calcext:value-type="float">
            <text:p>22020762584</text:p>
          </table:table-cell>
          <table:table-cell office:value-type="string" calcext:value-type="string">
            <text:p>sz9_5d</text:p>
          </table:table-cell>
          <table:table-cell office:value-type="date" office:date-value="2023-05-05" calcext:value-type="date">
            <text:p>2023-05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41856731" calcext:value-type="float">
            <text:p>98041856731</text:p>
          </table:table-cell>
          <table:table-cell office:value-type="string" calcext:value-type="string">
            <text:p>sz7_5d</text:p>
          </table:table-cell>
          <table:table-cell office:value-type="date" office:date-value="2023-05-05" calcext:value-type="date">
            <text:p>2023-05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60723681" calcext:value-type="float">
            <text:p>72060723681</text:p>
          </table:table-cell>
          <table:table-cell office:value-type="string" calcext:value-type="string">
            <text:p>sz12_3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12680684" calcext:value-type="float">
            <text:p>13312680684</text:p>
          </table:table-cell>
          <table:table-cell office:value-type="string" calcext:value-type="string">
            <text:p>sz8_2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81042830" calcext:value-type="float">
            <text:p>66081042830</text:p>
          </table:table-cell>
          <table:table-cell office:value-type="string" calcext:value-type="string">
            <text:p>sz24_3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62485408" calcext:value-type="float">
            <text:p>29062485408</text:p>
          </table:table-cell>
          <table:table-cell office:value-type="string" calcext:value-type="string">
            <text:p>sz8_2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41262342" calcext:value-type="float">
            <text:p>26041262342</text:p>
          </table:table-cell>
          <table:table-cell office:value-type="string" calcext:value-type="string">
            <text:p>sz10_4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02212445" calcext:value-type="float">
            <text:p>32102212445</text:p>
          </table:table-cell>
          <table:table-cell office:value-type="string" calcext:value-type="string">
            <text:p>sz17_4d</text:p>
          </table:table-cell>
          <table:table-cell office:value-type="date" office:date-value="2023-05-06" calcext:value-type="date">
            <text:p>2023-05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2335167" calcext:value-type="float">
            <text:p>2302335167</text:p>
          </table:table-cell>
          <table:table-cell office:value-type="string" calcext:value-type="string">
            <text:p>sz11_1d</text:p>
          </table:table-cell>
          <table:table-cell office:value-type="date" office:date-value="2023-05-07" calcext:value-type="date">
            <text:p>2023-05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11182806" calcext:value-type="float">
            <text:p>29011182806</text:p>
          </table:table-cell>
          <table:table-cell office:value-type="string" calcext:value-type="string">
            <text:p>sz15_5d</text:p>
          </table:table-cell>
          <table:table-cell office:value-type="date" office:date-value="2023-05-07" calcext:value-type="date">
            <text:p>2023-05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92231119" calcext:value-type="float">
            <text:p>64092231119</text:p>
          </table:table-cell>
          <table:table-cell office:value-type="string" calcext:value-type="string">
            <text:p>sz9_5d</text:p>
          </table:table-cell>
          <table:table-cell office:value-type="date" office:date-value="2023-05-07" calcext:value-type="date">
            <text:p>2023-05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50261185" calcext:value-type="float">
            <text:p>93050261185</text:p>
          </table:table-cell>
          <table:table-cell office:value-type="string" calcext:value-type="string">
            <text:p>sz9_5d</text:p>
          </table:table-cell>
          <table:table-cell office:value-type="date" office:date-value="2023-05-07" calcext:value-type="date">
            <text:p>2023-05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41052581" calcext:value-type="float">
            <text:p>55041052581</text:p>
          </table:table-cell>
          <table:table-cell office:value-type="string" calcext:value-type="string">
            <text:p>sz23_1d</text:p>
          </table:table-cell>
          <table:table-cell office:value-type="date" office:date-value="2023-05-08" calcext:value-type="date">
            <text:p>2023-05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01688179" calcext:value-type="float">
            <text:p>89101688179</text:p>
          </table:table-cell>
          <table:table-cell office:value-type="string" calcext:value-type="string">
            <text:p>sz1_3d</text:p>
          </table:table-cell>
          <table:table-cell office:value-type="date" office:date-value="2023-05-08" calcext:value-type="date">
            <text:p>2023-05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10767443" calcext:value-type="float">
            <text:p>45110767443</text:p>
          </table:table-cell>
          <table:table-cell office:value-type="string" calcext:value-type="string">
            <text:p>sz13_5d</text:p>
          </table:table-cell>
          <table:table-cell office:value-type="date" office:date-value="2023-05-08" calcext:value-type="date">
            <text:p>2023-05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11562429" calcext:value-type="float">
            <text:p>32111562429</text:p>
          </table:table-cell>
          <table:table-cell office:value-type="string" calcext:value-type="string">
            <text:p>sz19_2d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52212083" calcext:value-type="float">
            <text:p>47052212083</text:p>
          </table:table-cell>
          <table:table-cell office:value-type="string" calcext:value-type="string">
            <text:p>sz6_3d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90462435" calcext:value-type="float">
            <text:p>61090462435</text:p>
          </table:table-cell>
          <table:table-cell office:value-type="string" calcext:value-type="string">
            <text:p>sz19_2d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50148524" calcext:value-type="float">
            <text:p>96050148524</text:p>
          </table:table-cell>
          <table:table-cell office:value-type="string" calcext:value-type="string">
            <text:p>sz21_5d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41472565" calcext:value-type="float">
            <text:p>57041472565</text:p>
          </table:table-cell>
          <table:table-cell office:value-type="string" calcext:value-type="string">
            <text:p>sz21_5d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90301661" calcext:value-type="float">
            <text:p>73090301661</text:p>
          </table:table-cell>
          <table:table-cell office:value-type="string" calcext:value-type="string">
            <text:p>sz7_5d</text:p>
          </table:table-cell>
          <table:table-cell office:value-type="date" office:date-value="2023-05-10" calcext:value-type="date">
            <text:p>2023-05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10582733" calcext:value-type="float">
            <text:p>20310582733</text:p>
          </table:table-cell>
          <table:table-cell office:value-type="string" calcext:value-type="string">
            <text:p>sz17_4d</text:p>
          </table:table-cell>
          <table:table-cell office:value-type="date" office:date-value="2023-05-10" calcext:value-type="date">
            <text:p>2023-05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41856731" calcext:value-type="float">
            <text:p>98041856731</text:p>
          </table:table-cell>
          <table:table-cell office:value-type="string" calcext:value-type="string">
            <text:p>sz7_5d</text:p>
          </table:table-cell>
          <table:table-cell office:value-type="date" office:date-value="2023-05-10" calcext:value-type="date">
            <text:p>2023-05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1155387" calcext:value-type="float">
            <text:p>20241155387</text:p>
          </table:table-cell>
          <table:table-cell office:value-type="string" calcext:value-type="string">
            <text:p>sz16_1d</text:p>
          </table:table-cell>
          <table:table-cell office:value-type="date" office:date-value="2023-05-11" calcext:value-type="date">
            <text:p>2023-05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0980155" calcext:value-type="float">
            <text:p>9250980155</text:p>
          </table:table-cell>
          <table:table-cell office:value-type="string" calcext:value-type="string">
            <text:p>sz5_1d</text:p>
          </table:table-cell>
          <table:table-cell office:value-type="date" office:date-value="2023-05-11" calcext:value-type="date">
            <text:p>2023-05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80615549" calcext:value-type="float">
            <text:p>88080615549</text:p>
          </table:table-cell>
          <table:table-cell office:value-type="string" calcext:value-type="string">
            <text:p>sz2_1d</text:p>
          </table:table-cell>
          <table:table-cell office:value-type="date" office:date-value="2023-05-11" calcext:value-type="date">
            <text:p>2023-05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12244604" calcext:value-type="float">
            <text:p>90012244604</text:p>
          </table:table-cell>
          <table:table-cell office:value-type="string" calcext:value-type="string">
            <text:p>sz13_5d</text:p>
          </table:table-cell>
          <table:table-cell office:value-type="date" office:date-value="2023-05-11" calcext:value-type="date">
            <text:p>2023-05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20762584" calcext:value-type="float">
            <text:p>22020762584</text:p>
          </table:table-cell>
          <table:table-cell office:value-type="string" calcext:value-type="string">
            <text:p>sz9_5d</text:p>
          </table:table-cell>
          <table:table-cell office:value-type="date" office:date-value="2023-05-11" calcext:value-type="date">
            <text:p>2023-05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2731409" calcext:value-type="float">
            <text:p>3292731409</text:p>
          </table:table-cell>
          <table:table-cell office:value-type="string" calcext:value-type="string">
            <text:p>sz21_5d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0537562" calcext:value-type="float">
            <text:p>29100537562</text:p>
          </table:table-cell>
          <table:table-cell office:value-type="string" calcext:value-type="string">
            <text:p>sz24_3d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20376433" calcext:value-type="float">
            <text:p>24020376433</text:p>
          </table:table-cell>
          <table:table-cell office:value-type="string" calcext:value-type="string">
            <text:p>sz14_1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71020728" calcext:value-type="float">
            <text:p>65071020728</text:p>
          </table:table-cell>
          <table:table-cell office:value-type="string" calcext:value-type="string">
            <text:p>sz2_1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30586066" calcext:value-type="float">
            <text:p>40030586066</text:p>
          </table:table-cell>
          <table:table-cell office:value-type="string" calcext:value-type="string">
            <text:p>sz1_3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1283627" calcext:value-type="float">
            <text:p>38061283627</text:p>
          </table:table-cell>
          <table:table-cell office:value-type="string" calcext:value-type="string">
            <text:p>sz24_3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1177235" calcext:value-type="float">
            <text:p>10271177235</text:p>
          </table:table-cell>
          <table:table-cell office:value-type="string" calcext:value-type="string">
            <text:p>sz12_3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00272467" calcext:value-type="float">
            <text:p>49100272467</text:p>
          </table:table-cell>
          <table:table-cell office:value-type="string" calcext:value-type="string">
            <text:p>sz9_5d</text:p>
          </table:table-cell>
          <table:table-cell office:value-type="date" office:date-value="2023-05-13" calcext:value-type="date">
            <text:p>2023-05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12084438" calcext:value-type="float">
            <text:p>74112084438</text:p>
          </table:table-cell>
          <table:table-cell office:value-type="string" calcext:value-type="string">
            <text:p>sz11_1d</text:p>
          </table:table-cell>
          <table:table-cell office:value-type="date" office:date-value="2023-05-14" calcext:value-type="date">
            <text:p>2023-05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80436378" calcext:value-type="float">
            <text:p>90080436378</text:p>
          </table:table-cell>
          <table:table-cell office:value-type="string" calcext:value-type="string">
            <text:p>sz22_3d</text:p>
          </table:table-cell>
          <table:table-cell office:value-type="date" office:date-value="2023-05-14" calcext:value-type="date">
            <text:p>2023-05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0613456" calcext:value-type="float">
            <text:p>7220613456</text:p>
          </table:table-cell>
          <table:table-cell office:value-type="string" calcext:value-type="string">
            <text:p>sz15_5d</text:p>
          </table:table-cell>
          <table:table-cell office:value-type="date" office:date-value="2023-05-14" calcext:value-type="date">
            <text:p>2023-05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50228017" calcext:value-type="float">
            <text:p>85050228017</text:p>
          </table:table-cell>
          <table:table-cell office:value-type="string" calcext:value-type="string">
            <text:p>sz1_3d</text:p>
          </table:table-cell>
          <table:table-cell office:value-type="date" office:date-value="2023-05-14" calcext:value-type="date">
            <text:p>2023-05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80951036" calcext:value-type="float">
            <text:p>46080951036</text:p>
          </table:table-cell>
          <table:table-cell office:value-type="string" calcext:value-type="string">
            <text:p>sz7_5d</text:p>
          </table:table-cell>
          <table:table-cell office:value-type="date" office:date-value="2023-05-14" calcext:value-type="date">
            <text:p>2023-05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90734821" calcext:value-type="float">
            <text:p>31090734821</text:p>
          </table:table-cell>
          <table:table-cell office:value-type="string" calcext:value-type="string">
            <text:p>sz23_1d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90714865" calcext:value-type="float">
            <text:p>40090714865</text:p>
          </table:table-cell>
          <table:table-cell office:value-type="string" calcext:value-type="string">
            <text:p>sz6_3d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91246823" calcext:value-type="float">
            <text:p>56091246823</text:p>
          </table:table-cell>
          <table:table-cell office:value-type="string" calcext:value-type="string">
            <text:p>sz14_1d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81966713" calcext:value-type="float">
            <text:p>94081966713</text:p>
          </table:table-cell>
          <table:table-cell office:value-type="string" calcext:value-type="string">
            <text:p>sz22_3d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30670029" calcext:value-type="float">
            <text:p>65030670029</text:p>
          </table:table-cell>
          <table:table-cell office:value-type="string" calcext:value-type="string">
            <text:p>sz10_4d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80436378" calcext:value-type="float">
            <text:p>90080436378</text:p>
          </table:table-cell>
          <table:table-cell office:value-type="string" calcext:value-type="string">
            <text:p>sz22_3d</text:p>
          </table:table-cell>
          <table:table-cell office:value-type="date" office:date-value="2023-05-16" calcext:value-type="date">
            <text:p>2023-05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41150323" calcext:value-type="float">
            <text:p>56041150323</text:p>
          </table:table-cell>
          <table:table-cell office:value-type="string" calcext:value-type="string">
            <text:p>sz12_3d</text:p>
          </table:table-cell>
          <table:table-cell office:value-type="date" office:date-value="2023-05-16" calcext:value-type="date">
            <text:p>2023-05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70960003" calcext:value-type="float">
            <text:p>89070960003</text:p>
          </table:table-cell>
          <table:table-cell office:value-type="string" calcext:value-type="string">
            <text:p>sz6_3d</text:p>
          </table:table-cell>
          <table:table-cell office:value-type="date" office:date-value="2023-05-17" calcext:value-type="date">
            <text:p>2023-05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1582682" calcext:value-type="float">
            <text:p>13261582682</text:p>
          </table:table-cell>
          <table:table-cell office:value-type="string" calcext:value-type="string">
            <text:p>sz21_5d</text:p>
          </table:table-cell>
          <table:table-cell office:value-type="date" office:date-value="2023-05-17" calcext:value-type="date">
            <text:p>2023-05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41903249" calcext:value-type="float">
            <text:p>31041903249</text:p>
          </table:table-cell>
          <table:table-cell office:value-type="string" calcext:value-type="string">
            <text:p>sz15_5d</text:p>
          </table:table-cell>
          <table:table-cell office:value-type="date" office:date-value="2023-05-17" calcext:value-type="date">
            <text:p>2023-05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82173568" calcext:value-type="float">
            <text:p>44082173568</text:p>
          </table:table-cell>
          <table:table-cell office:value-type="string" calcext:value-type="string">
            <text:p>sz19_2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60455325" calcext:value-type="float">
            <text:p>55060455325</text:p>
          </table:table-cell>
          <table:table-cell office:value-type="string" calcext:value-type="string">
            <text:p>sz9_5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70725887" calcext:value-type="float">
            <text:p>22070725887</text:p>
          </table:table-cell>
          <table:table-cell office:value-type="string" calcext:value-type="string">
            <text:p>sz5_1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40678016" calcext:value-type="float">
            <text:p>99040678016</text:p>
          </table:table-cell>
          <table:table-cell office:value-type="string" calcext:value-type="string">
            <text:p>sz8_2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1634460" calcext:value-type="float">
            <text:p>3211634460</text:p>
          </table:table-cell>
          <table:table-cell office:value-type="string" calcext:value-type="string">
            <text:p>sz15_5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41654512" calcext:value-type="float">
            <text:p>24041654512</text:p>
          </table:table-cell>
          <table:table-cell office:value-type="string" calcext:value-type="string">
            <text:p>sz15_5d</text:p>
          </table:table-cell>
          <table:table-cell office:value-type="date" office:date-value="2023-05-18" calcext:value-type="date">
            <text:p>2023-05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72041019" calcext:value-type="float">
            <text:p>17272041019</text:p>
          </table:table-cell>
          <table:table-cell office:value-type="string" calcext:value-type="string">
            <text:p>sz17_4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10552052" calcext:value-type="float">
            <text:p>99010552052</text:p>
          </table:table-cell>
          <table:table-cell office:value-type="string" calcext:value-type="string">
            <text:p>sz4_2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1274367" calcext:value-type="float">
            <text:p>23011274367</text:p>
          </table:table-cell>
          <table:table-cell office:value-type="string" calcext:value-type="string">
            <text:p>sz17_4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1582122" calcext:value-type="float">
            <text:p>13301582122</text:p>
          </table:table-cell>
          <table:table-cell office:value-type="string" calcext:value-type="string">
            <text:p>sz14_1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382389" calcext:value-type="float">
            <text:p>2212382389</text:p>
          </table:table-cell>
          <table:table-cell office:value-type="string" calcext:value-type="string">
            <text:p>sz17_4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70838835" calcext:value-type="float">
            <text:p>93070838835</text:p>
          </table:table-cell>
          <table:table-cell office:value-type="string" calcext:value-type="string">
            <text:p>sz10_4d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10411155" calcext:value-type="float">
            <text:p>50110411155</text:p>
          </table:table-cell>
          <table:table-cell office:value-type="string" calcext:value-type="string">
            <text:p>sz11_1d</text:p>
          </table:table-cell>
          <table:table-cell office:value-type="date" office:date-value="2023-05-20" calcext:value-type="date">
            <text:p>2023-05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60486027" calcext:value-type="float">
            <text:p>65060486027</text:p>
          </table:table-cell>
          <table:table-cell office:value-type="string" calcext:value-type="string">
            <text:p>sz8_2d</text:p>
          </table:table-cell>
          <table:table-cell office:value-type="date" office:date-value="2023-05-20" calcext:value-type="date">
            <text:p>2023-05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91144575" calcext:value-type="float">
            <text:p>39091144575</text:p>
          </table:table-cell>
          <table:table-cell office:value-type="string" calcext:value-type="string">
            <text:p>sz18_2d</text:p>
          </table:table-cell>
          <table:table-cell office:value-type="date" office:date-value="2023-05-20" calcext:value-type="date">
            <text:p>2023-05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10562638" calcext:value-type="float">
            <text:p>60110562638</text:p>
          </table:table-cell>
          <table:table-cell office:value-type="string" calcext:value-type="string">
            <text:p>sz9_5d</text:p>
          </table:table-cell>
          <table:table-cell office:value-type="date" office:date-value="2023-05-21" calcext:value-type="date">
            <text:p>2023-05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30843137" calcext:value-type="float">
            <text:p>41030843137</text:p>
          </table:table-cell>
          <table:table-cell office:value-type="string" calcext:value-type="string">
            <text:p>sz10_4d</text:p>
          </table:table-cell>
          <table:table-cell office:value-type="date" office:date-value="2023-05-22" calcext:value-type="date">
            <text:p>2023-05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21561681" calcext:value-type="float">
            <text:p>53021561681</text:p>
          </table:table-cell>
          <table:table-cell office:value-type="string" calcext:value-type="string">
            <text:p>sz9_5d</text:p>
          </table:table-cell>
          <table:table-cell office:value-type="date" office:date-value="2023-05-22" calcext:value-type="date">
            <text:p>2023-05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61824344" calcext:value-type="float">
            <text:p>91061824344</text:p>
          </table:table-cell>
          <table:table-cell office:value-type="string" calcext:value-type="string">
            <text:p>sz19_2d</text:p>
          </table:table-cell>
          <table:table-cell office:value-type="date" office:date-value="2023-05-23" calcext:value-type="date">
            <text:p>2023-05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1582682" calcext:value-type="float">
            <text:p>13261582682</text:p>
          </table:table-cell>
          <table:table-cell office:value-type="string" calcext:value-type="string">
            <text:p>sz21_5d</text:p>
          </table:table-cell>
          <table:table-cell office:value-type="date" office:date-value="2023-05-23" calcext:value-type="date">
            <text:p>2023-05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60116129" calcext:value-type="float">
            <text:p>31060116129</text:p>
          </table:table-cell>
          <table:table-cell office:value-type="string" calcext:value-type="string">
            <text:p>sz14_1d</text:p>
          </table:table-cell>
          <table:table-cell office:value-type="date" office:date-value="2023-05-24" calcext:value-type="date">
            <text:p>2023-05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92181337" calcext:value-type="float">
            <text:p>39092181337</text:p>
          </table:table-cell>
          <table:table-cell office:value-type="string" calcext:value-type="string">
            <text:p>sz15_5d</text:p>
          </table:table-cell>
          <table:table-cell office:value-type="date" office:date-value="2023-05-24" calcext:value-type="date">
            <text:p>2023-05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31471389" calcext:value-type="float">
            <text:p>28031471389</text:p>
          </table:table-cell>
          <table:table-cell office:value-type="string" calcext:value-type="string">
            <text:p>sz6_3d</text:p>
          </table:table-cell>
          <table:table-cell office:value-type="date" office:date-value="2023-05-24" calcext:value-type="date">
            <text:p>2023-05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11455173" calcext:value-type="float">
            <text:p>69011455173</text:p>
          </table:table-cell>
          <table:table-cell office:value-type="string" calcext:value-type="string">
            <text:p>sz3_5d</text:p>
          </table:table-cell>
          <table:table-cell office:value-type="date" office:date-value="2023-05-24" calcext:value-type="date">
            <text:p>2023-05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40182040" calcext:value-type="float">
            <text:p>63040182040</text:p>
          </table:table-cell>
          <table:table-cell office:value-type="string" calcext:value-type="string">
            <text:p>sz12_3d</text:p>
          </table:table-cell>
          <table:table-cell office:value-type="date" office:date-value="2023-05-24" calcext:value-type="date">
            <text:p>2023-05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2700380" calcext:value-type="float">
            <text:p>7252700380</text:p>
          </table:table-cell>
          <table:table-cell office:value-type="string" calcext:value-type="string">
            <text:p>sz15_5d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01170524" calcext:value-type="float">
            <text:p>34101170524</text:p>
          </table:table-cell>
          <table:table-cell office:value-type="string" calcext:value-type="string">
            <text:p>sz19_2d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388713" calcext:value-type="float">
            <text:p>3300388713</text:p>
          </table:table-cell>
          <table:table-cell office:value-type="string" calcext:value-type="string">
            <text:p>sz24_3d</text:p>
          </table:table-cell>
          <table:table-cell office:value-type="date" office:date-value="2023-05-26" calcext:value-type="date">
            <text:p>2023-05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0310537" calcext:value-type="float">
            <text:p>20230310537</text:p>
          </table:table-cell>
          <table:table-cell office:value-type="string" calcext:value-type="string">
            <text:p>sz16_1d</text:p>
          </table:table-cell>
          <table:table-cell office:value-type="date" office:date-value="2023-05-27" calcext:value-type="date">
            <text:p>2023-05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2687184" calcext:value-type="float">
            <text:p>27012687184</text:p>
          </table:table-cell>
          <table:table-cell office:value-type="string" calcext:value-type="string">
            <text:p>sz20_5d</text:p>
          </table:table-cell>
          <table:table-cell office:value-type="date" office:date-value="2023-05-27" calcext:value-type="date">
            <text:p>2023-05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20762584" calcext:value-type="float">
            <text:p>22020762584</text:p>
          </table:table-cell>
          <table:table-cell office:value-type="string" calcext:value-type="string">
            <text:p>sz9_5d</text:p>
          </table:table-cell>
          <table:table-cell office:value-type="date" office:date-value="2023-05-27" calcext:value-type="date">
            <text:p>2023-05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61346714" calcext:value-type="float">
            <text:p>39061346714</text:p>
          </table:table-cell>
          <table:table-cell office:value-type="string" calcext:value-type="string">
            <text:p>sz3_5d</text:p>
          </table:table-cell>
          <table:table-cell office:value-type="date" office:date-value="2023-05-28" calcext:value-type="date">
            <text:p>2023-05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154463" calcext:value-type="float">
            <text:p>311154463</text:p>
          </table:table-cell>
          <table:table-cell office:value-type="string" calcext:value-type="string">
            <text:p>sz22_3d</text:p>
          </table:table-cell>
          <table:table-cell office:value-type="date" office:date-value="2023-05-28" calcext:value-type="date">
            <text:p>2023-05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50261185" calcext:value-type="float">
            <text:p>93050261185</text:p>
          </table:table-cell>
          <table:table-cell office:value-type="string" calcext:value-type="string">
            <text:p>sz9_5d</text:p>
          </table:table-cell>
          <table:table-cell office:value-type="date" office:date-value="2023-05-28" calcext:value-type="date">
            <text:p>2023-05-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61038776" calcext:value-type="float">
            <text:p>35061038776</text:p>
          </table:table-cell>
          <table:table-cell office:value-type="string" calcext:value-type="string">
            <text:p>sz3_5d</text:p>
          </table:table-cell>
          <table:table-cell office:value-type="date" office:date-value="2023-05-29" calcext:value-type="date">
            <text:p>2023-05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2041019" calcext:value-type="float">
            <text:p>17272041019</text:p>
          </table:table-cell>
          <table:table-cell office:value-type="string" calcext:value-type="string">
            <text:p>sz17_4d</text:p>
          </table:table-cell>
          <table:table-cell office:value-type="date" office:date-value="2023-05-29" calcext:value-type="date">
            <text:p>2023-05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30148370" calcext:value-type="float">
            <text:p>28030148370</text:p>
          </table:table-cell>
          <table:table-cell office:value-type="string" calcext:value-type="string">
            <text:p>sz20_5d</text:p>
          </table:table-cell>
          <table:table-cell office:value-type="date" office:date-value="2023-05-29" calcext:value-type="date">
            <text:p>2023-05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31471389" calcext:value-type="float">
            <text:p>28031471389</text:p>
          </table:table-cell>
          <table:table-cell office:value-type="string" calcext:value-type="string">
            <text:p>sz6_3d</text:p>
          </table:table-cell>
          <table:table-cell office:value-type="date" office:date-value="2023-05-29" calcext:value-type="date">
            <text:p>2023-05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62450063" calcext:value-type="float">
            <text:p>17262450063</text:p>
          </table:table-cell>
          <table:table-cell office:value-type="string" calcext:value-type="string">
            <text:p>sz3_5d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102016279" calcext:value-type="float">
            <text:p>64102016279</text:p>
          </table:table-cell>
          <table:table-cell office:value-type="string" calcext:value-type="string">
            <text:p>sz22_3d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00554870" calcext:value-type="float">
            <text:p>51100554870</text:p>
          </table:table-cell>
          <table:table-cell office:value-type="string" calcext:value-type="string">
            <text:p>sz12_3d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60618047" calcext:value-type="float">
            <text:p>39060618047</text:p>
          </table:table-cell>
          <table:table-cell office:value-type="string" calcext:value-type="string">
            <text:p>sz1_3d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10767443" calcext:value-type="float">
            <text:p>45110767443</text:p>
          </table:table-cell>
          <table:table-cell office:value-type="string" calcext:value-type="string">
            <text:p>sz13_5d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70958316" calcext:value-type="float">
            <text:p>52070958316</text:p>
          </table:table-cell>
          <table:table-cell office:value-type="string" calcext:value-type="string">
            <text:p>sz3_5d</text:p>
          </table:table-cell>
          <table:table-cell office:value-type="date" office:date-value="2023-05-31" calcext:value-type="date">
            <text:p>2023-05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21842422" calcext:value-type="float">
            <text:p>45021842422</text:p>
          </table:table-cell>
          <table:table-cell office:value-type="string" calcext:value-type="string">
            <text:p>sz12_3d</text:p>
          </table:table-cell>
          <table:table-cell office:value-type="date" office:date-value="2023-05-31" calcext:value-type="date">
            <text:p>2023-05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041150323" calcext:value-type="float">
            <text:p>56041150323</text:p>
          </table:table-cell>
          <table:table-cell office:value-type="string" calcext:value-type="string">
            <text:p>sz12_3d</text:p>
          </table:table-cell>
          <table:table-cell office:value-type="date" office:date-value="2023-05-31" calcext:value-type="date">
            <text:p>2023-05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00383077" calcext:value-type="float">
            <text:p>30100383077</text:p>
          </table:table-cell>
          <table:table-cell office:value-type="string" calcext:value-type="string">
            <text:p>sz12_3d</text:p>
          </table:table-cell>
          <table:table-cell office:value-type="date" office:date-value="2023-05-31" calcext:value-type="date">
            <text:p>2023-05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62658872" calcext:value-type="float">
            <text:p>35062658872</text:p>
          </table:table-cell>
          <table:table-cell office:value-type="string" calcext:value-type="string">
            <text:p>sz16_1d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11645458" calcext:value-type="float">
            <text:p>89111645458</text:p>
          </table:table-cell>
          <table:table-cell office:value-type="string" calcext:value-type="string">
            <text:p>sz11_1d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71983666" calcext:value-type="float">
            <text:p>86071983666</text:p>
          </table:table-cell>
          <table:table-cell office:value-type="string" calcext:value-type="string">
            <text:p>sz20_5d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61907454" calcext:value-type="float">
            <text:p>88061907454</text:p>
          </table:table-cell>
          <table:table-cell office:value-type="string" calcext:value-type="string">
            <text:p>sz3_5d</text:p>
          </table:table-cell>
          <table:table-cell office:value-type="date" office:date-value="2023-06-02" calcext:value-type="date">
            <text:p>2023-06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20761023" calcext:value-type="float">
            <text:p>94020761023</text:p>
          </table:table-cell>
          <table:table-cell office:value-type="string" calcext:value-type="string">
            <text:p>sz7_5d</text:p>
          </table:table-cell>
          <table:table-cell office:value-type="date" office:date-value="2023-06-02" calcext:value-type="date">
            <text:p>2023-06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41654512" calcext:value-type="float">
            <text:p>24041654512</text:p>
          </table:table-cell>
          <table:table-cell office:value-type="string" calcext:value-type="string">
            <text:p>sz15_5d</text:p>
          </table:table-cell>
          <table:table-cell office:value-type="date" office:date-value="2023-06-02" calcext:value-type="date">
            <text:p>2023-06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60124829" calcext:value-type="float">
            <text:p>42060124829</text:p>
          </table:table-cell>
          <table:table-cell office:value-type="string" calcext:value-type="string">
            <text:p>sz17_4d</text:p>
          </table:table-cell>
          <table:table-cell office:value-type="date" office:date-value="2023-06-02" calcext:value-type="date">
            <text:p>2023-06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12137062" calcext:value-type="float">
            <text:p>47112137062</text:p>
          </table:table-cell>
          <table:table-cell office:value-type="string" calcext:value-type="string">
            <text:p>sz16_1d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90714865" calcext:value-type="float">
            <text:p>40090714865</text:p>
          </table:table-cell>
          <table:table-cell office:value-type="string" calcext:value-type="string">
            <text:p>sz6_3d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41378561" calcext:value-type="float">
            <text:p>32041378561</text:p>
          </table:table-cell>
          <table:table-cell office:value-type="string" calcext:value-type="string">
            <text:p>sz15_5d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61346714" calcext:value-type="float">
            <text:p>39061346714</text:p>
          </table:table-cell>
          <table:table-cell office:value-type="string" calcext:value-type="string">
            <text:p>sz3_5d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21322864" calcext:value-type="float">
            <text:p>68021322864</text:p>
          </table:table-cell>
          <table:table-cell office:value-type="string" calcext:value-type="string">
            <text:p>sz15_5d</text:p>
          </table:table-cell>
          <table:table-cell office:value-type="date" office:date-value="2023-06-04" calcext:value-type="date">
            <text:p>2023-06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02226313" calcext:value-type="float">
            <text:p>48102226313</text:p>
          </table:table-cell>
          <table:table-cell office:value-type="string" calcext:value-type="string">
            <text:p>sz16_1d</text:p>
          </table:table-cell>
          <table:table-cell office:value-type="date" office:date-value="2023-06-04" calcext:value-type="date">
            <text:p>2023-06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20285551" calcext:value-type="float">
            <text:p>24020285551</text:p>
          </table:table-cell>
          <table:table-cell office:value-type="string" calcext:value-type="string">
            <text:p>sz21_5d</text:p>
          </table:table-cell>
          <table:table-cell office:value-type="date" office:date-value="2023-06-04" calcext:value-type="date">
            <text:p>2023-06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70184010" calcext:value-type="float">
            <text:p>45070184010</text:p>
          </table:table-cell>
          <table:table-cell office:value-type="string" calcext:value-type="string">
            <text:p>sz8_2d</text:p>
          </table:table-cell>
          <table:table-cell office:value-type="date" office:date-value="2023-06-04" calcext:value-type="date">
            <text:p>2023-06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81042830" calcext:value-type="float">
            <text:p>66081042830</text:p>
          </table:table-cell>
          <table:table-cell office:value-type="string" calcext:value-type="string">
            <text:p>sz24_3d</text:p>
          </table:table-cell>
          <table:table-cell office:value-type="date" office:date-value="2023-06-04" calcext:value-type="date">
            <text:p>2023-06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22762270" calcext:value-type="float">
            <text:p>60022762270</text:p>
          </table:table-cell>
          <table:table-cell office:value-type="string" calcext:value-type="string">
            <text:p>sz9_5d</text:p>
          </table:table-cell>
          <table:table-cell office:value-type="date" office:date-value="2023-06-05" calcext:value-type="date">
            <text:p>2023-06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11182806" calcext:value-type="float">
            <text:p>29011182806</text:p>
          </table:table-cell>
          <table:table-cell office:value-type="string" calcext:value-type="string">
            <text:p>sz15_5d</text:p>
          </table:table-cell>
          <table:table-cell office:value-type="date" office:date-value="2023-06-06" calcext:value-type="date">
            <text:p>2023-06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10582733" calcext:value-type="float">
            <text:p>20310582733</text:p>
          </table:table-cell>
          <table:table-cell office:value-type="string" calcext:value-type="string">
            <text:p>sz17_4d</text:p>
          </table:table-cell>
          <table:table-cell office:value-type="date" office:date-value="2023-06-07" calcext:value-type="date">
            <text:p>2023-06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90814225" calcext:value-type="float">
            <text:p>32090814225</text:p>
          </table:table-cell>
          <table:table-cell office:value-type="string" calcext:value-type="string">
            <text:p>sz24_3d</text:p>
          </table:table-cell>
          <table:table-cell office:value-type="date" office:date-value="2023-06-07" calcext:value-type="date">
            <text:p>2023-06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2731409" calcext:value-type="float">
            <text:p>3292731409</text:p>
          </table:table-cell>
          <table:table-cell office:value-type="string" calcext:value-type="string">
            <text:p>sz21_5d</text:p>
          </table:table-cell>
          <table:table-cell office:value-type="date" office:date-value="2023-06-07" calcext:value-type="date">
            <text:p>2023-06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11200152" calcext:value-type="float">
            <text:p>90111200152</text:p>
          </table:table-cell>
          <table:table-cell office:value-type="string" calcext:value-type="string">
            <text:p>sz10_4d</text:p>
          </table:table-cell>
          <table:table-cell office:value-type="date" office:date-value="2023-06-07" calcext:value-type="date">
            <text:p>2023-06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01751407" calcext:value-type="float">
            <text:p>20301751407</text:p>
          </table:table-cell>
          <table:table-cell office:value-type="string" calcext:value-type="string">
            <text:p>sz23_1d</text:p>
          </table:table-cell>
          <table:table-cell office:value-type="date" office:date-value="2023-06-08" calcext:value-type="date">
            <text:p>2023-06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52303005" calcext:value-type="float">
            <text:p>46052303005</text:p>
          </table:table-cell>
          <table:table-cell office:value-type="string" calcext:value-type="string">
            <text:p>sz17_4d</text:p>
          </table:table-cell>
          <table:table-cell office:value-type="date" office:date-value="2023-06-08" calcext:value-type="date">
            <text:p>2023-06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51723830" calcext:value-type="float">
            <text:p>92051723830</text:p>
          </table:table-cell>
          <table:table-cell office:value-type="string" calcext:value-type="string">
            <text:p>sz11_1d</text:p>
          </table:table-cell>
          <table:table-cell office:value-type="date" office:date-value="2023-06-08" calcext:value-type="date">
            <text:p>2023-06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32421818" calcext:value-type="float">
            <text:p>38032421818</text:p>
          </table:table-cell>
          <table:table-cell office:value-type="string" calcext:value-type="string">
            <text:p>sz22_3d</text:p>
          </table:table-cell>
          <table:table-cell office:value-type="date" office:date-value="2023-06-08" calcext:value-type="date">
            <text:p>2023-06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10205145" calcext:value-type="float">
            <text:p>47110205145</text:p>
          </table:table-cell>
          <table:table-cell office:value-type="string" calcext:value-type="string">
            <text:p>sz24_3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1036743" calcext:value-type="float">
            <text:p>12291036743</text:p>
          </table:table-cell>
          <table:table-cell office:value-type="string" calcext:value-type="string">
            <text:p>sz24_3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61824344" calcext:value-type="float">
            <text:p>91061824344</text:p>
          </table:table-cell>
          <table:table-cell office:value-type="string" calcext:value-type="string">
            <text:p>sz19_2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10562638" calcext:value-type="float">
            <text:p>60110562638</text:p>
          </table:table-cell>
          <table:table-cell office:value-type="string" calcext:value-type="string">
            <text:p>sz9_5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1634460" calcext:value-type="float">
            <text:p>3211634460</text:p>
          </table:table-cell>
          <table:table-cell office:value-type="string" calcext:value-type="string">
            <text:p>sz15_5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61346714" calcext:value-type="float">
            <text:p>39061346714</text:p>
          </table:table-cell>
          <table:table-cell office:value-type="string" calcext:value-type="string">
            <text:p>sz3_5d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32421818" calcext:value-type="float">
            <text:p>38032421818</text:p>
          </table:table-cell>
          <table:table-cell office:value-type="string" calcext:value-type="string">
            <text:p>sz22_3d</text:p>
          </table:table-cell>
          <table:table-cell office:value-type="date" office:date-value="2023-06-11" calcext:value-type="date">
            <text:p>2023-06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92231119" calcext:value-type="float">
            <text:p>64092231119</text:p>
          </table:table-cell>
          <table:table-cell office:value-type="string" calcext:value-type="string">
            <text:p>sz9_5d</text:p>
          </table:table-cell>
          <table:table-cell office:value-type="date" office:date-value="2023-06-11" calcext:value-type="date">
            <text:p>2023-06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32636169" calcext:value-type="float">
            <text:p>55032636169</text:p>
          </table:table-cell>
          <table:table-cell office:value-type="string" calcext:value-type="string">
            <text:p>sz4_2d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1238725" calcext:value-type="float">
            <text:p>16211238725</text:p>
          </table:table-cell>
          <table:table-cell office:value-type="string" calcext:value-type="string">
            <text:p>sz16_1d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02262386" calcext:value-type="float">
            <text:p>88102262386</text:p>
          </table:table-cell>
          <table:table-cell office:value-type="string" calcext:value-type="string">
            <text:p>sz5_1d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90474126" calcext:value-type="float">
            <text:p>61090474126</text:p>
          </table:table-cell>
          <table:table-cell office:value-type="string" calcext:value-type="string">
            <text:p>sz19_2d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82713344" calcext:value-type="float">
            <text:p>46082713344</text:p>
          </table:table-cell>
          <table:table-cell office:value-type="string" calcext:value-type="string">
            <text:p>sz6_3d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32705573" calcext:value-type="float">
            <text:p>31032705573</text:p>
          </table:table-cell>
          <table:table-cell office:value-type="string" calcext:value-type="string">
            <text:p>sz6_3d</text:p>
          </table:table-cell>
          <table:table-cell office:value-type="date" office:date-value="2023-06-14" calcext:value-type="date">
            <text:p>2023-06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12011221" calcext:value-type="float">
            <text:p>37012011221</text:p>
          </table:table-cell>
          <table:table-cell office:value-type="string" calcext:value-type="string">
            <text:p>sz17_4d</text:p>
          </table:table-cell>
          <table:table-cell office:value-type="date" office:date-value="2023-06-14" calcext:value-type="date">
            <text:p>2023-06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072117376" calcext:value-type="float">
            <text:p>91072117376</text:p>
          </table:table-cell>
          <table:table-cell office:value-type="string" calcext:value-type="string">
            <text:p>sz6_3d</text:p>
          </table:table-cell>
          <table:table-cell office:value-type="date" office:date-value="2023-06-14" calcext:value-type="date">
            <text:p>2023-06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2731409" calcext:value-type="float">
            <text:p>3292731409</text:p>
          </table:table-cell>
          <table:table-cell office:value-type="string" calcext:value-type="string">
            <text:p>sz21_5d</text:p>
          </table:table-cell>
          <table:table-cell office:value-type="date" office:date-value="2023-06-14" calcext:value-type="date">
            <text:p>2023-06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41472565" calcext:value-type="float">
            <text:p>57041472565</text:p>
          </table:table-cell>
          <table:table-cell office:value-type="string" calcext:value-type="string">
            <text:p>sz21_5d</text:p>
          </table:table-cell>
          <table:table-cell office:value-type="date" office:date-value="2023-06-14" calcext:value-type="date">
            <text:p>2023-06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61182660" calcext:value-type="float">
            <text:p>79061182660</text:p>
          </table:table-cell>
          <table:table-cell office:value-type="string" calcext:value-type="string">
            <text:p>sz20_5d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601127" calcext:value-type="float">
            <text:p>272601127</text:p>
          </table:table-cell>
          <table:table-cell office:value-type="string" calcext:value-type="string">
            <text:p>sz10_4d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70960003" calcext:value-type="float">
            <text:p>89070960003</text:p>
          </table:table-cell>
          <table:table-cell office:value-type="string" calcext:value-type="string">
            <text:p>sz6_3d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92106767" calcext:value-type="float">
            <text:p>64092106767</text:p>
          </table:table-cell>
          <table:table-cell office:value-type="string" calcext:value-type="string">
            <text:p>sz19_2d</text:p>
          </table:table-cell>
          <table:table-cell office:value-type="date" office:date-value="2023-06-16" calcext:value-type="date">
            <text:p>2023-06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2700380" calcext:value-type="float">
            <text:p>7252700380</text:p>
          </table:table-cell>
          <table:table-cell office:value-type="string" calcext:value-type="string">
            <text:p>sz15_5d</text:p>
          </table:table-cell>
          <table:table-cell office:value-type="date" office:date-value="2023-06-16" calcext:value-type="date">
            <text:p>2023-06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11200152" calcext:value-type="float">
            <text:p>90111200152</text:p>
          </table:table-cell>
          <table:table-cell office:value-type="string" calcext:value-type="string">
            <text:p>sz10_4d</text:p>
          </table:table-cell>
          <table:table-cell office:value-type="date" office:date-value="2023-06-16" calcext:value-type="date">
            <text:p>2023-06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02760035" calcext:value-type="float">
            <text:p>40102760035</text:p>
          </table:table-cell>
          <table:table-cell office:value-type="string" calcext:value-type="string">
            <text:p>sz15_5d</text:p>
          </table:table-cell>
          <table:table-cell office:value-type="date" office:date-value="2023-06-16" calcext:value-type="date">
            <text:p>2023-06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11182806" calcext:value-type="float">
            <text:p>29011182806</text:p>
          </table:table-cell>
          <table:table-cell office:value-type="string" calcext:value-type="string">
            <text:p>sz15_5d</text:p>
          </table:table-cell>
          <table:table-cell office:value-type="date" office:date-value="2023-06-16" calcext:value-type="date">
            <text:p>2023-06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0587044" calcext:value-type="float">
            <text:p>1270587044</text:p>
          </table:table-cell>
          <table:table-cell office:value-type="string" calcext:value-type="string">
            <text:p>sz11_1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72075221" calcext:value-type="float">
            <text:p>33072075221</text:p>
          </table:table-cell>
          <table:table-cell office:value-type="string" calcext:value-type="string">
            <text:p>sz10_4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90301661" calcext:value-type="float">
            <text:p>73090301661</text:p>
          </table:table-cell>
          <table:table-cell office:value-type="string" calcext:value-type="string">
            <text:p>sz7_5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1274367" calcext:value-type="float">
            <text:p>23011274367</text:p>
          </table:table-cell>
          <table:table-cell office:value-type="string" calcext:value-type="string">
            <text:p>sz17_4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90474126" calcext:value-type="float">
            <text:p>61090474126</text:p>
          </table:table-cell>
          <table:table-cell office:value-type="string" calcext:value-type="string">
            <text:p>sz19_2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72041019" calcext:value-type="float">
            <text:p>17272041019</text:p>
          </table:table-cell>
          <table:table-cell office:value-type="string" calcext:value-type="string">
            <text:p>sz17_4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12483189" calcext:value-type="float">
            <text:p>71012483189</text:p>
          </table:table-cell>
          <table:table-cell office:value-type="string" calcext:value-type="string">
            <text:p>sz10_4d</text:p>
          </table:table-cell>
          <table:table-cell office:value-type="date" office:date-value="2023-06-17" calcext:value-type="date">
            <text:p>2023-06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92443487" calcext:value-type="float">
            <text:p>47092443487</text:p>
          </table:table-cell>
          <table:table-cell office:value-type="string" calcext:value-type="string">
            <text:p>sz7_5d</text:p>
          </table:table-cell>
          <table:table-cell office:value-type="date" office:date-value="2023-06-18" calcext:value-type="date">
            <text:p>2023-06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22461487" calcext:value-type="float">
            <text:p>59022461487</text:p>
          </table:table-cell>
          <table:table-cell office:value-type="string" calcext:value-type="string">
            <text:p>sz4_2d</text:p>
          </table:table-cell>
          <table:table-cell office:value-type="date" office:date-value="2023-06-18" calcext:value-type="date">
            <text:p>2023-06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1582682" calcext:value-type="float">
            <text:p>13261582682</text:p>
          </table:table-cell>
          <table:table-cell office:value-type="string" calcext:value-type="string">
            <text:p>sz21_5d</text:p>
          </table:table-cell>
          <table:table-cell office:value-type="date" office:date-value="2023-06-18" calcext:value-type="date">
            <text:p>2023-06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11207331" calcext:value-type="float">
            <text:p>77011207331</text:p>
          </table:table-cell>
          <table:table-cell office:value-type="string" calcext:value-type="string">
            <text:p>sz16_1d</text:p>
          </table:table-cell>
          <table:table-cell office:value-type="date" office:date-value="2023-06-19" calcext:value-type="date">
            <text:p>2023-06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10562638" calcext:value-type="float">
            <text:p>60110562638</text:p>
          </table:table-cell>
          <table:table-cell office:value-type="string" calcext:value-type="string">
            <text:p>sz9_5d</text:p>
          </table:table-cell>
          <table:table-cell office:value-type="date" office:date-value="2023-06-19" calcext:value-type="date">
            <text:p>2023-06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71675148" calcext:value-type="float">
            <text:p>98071675148</text:p>
          </table:table-cell>
          <table:table-cell office:value-type="string" calcext:value-type="string">
            <text:p>sz23_1d</text:p>
          </table:table-cell>
          <table:table-cell office:value-type="date" office:date-value="2023-06-20" calcext:value-type="date">
            <text:p>2023-06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70207410" calcext:value-type="float">
            <text:p>65070207410</text:p>
          </table:table-cell>
          <table:table-cell office:value-type="string" calcext:value-type="string">
            <text:p>sz7_5d</text:p>
          </table:table-cell>
          <table:table-cell office:value-type="date" office:date-value="2023-06-20" calcext:value-type="date">
            <text:p>2023-06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92181337" calcext:value-type="float">
            <text:p>39092181337</text:p>
          </table:table-cell>
          <table:table-cell office:value-type="string" calcext:value-type="string">
            <text:p>sz15_5d</text:p>
          </table:table-cell>
          <table:table-cell office:value-type="date" office:date-value="2023-06-20" calcext:value-type="date">
            <text:p>2023-06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82713344" calcext:value-type="float">
            <text:p>46082713344</text:p>
          </table:table-cell>
          <table:table-cell office:value-type="string" calcext:value-type="string">
            <text:p>sz6_3d</text:p>
          </table:table-cell>
          <table:table-cell office:value-type="date" office:date-value="2023-06-20" calcext:value-type="date">
            <text:p>2023-06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21322864" calcext:value-type="float">
            <text:p>68021322864</text:p>
          </table:table-cell>
          <table:table-cell office:value-type="string" calcext:value-type="string">
            <text:p>sz15_5d</text:p>
          </table:table-cell>
          <table:table-cell office:value-type="date" office:date-value="2023-06-21" calcext:value-type="date">
            <text:p>2023-06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02738819" calcext:value-type="float">
            <text:p>67102738819</text:p>
          </table:table-cell>
          <table:table-cell office:value-type="string" calcext:value-type="string">
            <text:p>sz8_2d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80436378" calcext:value-type="float">
            <text:p>90080436378</text:p>
          </table:table-cell>
          <table:table-cell office:value-type="string" calcext:value-type="string">
            <text:p>sz22_3d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12685847" calcext:value-type="float">
            <text:p>99112685847</text:p>
          </table:table-cell>
          <table:table-cell office:value-type="string" calcext:value-type="string">
            <text:p>sz4_2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10205145" calcext:value-type="float">
            <text:p>47110205145</text:p>
          </table:table-cell>
          <table:table-cell office:value-type="string" calcext:value-type="string">
            <text:p>sz24_3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61182660" calcext:value-type="float">
            <text:p>79061182660</text:p>
          </table:table-cell>
          <table:table-cell office:value-type="string" calcext:value-type="string">
            <text:p>sz20_5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52212083" calcext:value-type="float">
            <text:p>47052212083</text:p>
          </table:table-cell>
          <table:table-cell office:value-type="string" calcext:value-type="string">
            <text:p>sz6_3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90462435" calcext:value-type="float">
            <text:p>61090462435</text:p>
          </table:table-cell>
          <table:table-cell office:value-type="string" calcext:value-type="string">
            <text:p>sz19_2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20285551" calcext:value-type="float">
            <text:p>24020285551</text:p>
          </table:table-cell>
          <table:table-cell office:value-type="string" calcext:value-type="string">
            <text:p>sz21_5d</text:p>
          </table:table-cell>
          <table:table-cell office:value-type="date" office:date-value="2023-06-23" calcext:value-type="date">
            <text:p>2023-06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92726277" calcext:value-type="float">
            <text:p>93092726277</text:p>
          </table:table-cell>
          <table:table-cell office:value-type="string" calcext:value-type="string">
            <text:p>sz1_3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12076872" calcext:value-type="float">
            <text:p>76012076872</text:p>
          </table:table-cell>
          <table:table-cell office:value-type="string" calcext:value-type="string">
            <text:p>sz4_2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52212083" calcext:value-type="float">
            <text:p>47052212083</text:p>
          </table:table-cell>
          <table:table-cell office:value-type="string" calcext:value-type="string">
            <text:p>sz6_3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92181337" calcext:value-type="float">
            <text:p>39092181337</text:p>
          </table:table-cell>
          <table:table-cell office:value-type="string" calcext:value-type="string">
            <text:p>sz15_5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050148524" calcext:value-type="float">
            <text:p>96050148524</text:p>
          </table:table-cell>
          <table:table-cell office:value-type="string" calcext:value-type="string">
            <text:p>sz21_5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61550465" calcext:value-type="float">
            <text:p>22061550465</text:p>
          </table:table-cell>
          <table:table-cell office:value-type="string" calcext:value-type="string">
            <text:p>sz7_5d</text:p>
          </table:table-cell>
          <table:table-cell office:value-type="date" office:date-value="2023-06-24" calcext:value-type="date">
            <text:p>2023-06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90766809" calcext:value-type="float">
            <text:p>89090766809</text:p>
          </table:table-cell>
          <table:table-cell office:value-type="string" calcext:value-type="string">
            <text:p>sz11_1d</text:p>
          </table:table-cell>
          <table:table-cell office:value-type="date" office:date-value="2023-06-25" calcext:value-type="date">
            <text:p>2023-06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10170660" calcext:value-type="float">
            <text:p>47010170660</text:p>
          </table:table-cell>
          <table:table-cell office:value-type="string" calcext:value-type="string">
            <text:p>sz12_3d</text:p>
          </table:table-cell>
          <table:table-cell office:value-type="date" office:date-value="2023-06-25" calcext:value-type="date">
            <text:p>2023-06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82535122" calcext:value-type="float">
            <text:p>28082535122</text:p>
          </table:table-cell>
          <table:table-cell office:value-type="string" calcext:value-type="string">
            <text:p>sz2_1d</text:p>
          </table:table-cell>
          <table:table-cell office:value-type="date" office:date-value="2023-06-25" calcext:value-type="date">
            <text:p>2023-06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61907454" calcext:value-type="float">
            <text:p>88061907454</text:p>
          </table:table-cell>
          <table:table-cell office:value-type="string" calcext:value-type="string">
            <text:p>sz3_5d</text:p>
          </table:table-cell>
          <table:table-cell office:value-type="date" office:date-value="2023-06-25" calcext:value-type="date">
            <text:p>2023-06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41654512" calcext:value-type="float">
            <text:p>24041654512</text:p>
          </table:table-cell>
          <table:table-cell office:value-type="string" calcext:value-type="string">
            <text:p>sz15_5d</text:p>
          </table:table-cell>
          <table:table-cell office:value-type="date" office:date-value="2023-06-25" calcext:value-type="date">
            <text:p>2023-06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20108854" calcext:value-type="float">
            <text:p>97020108854</text:p>
          </table:table-cell>
          <table:table-cell office:value-type="string" calcext:value-type="string">
            <text:p>sz1_3d</text:p>
          </table:table-cell>
          <table:table-cell office:value-type="date" office:date-value="2023-06-26" calcext:value-type="date">
            <text:p>2023-06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21746620" calcext:value-type="float">
            <text:p>86021746620</text:p>
          </table:table-cell>
          <table:table-cell office:value-type="string" calcext:value-type="string">
            <text:p>sz7_5d</text:p>
          </table:table-cell>
          <table:table-cell office:value-type="date" office:date-value="2023-06-26" calcext:value-type="date">
            <text:p>2023-06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41472565" calcext:value-type="float">
            <text:p>57041472565</text:p>
          </table:table-cell>
          <table:table-cell office:value-type="string" calcext:value-type="string">
            <text:p>sz21_5d</text:p>
          </table:table-cell>
          <table:table-cell office:value-type="date" office:date-value="2023-06-26" calcext:value-type="date">
            <text:p>2023-06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40143276" calcext:value-type="float">
            <text:p>67040143276</text:p>
          </table:table-cell>
          <table:table-cell office:value-type="string" calcext:value-type="string">
            <text:p>sz15_5d</text:p>
          </table:table-cell>
          <table:table-cell office:value-type="date" office:date-value="2023-06-28" calcext:value-type="date">
            <text:p>2023-06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12302109" calcext:value-type="float">
            <text:p>33012302109</text:p>
          </table:table-cell>
          <table:table-cell office:value-type="string" calcext:value-type="string">
            <text:p>sz10_4d</text:p>
          </table:table-cell>
          <table:table-cell office:value-type="date" office:date-value="2023-06-28" calcext:value-type="date">
            <text:p>2023-06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30586066" calcext:value-type="float">
            <text:p>40030586066</text:p>
          </table:table-cell>
          <table:table-cell office:value-type="string" calcext:value-type="string">
            <text:p>sz1_3d</text:p>
          </table:table-cell>
          <table:table-cell office:value-type="date" office:date-value="2023-06-29" calcext:value-type="date">
            <text:p>2023-06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70838835" calcext:value-type="float">
            <text:p>93070838835</text:p>
          </table:table-cell>
          <table:table-cell office:value-type="string" calcext:value-type="string">
            <text:p>sz10_4d</text:p>
          </table:table-cell>
          <table:table-cell office:value-type="date" office:date-value="2023-06-29" calcext:value-type="date">
            <text:p>2023-06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02016279" calcext:value-type="float">
            <text:p>64102016279</text:p>
          </table:table-cell>
          <table:table-cell office:value-type="string" calcext:value-type="string">
            <text:p>sz22_3d</text:p>
          </table:table-cell>
          <table:table-cell office:value-type="date" office:date-value="2023-06-29" calcext:value-type="date">
            <text:p>2023-06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61283627" calcext:value-type="float">
            <text:p>38061283627</text:p>
          </table:table-cell>
          <table:table-cell office:value-type="string" calcext:value-type="string">
            <text:p>sz24_3d</text:p>
          </table:table-cell>
          <table:table-cell office:value-type="date" office:date-value="2023-06-30" calcext:value-type="date">
            <text:p>2023-06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80951036" calcext:value-type="float">
            <text:p>46080951036</text:p>
          </table:table-cell>
          <table:table-cell office:value-type="string" calcext:value-type="string">
            <text:p>sz7_5d</text:p>
          </table:table-cell>
          <table:table-cell office:value-type="date" office:date-value="2023-06-30" calcext:value-type="date">
            <text:p>2023-06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1056574" calcext:value-type="float">
            <text:p>7251056574</text:p>
          </table:table-cell>
          <table:table-cell office:value-type="string" calcext:value-type="string">
            <text:p>sz11_1d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82173568" calcext:value-type="float">
            <text:p>44082173568</text:p>
          </table:table-cell>
          <table:table-cell office:value-type="string" calcext:value-type="string">
            <text:p>sz19_2d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40143276" calcext:value-type="float">
            <text:p>67040143276</text:p>
          </table:table-cell>
          <table:table-cell office:value-type="string" calcext:value-type="string">
            <text:p>sz15_5d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72658834" calcext:value-type="float">
            <text:p>87072658834</text:p>
          </table:table-cell>
          <table:table-cell office:value-type="string" calcext:value-type="string">
            <text:p>sz19_2d</text:p>
          </table:table-cell>
          <table:table-cell office:value-type="date" office:date-value="2023-07-02" calcext:value-type="date">
            <text:p>2023-07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11562429" calcext:value-type="float">
            <text:p>32111562429</text:p>
          </table:table-cell>
          <table:table-cell office:value-type="string" calcext:value-type="string">
            <text:p>sz19_2d</text:p>
          </table:table-cell>
          <table:table-cell office:value-type="date" office:date-value="2023-07-02" calcext:value-type="date">
            <text:p>2023-07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2450063" calcext:value-type="float">
            <text:p>17262450063</text:p>
          </table:table-cell>
          <table:table-cell office:value-type="string" calcext:value-type="string">
            <text:p>sz3_5d</text:p>
          </table:table-cell>
          <table:table-cell office:value-type="date" office:date-value="2023-07-02" calcext:value-type="date">
            <text:p>2023-07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12687184" calcext:value-type="float">
            <text:p>27012687184</text:p>
          </table:table-cell>
          <table:table-cell office:value-type="string" calcext:value-type="string">
            <text:p>sz20_5d</text:p>
          </table:table-cell>
          <table:table-cell office:value-type="date" office:date-value="2023-07-02" calcext:value-type="date">
            <text:p>2023-07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11248359" calcext:value-type="float">
            <text:p>83011248359</text:p>
          </table:table-cell>
          <table:table-cell office:value-type="string" calcext:value-type="string">
            <text:p>sz4_2d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10500289" calcext:value-type="float">
            <text:p>78010500289</text:p>
          </table:table-cell>
          <table:table-cell office:value-type="string" calcext:value-type="string">
            <text:p>sz11_1d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1378561" calcext:value-type="float">
            <text:p>32041378561</text:p>
          </table:table-cell>
          <table:table-cell office:value-type="string" calcext:value-type="string">
            <text:p>sz15_5d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40324511" calcext:value-type="float">
            <text:p>73040324511</text:p>
          </table:table-cell>
          <table:table-cell office:value-type="string" calcext:value-type="string">
            <text:p>sz21_5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71814583" calcext:value-type="float">
            <text:p>67071814583</text:p>
          </table:table-cell>
          <table:table-cell office:value-type="string" calcext:value-type="string">
            <text:p>sz9_5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81306310" calcext:value-type="float">
            <text:p>51081306310</text:p>
          </table:table-cell>
          <table:table-cell office:value-type="string" calcext:value-type="string">
            <text:p>sz2_1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72501021" calcext:value-type="float">
            <text:p>40072501021</text:p>
          </table:table-cell>
          <table:table-cell office:value-type="string" calcext:value-type="string">
            <text:p>sz11_1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40302003" calcext:value-type="float">
            <text:p>79040302003</text:p>
          </table:table-cell>
          <table:table-cell office:value-type="string" calcext:value-type="string">
            <text:p>sz13_5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70958316" calcext:value-type="float">
            <text:p>52070958316</text:p>
          </table:table-cell>
          <table:table-cell office:value-type="string" calcext:value-type="string">
            <text:p>sz3_5d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71037586" calcext:value-type="float">
            <text:p>38071037586</text:p>
          </table:table-cell>
          <table:table-cell office:value-type="string" calcext:value-type="string">
            <text:p>sz23_1d</text:p>
          </table:table-cell>
          <table:table-cell office:value-type="date" office:date-value="2023-07-05" calcext:value-type="date">
            <text:p>2023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1050327" calcext:value-type="float">
            <text:p>12301050327</text:p>
          </table:table-cell>
          <table:table-cell office:value-type="string" calcext:value-type="string">
            <text:p>sz9_5d</text:p>
          </table:table-cell>
          <table:table-cell office:value-type="date" office:date-value="2023-07-05" calcext:value-type="date">
            <text:p>2023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11253787" calcext:value-type="float">
            <text:p>67111253787</text:p>
          </table:table-cell>
          <table:table-cell office:value-type="string" calcext:value-type="string">
            <text:p>sz20_5d</text:p>
          </table:table-cell>
          <table:table-cell office:value-type="date" office:date-value="2023-07-05" calcext:value-type="date">
            <text:p>2023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1634460" calcext:value-type="float">
            <text:p>3211634460</text:p>
          </table:table-cell>
          <table:table-cell office:value-type="string" calcext:value-type="string">
            <text:p>sz15_5d</text:p>
          </table:table-cell>
          <table:table-cell office:value-type="date" office:date-value="2023-07-05" calcext:value-type="date">
            <text:p>2023-07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92181337" calcext:value-type="float">
            <text:p>39092181337</text:p>
          </table:table-cell>
          <table:table-cell office:value-type="string" calcext:value-type="string">
            <text:p>sz15_5d</text:p>
          </table:table-cell>
          <table:table-cell office:value-type="date" office:date-value="2023-07-05" calcext:value-type="date">
            <text:p>2023-07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90714865" calcext:value-type="float">
            <text:p>40090714865</text:p>
          </table:table-cell>
          <table:table-cell office:value-type="string" calcext:value-type="string">
            <text:p>sz6_3d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12244604" calcext:value-type="float">
            <text:p>90012244604</text:p>
          </table:table-cell>
          <table:table-cell office:value-type="string" calcext:value-type="string">
            <text:p>sz13_5d</text:p>
          </table:table-cell>
          <table:table-cell office:value-type="date" office:date-value="2023-07-07" calcext:value-type="date">
            <text:p>2023-07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20761023" calcext:value-type="float">
            <text:p>94020761023</text:p>
          </table:table-cell>
          <table:table-cell office:value-type="string" calcext:value-type="string">
            <text:p>sz7_5d</text:p>
          </table:table-cell>
          <table:table-cell office:value-type="date" office:date-value="2023-07-07" calcext:value-type="date">
            <text:p>2023-07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20285551" calcext:value-type="float">
            <text:p>24020285551</text:p>
          </table:table-cell>
          <table:table-cell office:value-type="string" calcext:value-type="string">
            <text:p>sz21_5d</text:p>
          </table:table-cell>
          <table:table-cell office:value-type="date" office:date-value="2023-07-07" calcext:value-type="date">
            <text:p>2023-07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02363884" calcext:value-type="float">
            <text:p>41102363884</text:p>
          </table:table-cell>
          <table:table-cell office:value-type="string" calcext:value-type="string">
            <text:p>sz8_2d</text:p>
          </table:table-cell>
          <table:table-cell office:value-type="date" office:date-value="2023-07-08" calcext:value-type="date">
            <text:p>2023-07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02738819" calcext:value-type="float">
            <text:p>67102738819</text:p>
          </table:table-cell>
          <table:table-cell office:value-type="string" calcext:value-type="string">
            <text:p>sz8_2d</text:p>
          </table:table-cell>
          <table:table-cell office:value-type="date" office:date-value="2023-07-08" calcext:value-type="date">
            <text:p>2023-07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11455173" calcext:value-type="float">
            <text:p>69011455173</text:p>
          </table:table-cell>
          <table:table-cell office:value-type="string" calcext:value-type="string">
            <text:p>sz3_5d</text:p>
          </table:table-cell>
          <table:table-cell office:value-type="date" office:date-value="2023-07-08" calcext:value-type="date">
            <text:p>2023-07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00220624" calcext:value-type="float">
            <text:p>67100220624</text:p>
          </table:table-cell>
          <table:table-cell office:value-type="string" calcext:value-type="string">
            <text:p>sz15_5d</text:p>
          </table:table-cell>
          <table:table-cell office:value-type="date" office:date-value="2023-07-09" calcext:value-type="date">
            <text:p>2023-07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41572080" calcext:value-type="float">
            <text:p>25041572080</text:p>
          </table:table-cell>
          <table:table-cell office:value-type="string" calcext:value-type="string">
            <text:p>sz20_5d</text:p>
          </table:table-cell>
          <table:table-cell office:value-type="date" office:date-value="2023-07-09" calcext:value-type="date">
            <text:p>2023-07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92443487" calcext:value-type="float">
            <text:p>47092443487</text:p>
          </table:table-cell>
          <table:table-cell office:value-type="string" calcext:value-type="string">
            <text:p>sz7_5d</text:p>
          </table:table-cell>
          <table:table-cell office:value-type="date" office:date-value="2023-07-09" calcext:value-type="date">
            <text:p>2023-07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12244604" calcext:value-type="float">
            <text:p>90012244604</text:p>
          </table:table-cell>
          <table:table-cell office:value-type="string" calcext:value-type="string">
            <text:p>sz13_5d</text:p>
          </table:table-cell>
          <table:table-cell office:value-type="date" office:date-value="2023-07-09" calcext:value-type="date">
            <text:p>2023-07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80951036" calcext:value-type="float">
            <text:p>46080951036</text:p>
          </table:table-cell>
          <table:table-cell office:value-type="string" calcext:value-type="string">
            <text:p>sz7_5d</text:p>
          </table:table-cell>
          <table:table-cell office:value-type="date" office:date-value="2023-07-09" calcext:value-type="date">
            <text:p>2023-07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70963525" calcext:value-type="float">
            <text:p>63070963525</text:p>
          </table:table-cell>
          <table:table-cell office:value-type="string" calcext:value-type="string">
            <text:p>sz9_5d</text:p>
          </table:table-cell>
          <table:table-cell office:value-type="date" office:date-value="2023-07-10" calcext:value-type="date">
            <text:p>2023-07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1378561" calcext:value-type="float">
            <text:p>32041378561</text:p>
          </table:table-cell>
          <table:table-cell office:value-type="string" calcext:value-type="string">
            <text:p>sz15_5d</text:p>
          </table:table-cell>
          <table:table-cell office:value-type="date" office:date-value="2023-07-10" calcext:value-type="date">
            <text:p>2023-07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02305577" calcext:value-type="float">
            <text:p>66102305577</text:p>
          </table:table-cell>
          <table:table-cell office:value-type="string" calcext:value-type="string">
            <text:p>sz23_1d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52303005" calcext:value-type="float">
            <text:p>46052303005</text:p>
          </table:table-cell>
          <table:table-cell office:value-type="string" calcext:value-type="string">
            <text:p>sz17_4d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10178746" calcext:value-type="float">
            <text:p>91010178746</text:p>
          </table:table-cell>
          <table:table-cell office:value-type="string" calcext:value-type="string">
            <text:p>sz13_5d</text:p>
          </table:table-cell>
          <table:table-cell office:value-type="date" office:date-value="2023-07-12" calcext:value-type="date">
            <text:p>2023-07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01170524" calcext:value-type="float">
            <text:p>34101170524</text:p>
          </table:table-cell>
          <table:table-cell office:value-type="string" calcext:value-type="string">
            <text:p>sz19_2d</text:p>
          </table:table-cell>
          <table:table-cell office:value-type="date" office:date-value="2023-07-12" calcext:value-type="date">
            <text:p>2023-07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81931126" calcext:value-type="float">
            <text:p>41081931126</text:p>
          </table:table-cell>
          <table:table-cell office:value-type="string" calcext:value-type="string">
            <text:p>sz15_5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01617809" calcext:value-type="float">
            <text:p>67101617809</text:p>
          </table:table-cell>
          <table:table-cell office:value-type="string" calcext:value-type="string">
            <text:p>sz2_1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10827875" calcext:value-type="float">
            <text:p>87110827875</text:p>
          </table:table-cell>
          <table:table-cell office:value-type="string" calcext:value-type="string">
            <text:p>sz21_5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82154717" calcext:value-type="float">
            <text:p>89082154717</text:p>
          </table:table-cell>
          <table:table-cell office:value-type="string" calcext:value-type="string">
            <text:p>sz2_1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92726277" calcext:value-type="float">
            <text:p>93092726277</text:p>
          </table:table-cell>
          <table:table-cell office:value-type="string" calcext:value-type="string">
            <text:p>sz1_3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90814225" calcext:value-type="float">
            <text:p>32090814225</text:p>
          </table:table-cell>
          <table:table-cell office:value-type="string" calcext:value-type="string">
            <text:p>sz24_3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70838835" calcext:value-type="float">
            <text:p>93070838835</text:p>
          </table:table-cell>
          <table:table-cell office:value-type="string" calcext:value-type="string">
            <text:p>sz10_4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92181337" calcext:value-type="float">
            <text:p>39092181337</text:p>
          </table:table-cell>
          <table:table-cell office:value-type="string" calcext:value-type="string">
            <text:p>sz15_5d</text:p>
          </table:table-cell>
          <table:table-cell office:value-type="date" office:date-value="2023-07-13" calcext:value-type="date">
            <text:p>2023-07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0248889" calcext:value-type="float">
            <text:p>1310248889</text:p>
          </table:table-cell>
          <table:table-cell office:value-type="string" calcext:value-type="string">
            <text:p>sz12_3d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01603569" calcext:value-type="float">
            <text:p>47101603569</text:p>
          </table:table-cell>
          <table:table-cell office:value-type="string" calcext:value-type="string">
            <text:p>sz15_5d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0928120" calcext:value-type="float">
            <text:p>10250928120</text:p>
          </table:table-cell>
          <table:table-cell office:value-type="string" calcext:value-type="string">
            <text:p>sz21_5d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91815008" calcext:value-type="float">
            <text:p>37091815008</text:p>
          </table:table-cell>
          <table:table-cell office:value-type="string" calcext:value-type="string">
            <text:p>sz16_1d</text:p>
          </table:table-cell>
          <table:table-cell office:value-type="date" office:date-value="2023-07-15" calcext:value-type="date">
            <text:p>2023-07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91143068" calcext:value-type="float">
            <text:p>24091143068</text:p>
          </table:table-cell>
          <table:table-cell office:value-type="string" calcext:value-type="string">
            <text:p>sz14_1d</text:p>
          </table:table-cell>
          <table:table-cell office:value-type="date" office:date-value="2023-07-15" calcext:value-type="date">
            <text:p>2023-07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1864640" calcext:value-type="float">
            <text:p>46101864640</text:p>
          </table:table-cell>
          <table:table-cell office:value-type="string" calcext:value-type="string">
            <text:p>sz20_5d</text:p>
          </table:table-cell>
          <table:table-cell office:value-type="date" office:date-value="2023-07-16" calcext:value-type="date">
            <text:p>2023-07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01502338" calcext:value-type="float">
            <text:p>61101502338</text:p>
          </table:table-cell>
          <table:table-cell office:value-type="string" calcext:value-type="string">
            <text:p>sz8_2d</text:p>
          </table:table-cell>
          <table:table-cell office:value-type="date" office:date-value="2023-07-16" calcext:value-type="date">
            <text:p>2023-07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61652646" calcext:value-type="float">
            <text:p>68061652646</text:p>
          </table:table-cell>
          <table:table-cell office:value-type="string" calcext:value-type="string">
            <text:p>sz10_4d</text:p>
          </table:table-cell>
          <table:table-cell office:value-type="date" office:date-value="2023-07-16" calcext:value-type="date">
            <text:p>2023-07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22762270" calcext:value-type="float">
            <text:p>60022762270</text:p>
          </table:table-cell>
          <table:table-cell office:value-type="string" calcext:value-type="string">
            <text:p>sz9_5d</text:p>
          </table:table-cell>
          <table:table-cell office:value-type="date" office:date-value="2023-07-16" calcext:value-type="date">
            <text:p>2023-07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30586066" calcext:value-type="float">
            <text:p>40030586066</text:p>
          </table:table-cell>
          <table:table-cell office:value-type="string" calcext:value-type="string">
            <text:p>sz1_3d</text:p>
          </table:table-cell>
          <table:table-cell office:value-type="date" office:date-value="2023-07-16" calcext:value-type="date">
            <text:p>2023-07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92608074" calcext:value-type="float">
            <text:p>46092608074</text:p>
          </table:table-cell>
          <table:table-cell office:value-type="string" calcext:value-type="string">
            <text:p>sz8_2d</text:p>
          </table:table-cell>
          <table:table-cell office:value-type="date" office:date-value="2023-07-17" calcext:value-type="date">
            <text:p>2023-07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71983666" calcext:value-type="float">
            <text:p>86071983666</text:p>
          </table:table-cell>
          <table:table-cell office:value-type="string" calcext:value-type="string">
            <text:p>sz20_5d</text:p>
          </table:table-cell>
          <table:table-cell office:value-type="date" office:date-value="2023-07-17" calcext:value-type="date">
            <text:p>2023-07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72041019" calcext:value-type="float">
            <text:p>17272041019</text:p>
          </table:table-cell>
          <table:table-cell office:value-type="string" calcext:value-type="string">
            <text:p>sz17_4d</text:p>
          </table:table-cell>
          <table:table-cell office:value-type="date" office:date-value="2023-07-17" calcext:value-type="date">
            <text:p>2023-07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21507159" calcext:value-type="float">
            <text:p>48021507159</text:p>
          </table:table-cell>
          <table:table-cell office:value-type="string" calcext:value-type="string">
            <text:p>sz1_3d</text:p>
          </table:table-cell>
          <table:table-cell office:value-type="date" office:date-value="2023-07-18" calcext:value-type="date">
            <text:p>2023-07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2687184" calcext:value-type="float">
            <text:p>27012687184</text:p>
          </table:table-cell>
          <table:table-cell office:value-type="string" calcext:value-type="string">
            <text:p>sz20_5d</text:p>
          </table:table-cell>
          <table:table-cell office:value-type="date" office:date-value="2023-07-18" calcext:value-type="date">
            <text:p>2023-07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0357846" calcext:value-type="float">
            <text:p>7280357846</text:p>
          </table:table-cell>
          <table:table-cell office:value-type="string" calcext:value-type="string">
            <text:p>sz6_3d</text:p>
          </table:table-cell>
          <table:table-cell office:value-type="date" office:date-value="2023-07-19" calcext:value-type="date">
            <text:p>2023-07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71178273" calcext:value-type="float">
            <text:p>57071178273</text:p>
          </table:table-cell>
          <table:table-cell office:value-type="string" calcext:value-type="string">
            <text:p>sz20_5d</text:p>
          </table:table-cell>
          <table:table-cell office:value-type="date" office:date-value="2023-07-19" calcext:value-type="date">
            <text:p>2023-07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1864640" calcext:value-type="float">
            <text:p>46101864640</text:p>
          </table:table-cell>
          <table:table-cell office:value-type="string" calcext:value-type="string">
            <text:p>sz20_5d</text:p>
          </table:table-cell>
          <table:table-cell office:value-type="date" office:date-value="2023-07-19" calcext:value-type="date">
            <text:p>2023-07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00268144" calcext:value-type="float">
            <text:p>17300268144</text:p>
          </table:table-cell>
          <table:table-cell office:value-type="string" calcext:value-type="string">
            <text:p>sz4_2d</text:p>
          </table:table-cell>
          <table:table-cell office:value-type="date" office:date-value="2023-07-20" calcext:value-type="date">
            <text:p>2023-07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40324511" calcext:value-type="float">
            <text:p>73040324511</text:p>
          </table:table-cell>
          <table:table-cell office:value-type="string" calcext:value-type="string">
            <text:p>sz21_5d</text:p>
          </table:table-cell>
          <table:table-cell office:value-type="date" office:date-value="2023-07-20" calcext:value-type="date">
            <text:p>2023-07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20285551" calcext:value-type="float">
            <text:p>24020285551</text:p>
          </table:table-cell>
          <table:table-cell office:value-type="string" calcext:value-type="string">
            <text:p>sz21_5d</text:p>
          </table:table-cell>
          <table:table-cell office:value-type="date" office:date-value="2023-07-20" calcext:value-type="date">
            <text:p>2023-07-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90301661" calcext:value-type="float">
            <text:p>73090301661</text:p>
          </table:table-cell>
          <table:table-cell office:value-type="string" calcext:value-type="string">
            <text:p>sz7_5d</text:p>
          </table:table-cell>
          <table:table-cell office:value-type="date" office:date-value="2023-07-21" calcext:value-type="date">
            <text:p>2023-07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01864640" calcext:value-type="float">
            <text:p>46101864640</text:p>
          </table:table-cell>
          <table:table-cell office:value-type="string" calcext:value-type="string">
            <text:p>sz20_5d</text:p>
          </table:table-cell>
          <table:table-cell office:value-type="date" office:date-value="2023-07-21" calcext:value-type="date">
            <text:p>2023-07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21330747" calcext:value-type="float">
            <text:p>34021330747</text:p>
          </table:table-cell>
          <table:table-cell office:value-type="string" calcext:value-type="string">
            <text:p>sz17_4d</text:p>
          </table:table-cell>
          <table:table-cell office:value-type="date" office:date-value="2023-07-22" calcext:value-type="date">
            <text:p>2023-07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10523634" calcext:value-type="float">
            <text:p>45110523634</text:p>
          </table:table-cell>
          <table:table-cell office:value-type="string" calcext:value-type="string">
            <text:p>sz20_5d</text:p>
          </table:table-cell>
          <table:table-cell office:value-type="date" office:date-value="2023-07-22" calcext:value-type="date">
            <text:p>2023-07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388713" calcext:value-type="float">
            <text:p>3300388713</text:p>
          </table:table-cell>
          <table:table-cell office:value-type="string" calcext:value-type="string">
            <text:p>sz24_3d</text:p>
          </table:table-cell>
          <table:table-cell office:value-type="date" office:date-value="2023-07-22" calcext:value-type="date">
            <text:p>2023-07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40143276" calcext:value-type="float">
            <text:p>67040143276</text:p>
          </table:table-cell>
          <table:table-cell office:value-type="string" calcext:value-type="string">
            <text:p>sz15_5d</text:p>
          </table:table-cell>
          <table:table-cell office:value-type="date" office:date-value="2023-07-22" calcext:value-type="date">
            <text:p>2023-07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51263219" calcext:value-type="float">
            <text:p>92051263219</text:p>
          </table:table-cell>
          <table:table-cell office:value-type="string" calcext:value-type="string">
            <text:p>sz20_5d</text:p>
          </table:table-cell>
          <table:table-cell office:value-type="date" office:date-value="2023-07-23" calcext:value-type="date">
            <text:p>2023-07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1170177" calcext:value-type="float">
            <text:p>3251170177</text:p>
          </table:table-cell>
          <table:table-cell office:value-type="string" calcext:value-type="string">
            <text:p>sz20_5d</text:p>
          </table:table-cell>
          <table:table-cell office:value-type="date" office:date-value="2023-07-23" calcext:value-type="date">
            <text:p>2023-07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41771861" calcext:value-type="float">
            <text:p>67041771861</text:p>
          </table:table-cell>
          <table:table-cell office:value-type="string" calcext:value-type="string">
            <text:p>sz15_5d</text:p>
          </table:table-cell>
          <table:table-cell office:value-type="date" office:date-value="2023-07-23" calcext:value-type="date">
            <text:p>2023-07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30754647" calcext:value-type="float">
            <text:p>73030754647</text:p>
          </table:table-cell>
          <table:table-cell office:value-type="string" calcext:value-type="string">
            <text:p>sz24_3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1931304" calcext:value-type="float">
            <text:p>14221931304</text:p>
          </table:table-cell>
          <table:table-cell office:value-type="string" calcext:value-type="string">
            <text:p>sz24_3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62104352" calcext:value-type="float">
            <text:p>92062104352</text:p>
          </table:table-cell>
          <table:table-cell office:value-type="string" calcext:value-type="string">
            <text:p>sz13_5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81931126" calcext:value-type="float">
            <text:p>41081931126</text:p>
          </table:table-cell>
          <table:table-cell office:value-type="string" calcext:value-type="string">
            <text:p>sz15_5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10562638" calcext:value-type="float">
            <text:p>60110562638</text:p>
          </table:table-cell>
          <table:table-cell office:value-type="string" calcext:value-type="string">
            <text:p>sz9_5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02760035" calcext:value-type="float">
            <text:p>40102760035</text:p>
          </table:table-cell>
          <table:table-cell office:value-type="string" calcext:value-type="string">
            <text:p>sz15_5d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60881006" calcext:value-type="float">
            <text:p>23060881006</text:p>
          </table:table-cell>
          <table:table-cell office:value-type="string" calcext:value-type="string">
            <text:p>sz5_1d</text:p>
          </table:table-cell>
          <table:table-cell office:value-type="date" office:date-value="2023-07-25" calcext:value-type="date">
            <text:p>2023-07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71921824" calcext:value-type="float">
            <text:p>93071921824</text:p>
          </table:table-cell>
          <table:table-cell office:value-type="string" calcext:value-type="string">
            <text:p>sz12_3d</text:p>
          </table:table-cell>
          <table:table-cell office:value-type="date" office:date-value="2023-07-25" calcext:value-type="date">
            <text:p>2023-07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52173704" calcext:value-type="float">
            <text:p>69052173704</text:p>
          </table:table-cell>
          <table:table-cell office:value-type="string" calcext:value-type="string">
            <text:p>sz13_5d</text:p>
          </table:table-cell>
          <table:table-cell office:value-type="date" office:date-value="2023-07-25" calcext:value-type="date">
            <text:p>2023-07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71983666" calcext:value-type="float">
            <text:p>86071983666</text:p>
          </table:table-cell>
          <table:table-cell office:value-type="string" calcext:value-type="string">
            <text:p>sz20_5d</text:p>
          </table:table-cell>
          <table:table-cell office:value-type="date" office:date-value="2023-07-25" calcext:value-type="date">
            <text:p>2023-07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42172106" calcext:value-type="float">
            <text:p>34042172106</text:p>
          </table:table-cell>
          <table:table-cell office:value-type="string" calcext:value-type="string">
            <text:p>sz22_3d</text:p>
          </table:table-cell>
          <table:table-cell office:value-type="date" office:date-value="2023-07-26" calcext:value-type="date">
            <text:p>2023-07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02648252" calcext:value-type="float">
            <text:p>37102648252</text:p>
          </table:table-cell>
          <table:table-cell office:value-type="string" calcext:value-type="string">
            <text:p>sz10_4d</text:p>
          </table:table-cell>
          <table:table-cell office:value-type="date" office:date-value="2023-07-26" calcext:value-type="date">
            <text:p>2023-07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30148370" calcext:value-type="float">
            <text:p>28030148370</text:p>
          </table:table-cell>
          <table:table-cell office:value-type="string" calcext:value-type="string">
            <text:p>sz20_5d</text:p>
          </table:table-cell>
          <table:table-cell office:value-type="date" office:date-value="2023-07-26" calcext:value-type="date">
            <text:p>2023-07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92443487" calcext:value-type="float">
            <text:p>47092443487</text:p>
          </table:table-cell>
          <table:table-cell office:value-type="string" calcext:value-type="string">
            <text:p>sz7_5d</text:p>
          </table:table-cell>
          <table:table-cell office:value-type="date" office:date-value="2023-07-26" calcext:value-type="date">
            <text:p>2023-07-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40760838" calcext:value-type="float">
            <text:p>73040760838</text:p>
          </table:table-cell>
          <table:table-cell office:value-type="string" calcext:value-type="string">
            <text:p>sz13_5d</text:p>
          </table:table-cell>
          <table:table-cell office:value-type="date" office:date-value="2023-07-27" calcext:value-type="date">
            <text:p>2023-07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388713" calcext:value-type="float">
            <text:p>3300388713</text:p>
          </table:table-cell>
          <table:table-cell office:value-type="string" calcext:value-type="string">
            <text:p>sz24_3d</text:p>
          </table:table-cell>
          <table:table-cell office:value-type="date" office:date-value="2023-07-27" calcext:value-type="date">
            <text:p>2023-07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52557880" calcext:value-type="float">
            <text:p>80052557880</text:p>
          </table:table-cell>
          <table:table-cell office:value-type="string" calcext:value-type="string">
            <text:p>sz13_5d</text:p>
          </table:table-cell>
          <table:table-cell office:value-type="date" office:date-value="2023-07-28" calcext:value-type="date">
            <text:p>2023-07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0316670" calcext:value-type="float">
            <text:p>12280316670</text:p>
          </table:table-cell>
          <table:table-cell office:value-type="string" calcext:value-type="string">
            <text:p>sz5_1d</text:p>
          </table:table-cell>
          <table:table-cell office:value-type="date" office:date-value="2023-07-28" calcext:value-type="date">
            <text:p>2023-07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41625631" calcext:value-type="float">
            <text:p>71041625631</text:p>
          </table:table-cell>
          <table:table-cell office:value-type="string" calcext:value-type="string">
            <text:p>sz6_3d</text:p>
          </table:table-cell>
          <table:table-cell office:value-type="date" office:date-value="2023-07-29" calcext:value-type="date">
            <text:p>2023-07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2700380" calcext:value-type="float">
            <text:p>7252700380</text:p>
          </table:table-cell>
          <table:table-cell office:value-type="string" calcext:value-type="string">
            <text:p>sz15_5d</text:p>
          </table:table-cell>
          <table:table-cell office:value-type="date" office:date-value="2023-07-29" calcext:value-type="date">
            <text:p>2023-07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11455173" calcext:value-type="float">
            <text:p>69011455173</text:p>
          </table:table-cell>
          <table:table-cell office:value-type="string" calcext:value-type="string">
            <text:p>sz3_5d</text:p>
          </table:table-cell>
          <table:table-cell office:value-type="date" office:date-value="2023-07-29" calcext:value-type="date">
            <text:p>2023-07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12011221" calcext:value-type="float">
            <text:p>37012011221</text:p>
          </table:table-cell>
          <table:table-cell office:value-type="string" calcext:value-type="string">
            <text:p>sz17_4d</text:p>
          </table:table-cell>
          <table:table-cell office:value-type="date" office:date-value="2023-07-29" calcext:value-type="date">
            <text:p>2023-07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31640632" calcext:value-type="float">
            <text:p>32031640632</text:p>
          </table:table-cell>
          <table:table-cell office:value-type="string" calcext:value-type="string">
            <text:p>sz8_2d</text:p>
          </table:table-cell>
          <table:table-cell office:value-type="date" office:date-value="2023-07-30" calcext:value-type="date">
            <text:p>2023-07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72658834" calcext:value-type="float">
            <text:p>87072658834</text:p>
          </table:table-cell>
          <table:table-cell office:value-type="string" calcext:value-type="string">
            <text:p>sz19_2d</text:p>
          </table:table-cell>
          <table:table-cell office:value-type="date" office:date-value="2023-07-30" calcext:value-type="date">
            <text:p>2023-07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0884764" calcext:value-type="float">
            <text:p>3280884764</text:p>
          </table:table-cell>
          <table:table-cell office:value-type="string" calcext:value-type="string">
            <text:p>sz11_1d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71586317" calcext:value-type="float">
            <text:p>77071586317</text:p>
          </table:table-cell>
          <table:table-cell office:value-type="string" calcext:value-type="string">
            <text:p>sz3_5d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601127" calcext:value-type="float">
            <text:p>272601127</text:p>
          </table:table-cell>
          <table:table-cell office:value-type="string" calcext:value-type="string">
            <text:p>sz10_4d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12302109" calcext:value-type="float">
            <text:p>33012302109</text:p>
          </table:table-cell>
          <table:table-cell office:value-type="string" calcext:value-type="string">
            <text:p>sz10_4d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61182660" calcext:value-type="float">
            <text:p>79061182660</text:p>
          </table:table-cell>
          <table:table-cell office:value-type="string" calcext:value-type="string">
            <text:p>sz20_5d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22263819" calcext:value-type="float">
            <text:p>89022263819</text:p>
          </table:table-cell>
          <table:table-cell office:value-type="string" calcext:value-type="string">
            <text:p>sz15_5d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21131523" calcext:value-type="float">
            <text:p>79021131523</text:p>
          </table:table-cell>
          <table:table-cell office:value-type="string" calcext:value-type="string">
            <text:p>sz4_2d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92468110" calcext:value-type="float">
            <text:p>38092468110</text:p>
          </table:table-cell>
          <table:table-cell office:value-type="string" calcext:value-type="string">
            <text:p>sz21_5d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01208341" calcext:value-type="float">
            <text:p>93101208341</text:p>
          </table:table-cell>
          <table:table-cell office:value-type="string" calcext:value-type="string">
            <text:p>sz1_3d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12685847" calcext:value-type="float">
            <text:p>99112685847</text:p>
          </table:table-cell>
          <table:table-cell office:value-type="string" calcext:value-type="string">
            <text:p>sz4_2d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30720239" calcext:value-type="float">
            <text:p>64030720239</text:p>
          </table:table-cell>
          <table:table-cell office:value-type="string" calcext:value-type="string">
            <text:p>sz3_5d</text:p>
          </table:table-cell>
          <table:table-cell office:value-type="date" office:date-value="2023-08-04" calcext:value-type="date">
            <text:p>2023-08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11281768" calcext:value-type="float">
            <text:p>29111281768</text:p>
          </table:table-cell>
          <table:table-cell office:value-type="string" calcext:value-type="string">
            <text:p>sz1_3d</text:p>
          </table:table-cell>
          <table:table-cell office:value-type="date" office:date-value="2023-08-04" calcext:value-type="date">
            <text:p>2023-08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1503525" calcext:value-type="float">
            <text:p>38061503525</text:p>
          </table:table-cell>
          <table:table-cell office:value-type="string" calcext:value-type="string">
            <text:p>sz22_3d</text:p>
          </table:table-cell>
          <table:table-cell office:value-type="date" office:date-value="2023-08-04" calcext:value-type="date">
            <text:p>2023-08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01364769" calcext:value-type="float">
            <text:p>36101364769</text:p>
          </table:table-cell>
          <table:table-cell office:value-type="string" calcext:value-type="string">
            <text:p>sz21_5d</text:p>
          </table:table-cell>
          <table:table-cell office:value-type="date" office:date-value="2023-08-04" calcext:value-type="date">
            <text:p>2023-08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61907454" calcext:value-type="float">
            <text:p>88061907454</text:p>
          </table:table-cell>
          <table:table-cell office:value-type="string" calcext:value-type="string">
            <text:p>sz3_5d</text:p>
          </table:table-cell>
          <table:table-cell office:value-type="date" office:date-value="2023-08-04" calcext:value-type="date">
            <text:p>2023-08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91180581" calcext:value-type="float">
            <text:p>90091180581</text:p>
          </table:table-cell>
          <table:table-cell office:value-type="string" calcext:value-type="string">
            <text:p>sz6_3d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10603134" calcext:value-type="float">
            <text:p>62010603134</text:p>
          </table:table-cell>
          <table:table-cell office:value-type="string" calcext:value-type="string">
            <text:p>sz16_1d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0268144" calcext:value-type="float">
            <text:p>17300268144</text:p>
          </table:table-cell>
          <table:table-cell office:value-type="string" calcext:value-type="string">
            <text:p>sz4_2d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20108854" calcext:value-type="float">
            <text:p>97020108854</text:p>
          </table:table-cell>
          <table:table-cell office:value-type="string" calcext:value-type="string">
            <text:p>sz1_3d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01864640" calcext:value-type="float">
            <text:p>46101864640</text:p>
          </table:table-cell>
          <table:table-cell office:value-type="string" calcext:value-type="string">
            <text:p>sz20_5d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70581328" calcext:value-type="float">
            <text:p>84070581328</text:p>
          </table:table-cell>
          <table:table-cell office:value-type="string" calcext:value-type="string">
            <text:p>sz10_4d</text:p>
          </table:table-cell>
          <table:table-cell office:value-type="date" office:date-value="2023-08-06" calcext:value-type="date">
            <text:p>2023-08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92468110" calcext:value-type="float">
            <text:p>38092468110</text:p>
          </table:table-cell>
          <table:table-cell office:value-type="string" calcext:value-type="string">
            <text:p>sz21_5d</text:p>
          </table:table-cell>
          <table:table-cell office:value-type="date" office:date-value="2023-08-06" calcext:value-type="date">
            <text:p>2023-08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01864640" calcext:value-type="float">
            <text:p>46101864640</text:p>
          </table:table-cell>
          <table:table-cell office:value-type="string" calcext:value-type="string">
            <text:p>sz20_5d</text:p>
          </table:table-cell>
          <table:table-cell office:value-type="date" office:date-value="2023-08-06" calcext:value-type="date">
            <text:p>2023-08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52544714" calcext:value-type="float">
            <text:p>42052544714</text:p>
          </table:table-cell>
          <table:table-cell office:value-type="string" calcext:value-type="string">
            <text:p>sz6_3d</text:p>
          </table:table-cell>
          <table:table-cell office:value-type="date" office:date-value="2023-08-07" calcext:value-type="date">
            <text:p>2023-08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70854361" calcext:value-type="float">
            <text:p>71070854361</text:p>
          </table:table-cell>
          <table:table-cell office:value-type="string" calcext:value-type="string">
            <text:p>sz21_5d</text:p>
          </table:table-cell>
          <table:table-cell office:value-type="date" office:date-value="2023-08-07" calcext:value-type="date">
            <text:p>2023-08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10170660" calcext:value-type="float">
            <text:p>47010170660</text:p>
          </table:table-cell>
          <table:table-cell office:value-type="string" calcext:value-type="string">
            <text:p>sz12_3d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70207410" calcext:value-type="float">
            <text:p>65070207410</text:p>
          </table:table-cell>
          <table:table-cell office:value-type="string" calcext:value-type="string">
            <text:p>sz7_5d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52303005" calcext:value-type="float">
            <text:p>46052303005</text:p>
          </table:table-cell>
          <table:table-cell office:value-type="string" calcext:value-type="string">
            <text:p>sz17_4d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71814583" calcext:value-type="float">
            <text:p>67071814583</text:p>
          </table:table-cell>
          <table:table-cell office:value-type="string" calcext:value-type="string">
            <text:p>sz9_5d</text:p>
          </table:table-cell>
          <table:table-cell office:value-type="date" office:date-value="2023-08-09" calcext:value-type="date">
            <text:p>2023-08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21330747" calcext:value-type="float">
            <text:p>34021330747</text:p>
          </table:table-cell>
          <table:table-cell office:value-type="string" calcext:value-type="string">
            <text:p>sz17_4d</text:p>
          </table:table-cell>
          <table:table-cell office:value-type="date" office:date-value="2023-08-09" calcext:value-type="date">
            <text:p>2023-08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41771861" calcext:value-type="float">
            <text:p>67041771861</text:p>
          </table:table-cell>
          <table:table-cell office:value-type="string" calcext:value-type="string">
            <text:p>sz15_5d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70854361" calcext:value-type="float">
            <text:p>71070854361</text:p>
          </table:table-cell>
          <table:table-cell office:value-type="string" calcext:value-type="string">
            <text:p>sz21_5d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02088788" calcext:value-type="float">
            <text:p>95102088788</text:p>
          </table:table-cell>
          <table:table-cell office:value-type="string" calcext:value-type="string">
            <text:p>sz17_4d</text:p>
          </table:table-cell>
          <table:table-cell office:value-type="date" office:date-value="2023-08-11" calcext:value-type="date">
            <text:p>2023-08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00342276" calcext:value-type="float">
            <text:p>61100342276</text:p>
          </table:table-cell>
          <table:table-cell office:value-type="string" calcext:value-type="string">
            <text:p>sz4_2d</text:p>
          </table:table-cell>
          <table:table-cell office:value-type="date" office:date-value="2023-08-11" calcext:value-type="date">
            <text:p>2023-08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50148524" calcext:value-type="float">
            <text:p>96050148524</text:p>
          </table:table-cell>
          <table:table-cell office:value-type="string" calcext:value-type="string">
            <text:p>sz21_5d</text:p>
          </table:table-cell>
          <table:table-cell office:value-type="date" office:date-value="2023-08-11" calcext:value-type="date">
            <text:p>2023-08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2731409" calcext:value-type="float">
            <text:p>3292731409</text:p>
          </table:table-cell>
          <table:table-cell office:value-type="string" calcext:value-type="string">
            <text:p>sz21_5d</text:p>
          </table:table-cell>
          <table:table-cell office:value-type="date" office:date-value="2023-08-11" calcext:value-type="date">
            <text:p>2023-08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11281768" calcext:value-type="float">
            <text:p>29111281768</text:p>
          </table:table-cell>
          <table:table-cell office:value-type="string" calcext:value-type="string">
            <text:p>sz1_3d</text:p>
          </table:table-cell>
          <table:table-cell office:value-type="date" office:date-value="2023-08-12" calcext:value-type="date">
            <text:p>2023-08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10562638" calcext:value-type="float">
            <text:p>60110562638</text:p>
          </table:table-cell>
          <table:table-cell office:value-type="string" calcext:value-type="string">
            <text:p>sz9_5d</text:p>
          </table:table-cell>
          <table:table-cell office:value-type="date" office:date-value="2023-08-12" calcext:value-type="date">
            <text:p>2023-08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32441506" calcext:value-type="float">
            <text:p>94032441506</text:p>
          </table:table-cell>
          <table:table-cell office:value-type="string" calcext:value-type="string">
            <text:p>sz11_1d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91646070" calcext:value-type="float">
            <text:p>96091646070</text:p>
          </table:table-cell>
          <table:table-cell office:value-type="string" calcext:value-type="string">
            <text:p>sz16_1d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40760838" calcext:value-type="float">
            <text:p>73040760838</text:p>
          </table:table-cell>
          <table:table-cell office:value-type="string" calcext:value-type="string">
            <text:p>sz13_5d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22263819" calcext:value-type="float">
            <text:p>89022263819</text:p>
          </table:table-cell>
          <table:table-cell office:value-type="string" calcext:value-type="string">
            <text:p>sz15_5d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01814803" calcext:value-type="float">
            <text:p>37101814803</text:p>
          </table:table-cell>
          <table:table-cell office:value-type="string" calcext:value-type="string">
            <text:p>sz1_3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01042768" calcext:value-type="float">
            <text:p>27101042768</text:p>
          </table:table-cell>
          <table:table-cell office:value-type="string" calcext:value-type="string">
            <text:p>sz24_3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72075221" calcext:value-type="float">
            <text:p>33072075221</text:p>
          </table:table-cell>
          <table:table-cell office:value-type="string" calcext:value-type="string">
            <text:p>sz10_4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10205145" calcext:value-type="float">
            <text:p>47110205145</text:p>
          </table:table-cell>
          <table:table-cell office:value-type="string" calcext:value-type="string">
            <text:p>sz24_3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70958316" calcext:value-type="float">
            <text:p>52070958316</text:p>
          </table:table-cell>
          <table:table-cell office:value-type="string" calcext:value-type="string">
            <text:p>sz3_5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50148524" calcext:value-type="float">
            <text:p>96050148524</text:p>
          </table:table-cell>
          <table:table-cell office:value-type="string" calcext:value-type="string">
            <text:p>sz21_5d</text:p>
          </table:table-cell>
          <table:table-cell office:value-type="date" office:date-value="2023-08-14" calcext:value-type="date">
            <text:p>2023-08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50282874" calcext:value-type="float">
            <text:p>33050282874</text:p>
          </table:table-cell>
          <table:table-cell office:value-type="string" calcext:value-type="string">
            <text:p>sz15_5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51178686" calcext:value-type="float">
            <text:p>37051178686</text:p>
          </table:table-cell>
          <table:table-cell office:value-type="string" calcext:value-type="string">
            <text:p>sz13_5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52025639" calcext:value-type="float">
            <text:p>39052025639</text:p>
          </table:table-cell>
          <table:table-cell office:value-type="string" calcext:value-type="string">
            <text:p>sz8_2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248889" calcext:value-type="float">
            <text:p>1310248889</text:p>
          </table:table-cell>
          <table:table-cell office:value-type="string" calcext:value-type="string">
            <text:p>sz12_3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02088788" calcext:value-type="float">
            <text:p>95102088788</text:p>
          </table:table-cell>
          <table:table-cell office:value-type="string" calcext:value-type="string">
            <text:p>sz17_4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1050327" calcext:value-type="float">
            <text:p>12301050327</text:p>
          </table:table-cell>
          <table:table-cell office:value-type="string" calcext:value-type="string">
            <text:p>sz9_5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21322864" calcext:value-type="float">
            <text:p>68021322864</text:p>
          </table:table-cell>
          <table:table-cell office:value-type="string" calcext:value-type="string">
            <text:p>sz15_5d</text:p>
          </table:table-cell>
          <table:table-cell office:value-type="date" office:date-value="2023-08-15" calcext:value-type="date">
            <text:p>2023-08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0242252" calcext:value-type="float">
            <text:p>4270242252</text:p>
          </table:table-cell>
          <table:table-cell office:value-type="string" calcext:value-type="string">
            <text:p>sz24_3d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11101405" calcext:value-type="float">
            <text:p>87011101405</text:p>
          </table:table-cell>
          <table:table-cell office:value-type="string" calcext:value-type="string">
            <text:p>sz7_5d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2601031" calcext:value-type="float">
            <text:p>10242601031</text:p>
          </table:table-cell>
          <table:table-cell office:value-type="string" calcext:value-type="string">
            <text:p>sz13_5d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81253204" calcext:value-type="float">
            <text:p>98081253204</text:p>
          </table:table-cell>
          <table:table-cell office:value-type="string" calcext:value-type="string">
            <text:p>sz22_3d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61182660" calcext:value-type="float">
            <text:p>79061182660</text:p>
          </table:table-cell>
          <table:table-cell office:value-type="string" calcext:value-type="string">
            <text:p>sz20_5d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30978712" calcext:value-type="float">
            <text:p>69030978712</text:p>
          </table:table-cell>
          <table:table-cell office:value-type="string" calcext:value-type="string">
            <text:p>sz3_5d</text:p>
          </table:table-cell>
          <table:table-cell office:value-type="date" office:date-value="2023-08-17" calcext:value-type="date">
            <text:p>2023-08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12414315" calcext:value-type="float">
            <text:p>72012414315</text:p>
          </table:table-cell>
          <table:table-cell office:value-type="string" calcext:value-type="string">
            <text:p>sz22_3d</text:p>
          </table:table-cell>
          <table:table-cell office:value-type="date" office:date-value="2023-08-17" calcext:value-type="date">
            <text:p>2023-08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21322864" calcext:value-type="float">
            <text:p>68021322864</text:p>
          </table:table-cell>
          <table:table-cell office:value-type="string" calcext:value-type="string">
            <text:p>sz15_5d</text:p>
          </table:table-cell>
          <table:table-cell office:value-type="date" office:date-value="2023-08-17" calcext:value-type="date">
            <text:p>2023-08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71380133" calcext:value-type="float">
            <text:p>35071380133</text:p>
          </table:table-cell>
          <table:table-cell office:value-type="string" calcext:value-type="string">
            <text:p>sz20_5d</text:p>
          </table:table-cell>
          <table:table-cell office:value-type="date" office:date-value="2023-08-18" calcext:value-type="date">
            <text:p>2023-08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51423350" calcext:value-type="float">
            <text:p>56051423350</text:p>
          </table:table-cell>
          <table:table-cell office:value-type="string" calcext:value-type="string">
            <text:p>sz12_3d</text:p>
          </table:table-cell>
          <table:table-cell office:value-type="date" office:date-value="2023-08-18" calcext:value-type="date">
            <text:p>2023-08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01364769" calcext:value-type="float">
            <text:p>36101364769</text:p>
          </table:table-cell>
          <table:table-cell office:value-type="string" calcext:value-type="string">
            <text:p>sz21_5d</text:p>
          </table:table-cell>
          <table:table-cell office:value-type="date" office:date-value="2023-08-18" calcext:value-type="date">
            <text:p>2023-08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70963525" calcext:value-type="float">
            <text:p>63070963525</text:p>
          </table:table-cell>
          <table:table-cell office:value-type="string" calcext:value-type="string">
            <text:p>sz9_5d</text:p>
          </table:table-cell>
          <table:table-cell office:value-type="date" office:date-value="2023-08-18" calcext:value-type="date">
            <text:p>2023-08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2450063" calcext:value-type="float">
            <text:p>17262450063</text:p>
          </table:table-cell>
          <table:table-cell office:value-type="string" calcext:value-type="string">
            <text:p>sz3_5d</text:p>
          </table:table-cell>
          <table:table-cell office:value-type="date" office:date-value="2023-08-18" calcext:value-type="date">
            <text:p>2023-08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60585544" calcext:value-type="float">
            <text:p>61060585544</text:p>
          </table:table-cell>
          <table:table-cell office:value-type="string" calcext:value-type="string">
            <text:p>sz23_1d</text:p>
          </table:table-cell>
          <table:table-cell office:value-type="date" office:date-value="2023-08-19" calcext:value-type="date">
            <text:p>2023-08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52311203" calcext:value-type="float">
            <text:p>72052311203</text:p>
          </table:table-cell>
          <table:table-cell office:value-type="string" calcext:value-type="string">
            <text:p>sz18_2d</text:p>
          </table:table-cell>
          <table:table-cell office:value-type="date" office:date-value="2023-08-19" calcext:value-type="date">
            <text:p>2023-08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01042768" calcext:value-type="float">
            <text:p>27101042768</text:p>
          </table:table-cell>
          <table:table-cell office:value-type="string" calcext:value-type="string">
            <text:p>sz24_3d</text:p>
          </table:table-cell>
          <table:table-cell office:value-type="date" office:date-value="2023-08-19" calcext:value-type="date">
            <text:p>2023-08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41572080" calcext:value-type="float">
            <text:p>25041572080</text:p>
          </table:table-cell>
          <table:table-cell office:value-type="string" calcext:value-type="string">
            <text:p>sz20_5d</text:p>
          </table:table-cell>
          <table:table-cell office:value-type="date" office:date-value="2023-08-20" calcext:value-type="date">
            <text:p>2023-08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12302109" calcext:value-type="float">
            <text:p>33012302109</text:p>
          </table:table-cell>
          <table:table-cell office:value-type="string" calcext:value-type="string">
            <text:p>sz10_4d</text:p>
          </table:table-cell>
          <table:table-cell office:value-type="date" office:date-value="2023-08-20" calcext:value-type="date">
            <text:p>2023-08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62104352" calcext:value-type="float">
            <text:p>92062104352</text:p>
          </table:table-cell>
          <table:table-cell office:value-type="string" calcext:value-type="string">
            <text:p>sz13_5d</text:p>
          </table:table-cell>
          <table:table-cell office:value-type="date" office:date-value="2023-08-21" calcext:value-type="date">
            <text:p>2023-08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40143276" calcext:value-type="float">
            <text:p>67040143276</text:p>
          </table:table-cell>
          <table:table-cell office:value-type="string" calcext:value-type="string">
            <text:p>sz15_5d</text:p>
          </table:table-cell>
          <table:table-cell office:value-type="date" office:date-value="2023-08-22" calcext:value-type="date">
            <text:p>2023-08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22360727" calcext:value-type="float">
            <text:p>58022360727</text:p>
          </table:table-cell>
          <table:table-cell office:value-type="string" calcext:value-type="string">
            <text:p>sz16_1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1931304" calcext:value-type="float">
            <text:p>14221931304</text:p>
          </table:table-cell>
          <table:table-cell office:value-type="string" calcext:value-type="string">
            <text:p>sz24_3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12076872" calcext:value-type="float">
            <text:p>76012076872</text:p>
          </table:table-cell>
          <table:table-cell office:value-type="string" calcext:value-type="string">
            <text:p>sz4_2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01603569" calcext:value-type="float">
            <text:p>47101603569</text:p>
          </table:table-cell>
          <table:table-cell office:value-type="string" calcext:value-type="string">
            <text:p>sz15_5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41625631" calcext:value-type="float">
            <text:p>71041625631</text:p>
          </table:table-cell>
          <table:table-cell office:value-type="string" calcext:value-type="string">
            <text:p>sz6_3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40760838" calcext:value-type="float">
            <text:p>73040760838</text:p>
          </table:table-cell>
          <table:table-cell office:value-type="string" calcext:value-type="string">
            <text:p>sz13_5d</text:p>
          </table:table-cell>
          <table:table-cell office:value-type="date" office:date-value="2023-08-23" calcext:value-type="date">
            <text:p>2023-08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00220624" calcext:value-type="float">
            <text:p>67100220624</text:p>
          </table:table-cell>
          <table:table-cell office:value-type="string" calcext:value-type="string">
            <text:p>sz15_5d</text:p>
          </table:table-cell>
          <table:table-cell office:value-type="date" office:date-value="2023-08-24" calcext:value-type="date">
            <text:p>2023-08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71814583" calcext:value-type="float">
            <text:p>67071814583</text:p>
          </table:table-cell>
          <table:table-cell office:value-type="string" calcext:value-type="string">
            <text:p>sz9_5d</text:p>
          </table:table-cell>
          <table:table-cell office:value-type="date" office:date-value="2023-08-24" calcext:value-type="date">
            <text:p>2023-08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1634460" calcext:value-type="float">
            <text:p>3211634460</text:p>
          </table:table-cell>
          <table:table-cell office:value-type="string" calcext:value-type="string">
            <text:p>sz15_5d</text:p>
          </table:table-cell>
          <table:table-cell office:value-type="date" office:date-value="2023-08-24" calcext:value-type="date">
            <text:p>2023-08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62450063" calcext:value-type="float">
            <text:p>17262450063</text:p>
          </table:table-cell>
          <table:table-cell office:value-type="string" calcext:value-type="string">
            <text:p>sz3_5d</text:p>
          </table:table-cell>
          <table:table-cell office:value-type="date" office:date-value="2023-08-25" calcext:value-type="date">
            <text:p>2023-08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0242252" calcext:value-type="float">
            <text:p>4270242252</text:p>
          </table:table-cell>
          <table:table-cell office:value-type="string" calcext:value-type="string">
            <text:p>sz24_3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0357846" calcext:value-type="float">
            <text:p>7280357846</text:p>
          </table:table-cell>
          <table:table-cell office:value-type="string" calcext:value-type="string">
            <text:p>sz6_3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81253204" calcext:value-type="float">
            <text:p>98081253204</text:p>
          </table:table-cell>
          <table:table-cell office:value-type="string" calcext:value-type="string">
            <text:p>sz22_3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40302003" calcext:value-type="float">
            <text:p>79040302003</text:p>
          </table:table-cell>
          <table:table-cell office:value-type="string" calcext:value-type="string">
            <text:p>sz13_5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71586317" calcext:value-type="float">
            <text:p>77071586317</text:p>
          </table:table-cell>
          <table:table-cell office:value-type="string" calcext:value-type="string">
            <text:p>sz3_5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52173704" calcext:value-type="float">
            <text:p>69052173704</text:p>
          </table:table-cell>
          <table:table-cell office:value-type="string" calcext:value-type="string">
            <text:p>sz13_5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90301661" calcext:value-type="float">
            <text:p>73090301661</text:p>
          </table:table-cell>
          <table:table-cell office:value-type="string" calcext:value-type="string">
            <text:p>sz7_5d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71716343" calcext:value-type="float">
            <text:p>60071716343</text:p>
          </table:table-cell>
          <table:table-cell office:value-type="string" calcext:value-type="string">
            <text:p>sz6_3d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10178746" calcext:value-type="float">
            <text:p>91010178746</text:p>
          </table:table-cell>
          <table:table-cell office:value-type="string" calcext:value-type="string">
            <text:p>sz13_5d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90301661" calcext:value-type="float">
            <text:p>73090301661</text:p>
          </table:table-cell>
          <table:table-cell office:value-type="string" calcext:value-type="string">
            <text:p>sz7_5d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40556256" calcext:value-type="float">
            <text:p>83040556256</text:p>
          </table:table-cell>
          <table:table-cell office:value-type="string" calcext:value-type="string">
            <text:p>sz1_3d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20582371" calcext:value-type="float">
            <text:p>22020582371</text:p>
          </table:table-cell>
          <table:table-cell office:value-type="string" calcext:value-type="string">
            <text:p>sz16_1d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91446278" calcext:value-type="float">
            <text:p>85091446278</text:p>
          </table:table-cell>
          <table:table-cell office:value-type="string" calcext:value-type="string">
            <text:p>sz6_3d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40324511" calcext:value-type="float">
            <text:p>73040324511</text:p>
          </table:table-cell>
          <table:table-cell office:value-type="string" calcext:value-type="string">
            <text:p>sz21_5d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41771861" calcext:value-type="float">
            <text:p>67041771861</text:p>
          </table:table-cell>
          <table:table-cell office:value-type="string" calcext:value-type="string">
            <text:p>sz15_5d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1772535" calcext:value-type="float">
            <text:p>20241772535</text:p>
          </table:table-cell>
          <table:table-cell office:value-type="string" calcext:value-type="string">
            <text:p>sz1_3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10165837" calcext:value-type="float">
            <text:p>70010165837</text:p>
          </table:table-cell>
          <table:table-cell office:value-type="string" calcext:value-type="string">
            <text:p>sz5_1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11124830" calcext:value-type="float">
            <text:p>98111124830</text:p>
          </table:table-cell>
          <table:table-cell office:value-type="string" calcext:value-type="string">
            <text:p>sz18_2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30978712" calcext:value-type="float">
            <text:p>69030978712</text:p>
          </table:table-cell>
          <table:table-cell office:value-type="string" calcext:value-type="string">
            <text:p>sz3_5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11281768" calcext:value-type="float">
            <text:p>29111281768</text:p>
          </table:table-cell>
          <table:table-cell office:value-type="string" calcext:value-type="string">
            <text:p>sz1_3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22263819" calcext:value-type="float">
            <text:p>89022263819</text:p>
          </table:table-cell>
          <table:table-cell office:value-type="string" calcext:value-type="string">
            <text:p>sz15_5d</text:p>
          </table:table-cell>
          <table:table-cell office:value-type="date" office:date-value="2023-08-29" calcext:value-type="date">
            <text:p>2023-08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110827875" calcext:value-type="float">
            <text:p>87110827875</text:p>
          </table:table-cell>
          <table:table-cell office:value-type="string" calcext:value-type="string">
            <text:p>sz21_5d</text:p>
          </table:table-cell>
          <table:table-cell office:value-type="date" office:date-value="2023-08-30" calcext:value-type="date">
            <text:p>2023-08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0851853" calcext:value-type="float">
            <text:p>7290851853</text:p>
          </table:table-cell>
          <table:table-cell office:value-type="string" calcext:value-type="string">
            <text:p>sz12_3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31640632" calcext:value-type="float">
            <text:p>32031640632</text:p>
          </table:table-cell>
          <table:table-cell office:value-type="string" calcext:value-type="string">
            <text:p>sz8_2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02648252" calcext:value-type="float">
            <text:p>37102648252</text:p>
          </table:table-cell>
          <table:table-cell office:value-type="string" calcext:value-type="string">
            <text:p>sz10_4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41572080" calcext:value-type="float">
            <text:p>25041572080</text:p>
          </table:table-cell>
          <table:table-cell office:value-type="string" calcext:value-type="string">
            <text:p>sz20_5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40760838" calcext:value-type="float">
            <text:p>73040760838</text:p>
          </table:table-cell>
          <table:table-cell office:value-type="string" calcext:value-type="string">
            <text:p>sz13_5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11455173" calcext:value-type="float">
            <text:p>69011455173</text:p>
          </table:table-cell>
          <table:table-cell office:value-type="string" calcext:value-type="string">
            <text:p>sz3_5d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1783247" calcext:value-type="float">
            <text:p>2261783247</text:p>
          </table:table-cell>
          <table:table-cell office:value-type="string" calcext:value-type="string">
            <text:p>sz22_3d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30143633" calcext:value-type="float">
            <text:p>83030143633</text:p>
          </table:table-cell>
          <table:table-cell office:value-type="string" calcext:value-type="string">
            <text:p>sz18_2d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1831321" calcext:value-type="float">
            <text:p>5311831321</text:p>
          </table:table-cell>
          <table:table-cell office:value-type="string" calcext:value-type="string">
            <text:p>sz16_1d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60511869" calcext:value-type="float">
            <text:p>55060511869</text:p>
          </table:table-cell>
          <table:table-cell office:value-type="string" calcext:value-type="string">
            <text:p>sz13_5d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21322864" calcext:value-type="float">
            <text:p>68021322864</text:p>
          </table:table-cell>
          <table:table-cell office:value-type="string" calcext:value-type="string">
            <text:p>sz15_5d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12524572" calcext:value-type="float">
            <text:p>60012524572</text:p>
          </table:table-cell>
          <table:table-cell office:value-type="string" calcext:value-type="string">
            <text:p>sz8_2d</text:p>
          </table:table-cell>
          <table:table-cell office:value-type="date" office:date-value="2023-09-02" calcext:value-type="date">
            <text:p>2023-09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02363884" calcext:value-type="float">
            <text:p>41102363884</text:p>
          </table:table-cell>
          <table:table-cell office:value-type="string" calcext:value-type="string">
            <text:p>sz8_2d</text:p>
          </table:table-cell>
          <table:table-cell office:value-type="date" office:date-value="2023-09-02" calcext:value-type="date">
            <text:p>2023-09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81971651" calcext:value-type="float">
            <text:p>68081971651</text:p>
          </table:table-cell>
          <table:table-cell office:value-type="string" calcext:value-type="string">
            <text:p>sz10_4d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21407051" calcext:value-type="float">
            <text:p>68021407051</text:p>
          </table:table-cell>
          <table:table-cell office:value-type="string" calcext:value-type="string">
            <text:p>sz11_1d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60513488" calcext:value-type="float">
            <text:p>49060513488</text:p>
          </table:table-cell>
          <table:table-cell office:value-type="string" calcext:value-type="string">
            <text:p>sz19_2d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674241" calcext:value-type="float">
            <text:p>231674241</text:p>
          </table:table-cell>
          <table:table-cell office:value-type="string" calcext:value-type="string">
            <text:p>sz8_2d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61652646" calcext:value-type="float">
            <text:p>68061652646</text:p>
          </table:table-cell>
          <table:table-cell office:value-type="string" calcext:value-type="string">
            <text:p>sz10_4d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00220624" calcext:value-type="float">
            <text:p>67100220624</text:p>
          </table:table-cell>
          <table:table-cell office:value-type="string" calcext:value-type="string">
            <text:p>sz15_5d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2700380" calcext:value-type="float">
            <text:p>7252700380</text:p>
          </table:table-cell>
          <table:table-cell office:value-type="string" calcext:value-type="string">
            <text:p>sz15_5d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22124058" calcext:value-type="float">
            <text:p>95022124058</text:p>
          </table:table-cell>
          <table:table-cell office:value-type="string" calcext:value-type="string">
            <text:p>sz13_5d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70854361" calcext:value-type="float">
            <text:p>71070854361</text:p>
          </table:table-cell>
          <table:table-cell office:value-type="string" calcext:value-type="string">
            <text:p>sz21_5d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20761023" calcext:value-type="float">
            <text:p>94020761023</text:p>
          </table:table-cell>
          <table:table-cell office:value-type="string" calcext:value-type="string">
            <text:p>sz7_5d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91446278" calcext:value-type="float">
            <text:p>85091446278</text:p>
          </table:table-cell>
          <table:table-cell office:value-type="string" calcext:value-type="string">
            <text:p>sz6_3d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01603569" calcext:value-type="float">
            <text:p>47101603569</text:p>
          </table:table-cell>
          <table:table-cell office:value-type="string" calcext:value-type="string">
            <text:p>sz15_5d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70963525" calcext:value-type="float">
            <text:p>63070963525</text:p>
          </table:table-cell>
          <table:table-cell office:value-type="string" calcext:value-type="string">
            <text:p>sz9_5d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92443487" calcext:value-type="float">
            <text:p>47092443487</text:p>
          </table:table-cell>
          <table:table-cell office:value-type="string" calcext:value-type="string">
            <text:p>sz7_5d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52544714" calcext:value-type="float">
            <text:p>42052544714</text:p>
          </table:table-cell>
          <table:table-cell office:value-type="string" calcext:value-type="string">
            <text:p>sz6_3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0928120" calcext:value-type="float">
            <text:p>10250928120</text:p>
          </table:table-cell>
          <table:table-cell office:value-type="string" calcext:value-type="string">
            <text:p>sz21_5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92468110" calcext:value-type="float">
            <text:p>38092468110</text:p>
          </table:table-cell>
          <table:table-cell office:value-type="string" calcext:value-type="string">
            <text:p>sz21_5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40302003" calcext:value-type="float">
            <text:p>79040302003</text:p>
          </table:table-cell>
          <table:table-cell office:value-type="string" calcext:value-type="string">
            <text:p>sz13_5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02648252" calcext:value-type="float">
            <text:p>37102648252</text:p>
          </table:table-cell>
          <table:table-cell office:value-type="string" calcext:value-type="string">
            <text:p>sz10_4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40143276" calcext:value-type="float">
            <text:p>67040143276</text:p>
          </table:table-cell>
          <table:table-cell office:value-type="string" calcext:value-type="string">
            <text:p>sz15_5d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50928120" calcext:value-type="float">
            <text:p>10250928120</text:p>
          </table:table-cell>
          <table:table-cell office:value-type="string" calcext:value-type="string">
            <text:p>sz21_5d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10760721" calcext:value-type="float">
            <text:p>24010760721</text:p>
          </table:table-cell>
          <table:table-cell office:value-type="string" calcext:value-type="string">
            <text:p>sz21_5d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32476367" calcext:value-type="float">
            <text:p>51032476367</text:p>
          </table:table-cell>
          <table:table-cell office:value-type="string" calcext:value-type="string">
            <text:p>sz20_5d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22762270" calcext:value-type="float">
            <text:p>60022762270</text:p>
          </table:table-cell>
          <table:table-cell office:value-type="string" calcext:value-type="string">
            <text:p>sz9_5d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40324511" calcext:value-type="float">
            <text:p>73040324511</text:p>
          </table:table-cell>
          <table:table-cell office:value-type="string" calcext:value-type="string">
            <text:p>sz21_5d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01656423" calcext:value-type="float">
            <text:p>46101656423</text:p>
          </table:table-cell>
          <table:table-cell office:value-type="string" calcext:value-type="string">
            <text:p>sz12_3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11372535" calcext:value-type="float">
            <text:p>93111372535</text:p>
          </table:table-cell>
          <table:table-cell office:value-type="string" calcext:value-type="string">
            <text:p>sz18_2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01208341" calcext:value-type="float">
            <text:p>93101208341</text:p>
          </table:table-cell>
          <table:table-cell office:value-type="string" calcext:value-type="string">
            <text:p>sz1_3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60511869" calcext:value-type="float">
            <text:p>55060511869</text:p>
          </table:table-cell>
          <table:table-cell office:value-type="string" calcext:value-type="string">
            <text:p>sz13_5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01364769" calcext:value-type="float">
            <text:p>36101364769</text:p>
          </table:table-cell>
          <table:table-cell office:value-type="string" calcext:value-type="string">
            <text:p>sz21_5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071983666" calcext:value-type="float">
            <text:p>86071983666</text:p>
          </table:table-cell>
          <table:table-cell office:value-type="string" calcext:value-type="string">
            <text:p>sz20_5d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41013859" calcext:value-type="float">
            <text:p>38041013859</text:p>
          </table:table-cell>
          <table:table-cell office:value-type="string" calcext:value-type="string">
            <text:p>sz9_5d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1516766" calcext:value-type="float">
            <text:p>53021516766</text:p>
          </table:table-cell>
          <table:table-cell office:value-type="string" calcext:value-type="string">
            <text:p>sz18_2d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70207410" calcext:value-type="float">
            <text:p>65070207410</text:p>
          </table:table-cell>
          <table:table-cell office:value-type="string" calcext:value-type="string">
            <text:p>sz7_5d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71814583" calcext:value-type="float">
            <text:p>67071814583</text:p>
          </table:table-cell>
          <table:table-cell office:value-type="string" calcext:value-type="string">
            <text:p>sz9_5d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72277585" calcext:value-type="float">
            <text:p>85072277585</text:p>
          </table:table-cell>
          <table:table-cell office:value-type="string" calcext:value-type="string">
            <text:p>sz13_5d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30720239" calcext:value-type="float">
            <text:p>64030720239</text:p>
          </table:table-cell>
          <table:table-cell office:value-type="string" calcext:value-type="string">
            <text:p>sz3_5d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01502338" calcext:value-type="float">
            <text:p>61101502338</text:p>
          </table:table-cell>
          <table:table-cell office:value-type="string" calcext:value-type="string">
            <text:p>sz8_2d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71586317" calcext:value-type="float">
            <text:p>77071586317</text:p>
          </table:table-cell>
          <table:table-cell office:value-type="string" calcext:value-type="string">
            <text:p>sz3_5d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72261448" calcext:value-type="float">
            <text:p>82072261448</text:p>
          </table:table-cell>
          <table:table-cell office:value-type="string" calcext:value-type="string">
            <text:p>sz21_5d</text:p>
          </table:table-cell>
          <table:table-cell office:value-type="date" office:date-value="2023-09-13" calcext:value-type="date">
            <text:p>2023-09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1170177" calcext:value-type="float">
            <text:p>3251170177</text:p>
          </table:table-cell>
          <table:table-cell office:value-type="string" calcext:value-type="string">
            <text:p>sz20_5d</text:p>
          </table:table-cell>
          <table:table-cell office:value-type="date" office:date-value="2023-09-13" calcext:value-type="date">
            <text:p>2023-09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71380133" calcext:value-type="float">
            <text:p>35071380133</text:p>
          </table:table-cell>
          <table:table-cell office:value-type="string" calcext:value-type="string">
            <text:p>sz20_5d</text:p>
          </table:table-cell>
          <table:table-cell office:value-type="date" office:date-value="2023-09-14" calcext:value-type="date">
            <text:p>2023-09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20108854" calcext:value-type="float">
            <text:p>97020108854</text:p>
          </table:table-cell>
          <table:table-cell office:value-type="string" calcext:value-type="string">
            <text:p>sz1_3d</text:p>
          </table:table-cell>
          <table:table-cell office:value-type="date" office:date-value="2023-09-14" calcext:value-type="date">
            <text:p>2023-09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21330747" calcext:value-type="float">
            <text:p>34021330747</text:p>
          </table:table-cell>
          <table:table-cell office:value-type="string" calcext:value-type="string">
            <text:p>sz17_4d</text:p>
          </table:table-cell>
          <table:table-cell office:value-type="date" office:date-value="2023-09-14" calcext:value-type="date">
            <text:p>2023-09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70963525" calcext:value-type="float">
            <text:p>63070963525</text:p>
          </table:table-cell>
          <table:table-cell office:value-type="string" calcext:value-type="string">
            <text:p>sz9_5d</text:p>
          </table:table-cell>
          <table:table-cell office:value-type="date" office:date-value="2023-09-14" calcext:value-type="date">
            <text:p>2023-09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71921824" calcext:value-type="float">
            <text:p>93071921824</text:p>
          </table:table-cell>
          <table:table-cell office:value-type="string" calcext:value-type="string">
            <text:p>sz12_3d</text:p>
          </table:table-cell>
          <table:table-cell office:value-type="date" office:date-value="2023-09-15" calcext:value-type="date">
            <text:p>2023-09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52544714" calcext:value-type="float">
            <text:p>42052544714</text:p>
          </table:table-cell>
          <table:table-cell office:value-type="string" calcext:value-type="string">
            <text:p>sz6_3d</text:p>
          </table:table-cell>
          <table:table-cell office:value-type="date" office:date-value="2023-09-15" calcext:value-type="date">
            <text:p>2023-09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91446278" calcext:value-type="float">
            <text:p>85091446278</text:p>
          </table:table-cell>
          <table:table-cell office:value-type="string" calcext:value-type="string">
            <text:p>sz6_3d</text:p>
          </table:table-cell>
          <table:table-cell office:value-type="date" office:date-value="2023-09-15" calcext:value-type="date">
            <text:p>2023-09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71586317" calcext:value-type="float">
            <text:p>77071586317</text:p>
          </table:table-cell>
          <table:table-cell office:value-type="string" calcext:value-type="string">
            <text:p>sz3_5d</text:p>
          </table:table-cell>
          <table:table-cell office:value-type="date" office:date-value="2023-09-15" calcext:value-type="date">
            <text:p>2023-09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1306456" calcext:value-type="float">
            <text:p>98021306456</text:p>
          </table:table-cell>
          <table:table-cell office:value-type="string" calcext:value-type="string">
            <text:p>sz3_5d</text:p>
          </table:table-cell>
          <table:table-cell office:value-type="date" office:date-value="2023-09-16" calcext:value-type="date">
            <text:p>2023-09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00342276" calcext:value-type="float">
            <text:p>61100342276</text:p>
          </table:table-cell>
          <table:table-cell office:value-type="string" calcext:value-type="string">
            <text:p>sz4_2d</text:p>
          </table:table-cell>
          <table:table-cell office:value-type="date" office:date-value="2023-09-16" calcext:value-type="date">
            <text:p>2023-09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62202254" calcext:value-type="float">
            <text:p>74062202254</text:p>
          </table:table-cell>
          <table:table-cell office:value-type="string" calcext:value-type="string">
            <text:p>sz10_4d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00502505" calcext:value-type="float">
            <text:p>97100502505</text:p>
          </table:table-cell>
          <table:table-cell office:value-type="string" calcext:value-type="string">
            <text:p>sz14_1d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2601031" calcext:value-type="float">
            <text:p>10242601031</text:p>
          </table:table-cell>
          <table:table-cell office:value-type="string" calcext:value-type="string">
            <text:p>sz13_5d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21131523" calcext:value-type="float">
            <text:p>79021131523</text:p>
          </table:table-cell>
          <table:table-cell office:value-type="string" calcext:value-type="string">
            <text:p>sz4_2d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30148370" calcext:value-type="float">
            <text:p>28030148370</text:p>
          </table:table-cell>
          <table:table-cell office:value-type="string" calcext:value-type="string">
            <text:p>sz20_5d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00982757" calcext:value-type="float">
            <text:p>85100982757</text:p>
          </table:table-cell>
          <table:table-cell office:value-type="string" calcext:value-type="string">
            <text:p>sz12_3d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61010584" calcext:value-type="float">
            <text:p>89061010584</text:p>
          </table:table-cell>
          <table:table-cell office:value-type="string" calcext:value-type="string">
            <text:p>sz21_5d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01814803" calcext:value-type="float">
            <text:p>37101814803</text:p>
          </table:table-cell>
          <table:table-cell office:value-type="string" calcext:value-type="string">
            <text:p>sz1_3d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30754647" calcext:value-type="float">
            <text:p>73030754647</text:p>
          </table:table-cell>
          <table:table-cell office:value-type="string" calcext:value-type="string">
            <text:p>sz24_3d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11227211" calcext:value-type="float">
            <text:p>24111227211</text:p>
          </table:table-cell>
          <table:table-cell office:value-type="string" calcext:value-type="string">
            <text:p>sz24_3d</text:p>
          </table:table-cell>
          <table:table-cell office:value-type="date" office:date-value="2023-09-19" calcext:value-type="date">
            <text:p>2023-09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1503525" calcext:value-type="float">
            <text:p>38061503525</text:p>
          </table:table-cell>
          <table:table-cell office:value-type="string" calcext:value-type="string">
            <text:p>sz22_3d</text:p>
          </table:table-cell>
          <table:table-cell office:value-type="date" office:date-value="2023-09-19" calcext:value-type="date">
            <text:p>2023-09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81931126" calcext:value-type="float">
            <text:p>41081931126</text:p>
          </table:table-cell>
          <table:table-cell office:value-type="string" calcext:value-type="string">
            <text:p>sz15_5d</text:p>
          </table:table-cell>
          <table:table-cell office:value-type="date" office:date-value="2023-09-19" calcext:value-type="date">
            <text:p>2023-09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21353473" calcext:value-type="float">
            <text:p>46021353473</text:p>
          </table:table-cell>
          <table:table-cell office:value-type="string" calcext:value-type="string">
            <text:p>sz23_1d</text:p>
          </table:table-cell>
          <table:table-cell office:value-type="date" office:date-value="2023-09-20" calcext:value-type="date">
            <text:p>2023-09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52311203" calcext:value-type="float">
            <text:p>72052311203</text:p>
          </table:table-cell>
          <table:table-cell office:value-type="string" calcext:value-type="string">
            <text:p>sz18_2d</text:p>
          </table:table-cell>
          <table:table-cell office:value-type="date" office:date-value="2023-09-20" calcext:value-type="date">
            <text:p>2023-09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10170660" calcext:value-type="float">
            <text:p>47010170660</text:p>
          </table:table-cell>
          <table:table-cell office:value-type="string" calcext:value-type="string">
            <text:p>sz12_3d</text:p>
          </table:table-cell>
          <table:table-cell office:value-type="date" office:date-value="2023-09-20" calcext:value-type="date">
            <text:p>2023-09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1772535" calcext:value-type="float">
            <text:p>20241772535</text:p>
          </table:table-cell>
          <table:table-cell office:value-type="string" calcext:value-type="string">
            <text:p>sz1_3d</text:p>
          </table:table-cell>
          <table:table-cell office:value-type="date" office:date-value="2023-09-21" calcext:value-type="date">
            <text:p>2023-09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90367838" calcext:value-type="float">
            <text:p>42090367838</text:p>
          </table:table-cell>
          <table:table-cell office:value-type="string" calcext:value-type="string">
            <text:p>sz8_2d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22213764" calcext:value-type="float">
            <text:p>94022213764</text:p>
          </table:table-cell>
          <table:table-cell office:value-type="string" calcext:value-type="string">
            <text:p>sz19_2d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81270512" calcext:value-type="float">
            <text:p>46081270512</text:p>
          </table:table-cell>
          <table:table-cell office:value-type="string" calcext:value-type="string">
            <text:p>sz18_2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71716343" calcext:value-type="float">
            <text:p>60071716343</text:p>
          </table:table-cell>
          <table:table-cell office:value-type="string" calcext:value-type="string">
            <text:p>sz6_3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12524572" calcext:value-type="float">
            <text:p>60012524572</text:p>
          </table:table-cell>
          <table:table-cell office:value-type="string" calcext:value-type="string">
            <text:p>sz8_2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10178746" calcext:value-type="float">
            <text:p>91010178746</text:p>
          </table:table-cell>
          <table:table-cell office:value-type="string" calcext:value-type="string">
            <text:p>sz13_5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21330747" calcext:value-type="float">
            <text:p>34021330747</text:p>
          </table:table-cell>
          <table:table-cell office:value-type="string" calcext:value-type="string">
            <text:p>sz17_4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22762270" calcext:value-type="float">
            <text:p>60022762270</text:p>
          </table:table-cell>
          <table:table-cell office:value-type="string" calcext:value-type="string">
            <text:p>sz9_5d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1372535" calcext:value-type="float">
            <text:p>93111372535</text:p>
          </table:table-cell>
          <table:table-cell office:value-type="string" calcext:value-type="string">
            <text:p>sz18_2d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52173704" calcext:value-type="float">
            <text:p>69052173704</text:p>
          </table:table-cell>
          <table:table-cell office:value-type="string" calcext:value-type="string">
            <text:p>sz13_5d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21304268" calcext:value-type="float">
            <text:p>51021304268</text:p>
          </table:table-cell>
          <table:table-cell office:value-type="string" calcext:value-type="string">
            <text:p>sz10_4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52406146" calcext:value-type="float">
            <text:p>93052406146</text:p>
          </table:table-cell>
          <table:table-cell office:value-type="string" calcext:value-type="string">
            <text:p>sz7_5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1163614" calcext:value-type="float">
            <text:p>17221163614</text:p>
          </table:table-cell>
          <table:table-cell office:value-type="string" calcext:value-type="string">
            <text:p>sz23_1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00982757" calcext:value-type="float">
            <text:p>85100982757</text:p>
          </table:table-cell>
          <table:table-cell office:value-type="string" calcext:value-type="string">
            <text:p>sz12_3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61652646" calcext:value-type="float">
            <text:p>68061652646</text:p>
          </table:table-cell>
          <table:table-cell office:value-type="string" calcext:value-type="string">
            <text:p>sz10_4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70207410" calcext:value-type="float">
            <text:p>65070207410</text:p>
          </table:table-cell>
          <table:table-cell office:value-type="string" calcext:value-type="string">
            <text:p>sz7_5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71586317" calcext:value-type="float">
            <text:p>77071586317</text:p>
          </table:table-cell>
          <table:table-cell office:value-type="string" calcext:value-type="string">
            <text:p>sz3_5d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224119" calcext:value-type="float">
            <text:p>300224119</text:p>
          </table:table-cell>
          <table:table-cell office:value-type="string" calcext:value-type="string">
            <text:p>sz23_1d</text:p>
          </table:table-cell>
          <table:table-cell office:value-type="date" office:date-value="2023-09-26" calcext:value-type="date">
            <text:p>2023-09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70581328" calcext:value-type="float">
            <text:p>84070581328</text:p>
          </table:table-cell>
          <table:table-cell office:value-type="string" calcext:value-type="string">
            <text:p>sz10_4d</text:p>
          </table:table-cell>
          <table:table-cell office:value-type="date" office:date-value="2023-09-26" calcext:value-type="date">
            <text:p>2023-09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70958316" calcext:value-type="float">
            <text:p>52070958316</text:p>
          </table:table-cell>
          <table:table-cell office:value-type="string" calcext:value-type="string">
            <text:p>sz3_5d</text:p>
          </table:table-cell>
          <table:table-cell office:value-type="date" office:date-value="2023-09-26" calcext:value-type="date">
            <text:p>2023-09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80211349" calcext:value-type="float">
            <text:p>91080211349</text:p>
          </table:table-cell>
          <table:table-cell office:value-type="string" calcext:value-type="string">
            <text:p>sz18_2d</text:p>
          </table:table-cell>
          <table:table-cell office:value-type="date" office:date-value="2023-09-27" calcext:value-type="date">
            <text:p>2023-09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12414315" calcext:value-type="float">
            <text:p>72012414315</text:p>
          </table:table-cell>
          <table:table-cell office:value-type="string" calcext:value-type="string">
            <text:p>sz22_3d</text:p>
          </table:table-cell>
          <table:table-cell office:value-type="date" office:date-value="2023-09-27" calcext:value-type="date">
            <text:p>2023-09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02403224" calcext:value-type="float">
            <text:p>84102403224</text:p>
          </table:table-cell>
          <table:table-cell office:value-type="string" calcext:value-type="string">
            <text:p>sz12_3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80912322" calcext:value-type="float">
            <text:p>63080912322</text:p>
          </table:table-cell>
          <table:table-cell office:value-type="string" calcext:value-type="string">
            <text:p>sz12_3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80211349" calcext:value-type="float">
            <text:p>91080211349</text:p>
          </table:table-cell>
          <table:table-cell office:value-type="string" calcext:value-type="string">
            <text:p>sz18_2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0851853" calcext:value-type="float">
            <text:p>7290851853</text:p>
          </table:table-cell>
          <table:table-cell office:value-type="string" calcext:value-type="string">
            <text:p>sz12_3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674241" calcext:value-type="float">
            <text:p>231674241</text:p>
          </table:table-cell>
          <table:table-cell office:value-type="string" calcext:value-type="string">
            <text:p>sz8_2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601127" calcext:value-type="float">
            <text:p>272601127</text:p>
          </table:table-cell>
          <table:table-cell office:value-type="string" calcext:value-type="string">
            <text:p>sz10_4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40760838" calcext:value-type="float">
            <text:p>73040760838</text:p>
          </table:table-cell>
          <table:table-cell office:value-type="string" calcext:value-type="string">
            <text:p>sz13_5d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31810206" calcext:value-type="float">
            <text:p>69031810206</text:p>
          </table:table-cell>
          <table:table-cell office:value-type="string" calcext:value-type="string">
            <text:p>sz16_1d</text:p>
          </table:table-cell>
          <table:table-cell office:value-type="date" office:date-value="2023-09-29" calcext:value-type="date">
            <text:p>2023-09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72075221" calcext:value-type="float">
            <text:p>33072075221</text:p>
          </table:table-cell>
          <table:table-cell office:value-type="string" calcext:value-type="string">
            <text:p>sz10_4d</text:p>
          </table:table-cell>
          <table:table-cell office:value-type="date" office:date-value="2023-09-29" calcext:value-type="date">
            <text:p>2023-09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1647540" calcext:value-type="float">
            <text:p>6291647540</text:p>
          </table:table-cell>
          <table:table-cell office:value-type="string" calcext:value-type="string">
            <text:p>sz15_5d</text:p>
          </table:table-cell>
          <table:table-cell office:value-type="date" office:date-value="2023-09-30" calcext:value-type="date">
            <text:p>2023-09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754779" calcext:value-type="float">
            <text:p>2212754779</text:p>
          </table:table-cell>
          <table:table-cell office:value-type="string" calcext:value-type="string">
            <text:p>sz15_5d</text:p>
          </table:table-cell>
          <table:table-cell office:value-type="date" office:date-value="2023-09-30" calcext:value-type="date">
            <text:p>2023-09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1000646" calcext:value-type="float">
            <text:p>46071000646</text:p>
          </table:table-cell>
          <table:table-cell office:value-type="string" calcext:value-type="string">
            <text:p>sz10_4d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31076125" calcext:value-type="float">
            <text:p>25031076125</text:p>
          </table:table-cell>
          <table:table-cell office:value-type="string" calcext:value-type="string">
            <text:p>sz4_2d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81374406" calcext:value-type="float">
            <text:p>98081374406</text:p>
          </table:table-cell>
          <table:table-cell office:value-type="string" calcext:value-type="string">
            <text:p>sz8_2d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91180581" calcext:value-type="float">
            <text:p>90091180581</text:p>
          </table:table-cell>
          <table:table-cell office:value-type="string" calcext:value-type="string">
            <text:p>sz6_3d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1050327" calcext:value-type="float">
            <text:p>12301050327</text:p>
          </table:table-cell>
          <table:table-cell office:value-type="string" calcext:value-type="string">
            <text:p>sz9_5d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41572080" calcext:value-type="float">
            <text:p>25041572080</text:p>
          </table:table-cell>
          <table:table-cell office:value-type="string" calcext:value-type="string">
            <text:p>sz20_5d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02648252" calcext:value-type="float">
            <text:p>37102648252</text:p>
          </table:table-cell>
          <table:table-cell office:value-type="string" calcext:value-type="string">
            <text:p>sz10_4d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20545012" calcext:value-type="float">
            <text:p>18220545012</text:p>
          </table:table-cell>
          <table:table-cell office:value-type="string" calcext:value-type="string">
            <text:p>sz18_2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0414372" calcext:value-type="float">
            <text:p>17270414372</text:p>
          </table:table-cell>
          <table:table-cell office:value-type="string" calcext:value-type="string">
            <text:p>sz18_2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81374406" calcext:value-type="float">
            <text:p>98081374406</text:p>
          </table:table-cell>
          <table:table-cell office:value-type="string" calcext:value-type="string">
            <text:p>sz8_2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02403224" calcext:value-type="float">
            <text:p>84102403224</text:p>
          </table:table-cell>
          <table:table-cell office:value-type="string" calcext:value-type="string">
            <text:p>sz12_3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61907454" calcext:value-type="float">
            <text:p>88061907454</text:p>
          </table:table-cell>
          <table:table-cell office:value-type="string" calcext:value-type="string">
            <text:p>sz3_5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40324511" calcext:value-type="float">
            <text:p>73040324511</text:p>
          </table:table-cell>
          <table:table-cell office:value-type="string" calcext:value-type="string">
            <text:p>sz21_5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30148370" calcext:value-type="float">
            <text:p>28030148370</text:p>
          </table:table-cell>
          <table:table-cell office:value-type="string" calcext:value-type="string">
            <text:p>sz20_5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61182660" calcext:value-type="float">
            <text:p>79061182660</text:p>
          </table:table-cell>
          <table:table-cell office:value-type="string" calcext:value-type="string">
            <text:p>sz20_5d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40570504" calcext:value-type="float">
            <text:p>49040570504</text:p>
          </table:table-cell>
          <table:table-cell office:value-type="string" calcext:value-type="string">
            <text:p>sz15_5d</text:p>
          </table:table-cell>
          <table:table-cell office:value-type="date" office:date-value="2023-10-04" calcext:value-type="date">
            <text:p>2023-10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10800316" calcext:value-type="float">
            <text:p>89010800316</text:p>
          </table:table-cell>
          <table:table-cell office:value-type="string" calcext:value-type="string">
            <text:p>sz5_1d</text:p>
          </table:table-cell>
          <table:table-cell office:value-type="date" office:date-value="2023-10-04" calcext:value-type="date">
            <text:p>2023-10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62104352" calcext:value-type="float">
            <text:p>92062104352</text:p>
          </table:table-cell>
          <table:table-cell office:value-type="string" calcext:value-type="string">
            <text:p>sz13_5d</text:p>
          </table:table-cell>
          <table:table-cell office:value-type="date" office:date-value="2023-10-04" calcext:value-type="date">
            <text:p>2023-10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21306456" calcext:value-type="float">
            <text:p>98021306456</text:p>
          </table:table-cell>
          <table:table-cell office:value-type="string" calcext:value-type="string">
            <text:p>sz3_5d</text:p>
          </table:table-cell>
          <table:table-cell office:value-type="date" office:date-value="2023-10-05" calcext:value-type="date">
            <text:p>2023-10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52303005" calcext:value-type="float">
            <text:p>46052303005</text:p>
          </table:table-cell>
          <table:table-cell office:value-type="string" calcext:value-type="string">
            <text:p>sz17_4d</text:p>
          </table:table-cell>
          <table:table-cell office:value-type="date" office:date-value="2023-10-05" calcext:value-type="date">
            <text:p>2023-10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2731409" calcext:value-type="float">
            <text:p>3292731409</text:p>
          </table:table-cell>
          <table:table-cell office:value-type="string" calcext:value-type="string">
            <text:p>sz21_5d</text:p>
          </table:table-cell>
          <table:table-cell office:value-type="date" office:date-value="2023-10-05" calcext:value-type="date">
            <text:p>2023-10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50282874" calcext:value-type="float">
            <text:p>33050282874</text:p>
          </table:table-cell>
          <table:table-cell office:value-type="string" calcext:value-type="string">
            <text:p>sz15_5d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60513488" calcext:value-type="float">
            <text:p>49060513488</text:p>
          </table:table-cell>
          <table:table-cell office:value-type="string" calcext:value-type="string">
            <text:p>sz19_2d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60511869" calcext:value-type="float">
            <text:p>55060511869</text:p>
          </table:table-cell>
          <table:table-cell office:value-type="string" calcext:value-type="string">
            <text:p>sz13_5d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92468110" calcext:value-type="float">
            <text:p>38092468110</text:p>
          </table:table-cell>
          <table:table-cell office:value-type="string" calcext:value-type="string">
            <text:p>sz21_5d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52173704" calcext:value-type="float">
            <text:p>69052173704</text:p>
          </table:table-cell>
          <table:table-cell office:value-type="string" calcext:value-type="string">
            <text:p>sz13_5d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81971651" calcext:value-type="float">
            <text:p>68081971651</text:p>
          </table:table-cell>
          <table:table-cell office:value-type="string" calcext:value-type="string">
            <text:p>sz10_4d</text:p>
          </table:table-cell>
          <table:table-cell office:value-type="date" office:date-value="2023-10-07" calcext:value-type="date">
            <text:p>2023-10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72261448" calcext:value-type="float">
            <text:p>82072261448</text:p>
          </table:table-cell>
          <table:table-cell office:value-type="string" calcext:value-type="string">
            <text:p>sz21_5d</text:p>
          </table:table-cell>
          <table:table-cell office:value-type="date" office:date-value="2023-10-07" calcext:value-type="date">
            <text:p>2023-10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0851853" calcext:value-type="float">
            <text:p>7290851853</text:p>
          </table:table-cell>
          <table:table-cell office:value-type="string" calcext:value-type="string">
            <text:p>sz12_3d</text:p>
          </table:table-cell>
          <table:table-cell office:value-type="date" office:date-value="2023-10-07" calcext:value-type="date">
            <text:p>2023-10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41572080" calcext:value-type="float">
            <text:p>25041572080</text:p>
          </table:table-cell>
          <table:table-cell office:value-type="string" calcext:value-type="string">
            <text:p>sz20_5d</text:p>
          </table:table-cell>
          <table:table-cell office:value-type="date" office:date-value="2023-10-07" calcext:value-type="date">
            <text:p>2023-10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50282874" calcext:value-type="float">
            <text:p>33050282874</text:p>
          </table:table-cell>
          <table:table-cell office:value-type="string" calcext:value-type="string">
            <text:p>sz15_5d</text:p>
          </table:table-cell>
          <table:table-cell office:value-type="date" office:date-value="2023-10-08" calcext:value-type="date">
            <text:p>2023-10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2601031" calcext:value-type="float">
            <text:p>10242601031</text:p>
          </table:table-cell>
          <table:table-cell office:value-type="string" calcext:value-type="string">
            <text:p>sz13_5d</text:p>
          </table:table-cell>
          <table:table-cell office:value-type="date" office:date-value="2023-10-08" calcext:value-type="date">
            <text:p>2023-10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40302003" calcext:value-type="float">
            <text:p>79040302003</text:p>
          </table:table-cell>
          <table:table-cell office:value-type="string" calcext:value-type="string">
            <text:p>sz13_5d</text:p>
          </table:table-cell>
          <table:table-cell office:value-type="date" office:date-value="2023-10-08" calcext:value-type="date">
            <text:p>2023-10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11641816" calcext:value-type="float">
            <text:p>80011641816</text:p>
          </table:table-cell>
          <table:table-cell office:value-type="string" calcext:value-type="string">
            <text:p>sz14_1d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754779" calcext:value-type="float">
            <text:p>2212754779</text:p>
          </table:table-cell>
          <table:table-cell office:value-type="string" calcext:value-type="string">
            <text:p>sz15_5d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71814583" calcext:value-type="float">
            <text:p>67071814583</text:p>
          </table:table-cell>
          <table:table-cell office:value-type="string" calcext:value-type="string">
            <text:p>sz9_5d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1121105" calcext:value-type="float">
            <text:p>2231121105</text:p>
          </table:table-cell>
          <table:table-cell office:value-type="string" calcext:value-type="string">
            <text:p>sz2_1d</text:p>
          </table:table-cell>
          <table:table-cell office:value-type="date" office:date-value="2023-10-10" calcext:value-type="date">
            <text:p>2023-10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31124828" calcext:value-type="float">
            <text:p>83031124828</text:p>
          </table:table-cell>
          <table:table-cell office:value-type="string" calcext:value-type="string">
            <text:p>sz19_2d</text:p>
          </table:table-cell>
          <table:table-cell office:value-type="date" office:date-value="2023-10-10" calcext:value-type="date">
            <text:p>2023-10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41013859" calcext:value-type="float">
            <text:p>38041013859</text:p>
          </table:table-cell>
          <table:table-cell office:value-type="string" calcext:value-type="string">
            <text:p>sz9_5d</text:p>
          </table:table-cell>
          <table:table-cell office:value-type="date" office:date-value="2023-10-10" calcext:value-type="date">
            <text:p>2023-10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00982757" calcext:value-type="float">
            <text:p>85100982757</text:p>
          </table:table-cell>
          <table:table-cell office:value-type="string" calcext:value-type="string">
            <text:p>sz12_3d</text:p>
          </table:table-cell>
          <table:table-cell office:value-type="date" office:date-value="2023-10-10" calcext:value-type="date">
            <text:p>2023-10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30978712" calcext:value-type="float">
            <text:p>69030978712</text:p>
          </table:table-cell>
          <table:table-cell office:value-type="string" calcext:value-type="string">
            <text:p>sz3_5d</text:p>
          </table:table-cell>
          <table:table-cell office:value-type="date" office:date-value="2023-10-10" calcext:value-type="date">
            <text:p>2023-10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32670413" calcext:value-type="float">
            <text:p>53032670413</text:p>
          </table:table-cell>
          <table:table-cell office:value-type="string" calcext:value-type="string">
            <text:p>sz5_1d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51276752" calcext:value-type="float">
            <text:p>23051276752</text:p>
          </table:table-cell>
          <table:table-cell office:value-type="string" calcext:value-type="string">
            <text:p>sz5_1d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11101405" calcext:value-type="float">
            <text:p>87011101405</text:p>
          </table:table-cell>
          <table:table-cell office:value-type="string" calcext:value-type="string">
            <text:p>sz7_5d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02403224" calcext:value-type="float">
            <text:p>84102403224</text:p>
          </table:table-cell>
          <table:table-cell office:value-type="string" calcext:value-type="string">
            <text:p>sz12_3d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81253204" calcext:value-type="float">
            <text:p>98081253204</text:p>
          </table:table-cell>
          <table:table-cell office:value-type="string" calcext:value-type="string">
            <text:p>sz22_3d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71272884" calcext:value-type="float">
            <text:p>38071272884</text:p>
          </table:table-cell>
          <table:table-cell office:value-type="string" calcext:value-type="string">
            <text:p>sz15_5d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21814056" calcext:value-type="float">
            <text:p>85021814056</text:p>
          </table:table-cell>
          <table:table-cell office:value-type="string" calcext:value-type="string">
            <text:p>sz10_4d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11227211" calcext:value-type="float">
            <text:p>24111227211</text:p>
          </table:table-cell>
          <table:table-cell office:value-type="string" calcext:value-type="string">
            <text:p>sz24_3d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32476367" calcext:value-type="float">
            <text:p>51032476367</text:p>
          </table:table-cell>
          <table:table-cell office:value-type="string" calcext:value-type="string">
            <text:p>sz20_5d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81931126" calcext:value-type="float">
            <text:p>41081931126</text:p>
          </table:table-cell>
          <table:table-cell office:value-type="string" calcext:value-type="string">
            <text:p>sz15_5d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0548457" calcext:value-type="float">
            <text:p>6230548457</text:p>
          </table:table-cell>
          <table:table-cell office:value-type="string" calcext:value-type="string">
            <text:p>sz20_5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11022007" calcext:value-type="float">
            <text:p>66111022007</text:p>
          </table:table-cell>
          <table:table-cell office:value-type="string" calcext:value-type="string">
            <text:p>sz22_3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71158336" calcext:value-type="float">
            <text:p>77071158336</text:p>
          </table:table-cell>
          <table:table-cell office:value-type="string" calcext:value-type="string">
            <text:p>sz5_1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00427300" calcext:value-type="float">
            <text:p>81100427300</text:p>
          </table:table-cell>
          <table:table-cell office:value-type="string" calcext:value-type="string">
            <text:p>sz22_3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10827875" calcext:value-type="float">
            <text:p>87110827875</text:p>
          </table:table-cell>
          <table:table-cell office:value-type="string" calcext:value-type="string">
            <text:p>sz21_5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00220624" calcext:value-type="float">
            <text:p>67100220624</text:p>
          </table:table-cell>
          <table:table-cell office:value-type="string" calcext:value-type="string">
            <text:p>sz15_5d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71124008" calcext:value-type="float">
            <text:p>76071124008</text:p>
          </table:table-cell>
          <table:table-cell office:value-type="string" calcext:value-type="string">
            <text:p>sz14_1d</text:p>
          </table:table-cell>
          <table:table-cell office:value-type="date" office:date-value="2023-10-14" calcext:value-type="date">
            <text:p>2023-10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90565125" calcext:value-type="float">
            <text:p>92090565125</text:p>
          </table:table-cell>
          <table:table-cell office:value-type="string" calcext:value-type="string">
            <text:p>sz18_2d</text:p>
          </table:table-cell>
          <table:table-cell office:value-type="date" office:date-value="2023-10-14" calcext:value-type="date">
            <text:p>2023-10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70520622" calcext:value-type="float">
            <text:p>95070520622</text:p>
          </table:table-cell>
          <table:table-cell office:value-type="string" calcext:value-type="string">
            <text:p>sz15_5d</text:p>
          </table:table-cell>
          <table:table-cell office:value-type="date" office:date-value="2023-10-14" calcext:value-type="date">
            <text:p>2023-10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51178686" calcext:value-type="float">
            <text:p>37051178686</text:p>
          </table:table-cell>
          <table:table-cell office:value-type="string" calcext:value-type="string">
            <text:p>sz13_5d</text:p>
          </table:table-cell>
          <table:table-cell office:value-type="date" office:date-value="2023-10-14" calcext:value-type="date">
            <text:p>2023-10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41625631" calcext:value-type="float">
            <text:p>71041625631</text:p>
          </table:table-cell>
          <table:table-cell office:value-type="string" calcext:value-type="string">
            <text:p>sz6_3d</text:p>
          </table:table-cell>
          <table:table-cell office:value-type="date" office:date-value="2023-10-14" calcext:value-type="date">
            <text:p>2023-10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01042768" calcext:value-type="float">
            <text:p>27101042768</text:p>
          </table:table-cell>
          <table:table-cell office:value-type="string" calcext:value-type="string">
            <text:p>sz24_3d</text:p>
          </table:table-cell>
          <table:table-cell office:value-type="date" office:date-value="2023-10-15" calcext:value-type="date">
            <text:p>2023-10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51178686" calcext:value-type="float">
            <text:p>37051178686</text:p>
          </table:table-cell>
          <table:table-cell office:value-type="string" calcext:value-type="string">
            <text:p>sz13_5d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61208121" calcext:value-type="float">
            <text:p>87061208121</text:p>
          </table:table-cell>
          <table:table-cell office:value-type="string" calcext:value-type="string">
            <text:p>sz11_1d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30912852" calcext:value-type="float">
            <text:p>86030912852</text:p>
          </table:table-cell>
          <table:table-cell office:value-type="string" calcext:value-type="string">
            <text:p>sz19_2d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80912322" calcext:value-type="float">
            <text:p>63080912322</text:p>
          </table:table-cell>
          <table:table-cell office:value-type="string" calcext:value-type="string">
            <text:p>sz12_3d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62104352" calcext:value-type="float">
            <text:p>92062104352</text:p>
          </table:table-cell>
          <table:table-cell office:value-type="string" calcext:value-type="string">
            <text:p>sz13_5d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80328185" calcext:value-type="float">
            <text:p>16280328185</text:p>
          </table:table-cell>
          <table:table-cell office:value-type="string" calcext:value-type="string">
            <text:p>sz11_1d</text:p>
          </table:table-cell>
          <table:table-cell office:value-type="date" office:date-value="2023-10-18" calcext:value-type="date">
            <text:p>2023-10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1931304" calcext:value-type="float">
            <text:p>14221931304</text:p>
          </table:table-cell>
          <table:table-cell office:value-type="string" calcext:value-type="string">
            <text:p>sz24_3d</text:p>
          </table:table-cell>
          <table:table-cell office:value-type="date" office:date-value="2023-10-18" calcext:value-type="date">
            <text:p>2023-10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01603569" calcext:value-type="float">
            <text:p>47101603569</text:p>
          </table:table-cell>
          <table:table-cell office:value-type="string" calcext:value-type="string">
            <text:p>sz15_5d</text:p>
          </table:table-cell>
          <table:table-cell office:value-type="date" office:date-value="2023-10-18" calcext:value-type="date">
            <text:p>2023-10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50441625" calcext:value-type="float">
            <text:p>32050441625</text:p>
          </table:table-cell>
          <table:table-cell office:value-type="string" calcext:value-type="string">
            <text:p>sz3_5d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0281853" calcext:value-type="float">
            <text:p>2270281853</text:p>
          </table:table-cell>
          <table:table-cell office:value-type="string" calcext:value-type="string">
            <text:p>sz20_5d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22124058" calcext:value-type="float">
            <text:p>95022124058</text:p>
          </table:table-cell>
          <table:table-cell office:value-type="string" calcext:value-type="string">
            <text:p>sz13_5d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1282036" calcext:value-type="float">
            <text:p>25031282036</text:p>
          </table:table-cell>
          <table:table-cell office:value-type="string" calcext:value-type="string">
            <text:p>sz7_5d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30754647" calcext:value-type="float">
            <text:p>73030754647</text:p>
          </table:table-cell>
          <table:table-cell office:value-type="string" calcext:value-type="string">
            <text:p>sz24_3d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61603377" calcext:value-type="float">
            <text:p>87061603377</text:p>
          </table:table-cell>
          <table:table-cell office:value-type="string" calcext:value-type="string">
            <text:p>sz4_2d</text:p>
          </table:table-cell>
          <table:table-cell office:value-type="date" office:date-value="2023-10-21" calcext:value-type="date">
            <text:p>2023-10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82261879" calcext:value-type="float">
            <text:p>81082261879</text:p>
          </table:table-cell>
          <table:table-cell office:value-type="string" calcext:value-type="string">
            <text:p>sz4_2d</text:p>
          </table:table-cell>
          <table:table-cell office:value-type="date" office:date-value="2023-10-21" calcext:value-type="date">
            <text:p>2023-10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70207410" calcext:value-type="float">
            <text:p>65070207410</text:p>
          </table:table-cell>
          <table:table-cell office:value-type="string" calcext:value-type="string">
            <text:p>sz7_5d</text:p>
          </table:table-cell>
          <table:table-cell office:value-type="date" office:date-value="2023-10-21" calcext:value-type="date">
            <text:p>2023-10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10426266" calcext:value-type="float">
            <text:p>51110426266</text:p>
          </table:table-cell>
          <table:table-cell office:value-type="string" calcext:value-type="string">
            <text:p>sz12_3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61521424" calcext:value-type="float">
            <text:p>85061521424</text:p>
          </table:table-cell>
          <table:table-cell office:value-type="string" calcext:value-type="string">
            <text:p>sz23_1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72545442" calcext:value-type="float">
            <text:p>87072545442</text:p>
          </table:table-cell>
          <table:table-cell office:value-type="string" calcext:value-type="string">
            <text:p>sz1_3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30788070" calcext:value-type="float">
            <text:p>69030788070</text:p>
          </table:table-cell>
          <table:table-cell office:value-type="string" calcext:value-type="string">
            <text:p>sz21_5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22213764" calcext:value-type="float">
            <text:p>94022213764</text:p>
          </table:table-cell>
          <table:table-cell office:value-type="string" calcext:value-type="string">
            <text:p>sz19_2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70520622" calcext:value-type="float">
            <text:p>95070520622</text:p>
          </table:table-cell>
          <table:table-cell office:value-type="string" calcext:value-type="string">
            <text:p>sz15_5d</text:p>
          </table:table-cell>
          <table:table-cell office:value-type="date" office:date-value="2023-10-22" calcext:value-type="date">
            <text:p>2023-10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80263801" calcext:value-type="float">
            <text:p>40080263801</text:p>
          </table:table-cell>
          <table:table-cell office:value-type="string" calcext:value-type="string">
            <text:p>sz4_2d</text:p>
          </table:table-cell>
          <table:table-cell office:value-type="date" office:date-value="2023-10-23" calcext:value-type="date">
            <text:p>2023-10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20545012" calcext:value-type="float">
            <text:p>18220545012</text:p>
          </table:table-cell>
          <table:table-cell office:value-type="string" calcext:value-type="string">
            <text:p>sz18_2d</text:p>
          </table:table-cell>
          <table:table-cell office:value-type="date" office:date-value="2023-10-23" calcext:value-type="date">
            <text:p>2023-10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72277585" calcext:value-type="float">
            <text:p>85072277585</text:p>
          </table:table-cell>
          <table:table-cell office:value-type="string" calcext:value-type="string">
            <text:p>sz13_5d</text:p>
          </table:table-cell>
          <table:table-cell office:value-type="date" office:date-value="2023-10-23" calcext:value-type="date">
            <text:p>2023-10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221300" calcext:value-type="float">
            <text:p>2301221300</text:p>
          </table:table-cell>
          <table:table-cell office:value-type="string" calcext:value-type="string">
            <text:p>sz18_2d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10465370" calcext:value-type="float">
            <text:p>23110465370</text:p>
          </table:table-cell>
          <table:table-cell office:value-type="string" calcext:value-type="string">
            <text:p>sz11_1d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31711205" calcext:value-type="float">
            <text:p>64031711205</text:p>
          </table:table-cell>
          <table:table-cell office:value-type="string" calcext:value-type="string">
            <text:p>sz16_1d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1000646" calcext:value-type="float">
            <text:p>46071000646</text:p>
          </table:table-cell>
          <table:table-cell office:value-type="string" calcext:value-type="string">
            <text:p>sz10_4d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21516766" calcext:value-type="float">
            <text:p>53021516766</text:p>
          </table:table-cell>
          <table:table-cell office:value-type="string" calcext:value-type="string">
            <text:p>sz18_2d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10223719" calcext:value-type="float">
            <text:p>48110223719</text:p>
          </table:table-cell>
          <table:table-cell office:value-type="string" calcext:value-type="string">
            <text:p>sz21_5d</text:p>
          </table:table-cell>
          <table:table-cell office:value-type="date" office:date-value="2023-10-25" calcext:value-type="date">
            <text:p>2023-10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62704755" calcext:value-type="float">
            <text:p>84062704755</text:p>
          </table:table-cell>
          <table:table-cell office:value-type="string" calcext:value-type="string">
            <text:p>sz6_3d</text:p>
          </table:table-cell>
          <table:table-cell office:value-type="date" office:date-value="2023-10-25" calcext:value-type="date">
            <text:p>2023-10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50178764" calcext:value-type="float">
            <text:p>62050178764</text:p>
          </table:table-cell>
          <table:table-cell office:value-type="string" calcext:value-type="string">
            <text:p>sz1_3d</text:p>
          </table:table-cell>
          <table:table-cell office:value-type="date" office:date-value="2023-10-25" calcext:value-type="date">
            <text:p>2023-10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30143633" calcext:value-type="float">
            <text:p>83030143633</text:p>
          </table:table-cell>
          <table:table-cell office:value-type="string" calcext:value-type="string">
            <text:p>sz18_2d</text:p>
          </table:table-cell>
          <table:table-cell office:value-type="date" office:date-value="2023-10-25" calcext:value-type="date">
            <text:p>2023-10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52406146" calcext:value-type="float">
            <text:p>93052406146</text:p>
          </table:table-cell>
          <table:table-cell office:value-type="string" calcext:value-type="string">
            <text:p>sz7_5d</text:p>
          </table:table-cell>
          <table:table-cell office:value-type="date" office:date-value="2023-10-26" calcext:value-type="date">
            <text:p>2023-10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81270512" calcext:value-type="float">
            <text:p>46081270512</text:p>
          </table:table-cell>
          <table:table-cell office:value-type="string" calcext:value-type="string">
            <text:p>sz18_2d</text:p>
          </table:table-cell>
          <table:table-cell office:value-type="date" office:date-value="2023-10-26" calcext:value-type="date">
            <text:p>2023-10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10532048" calcext:value-type="float">
            <text:p>84110532048</text:p>
          </table:table-cell>
          <table:table-cell office:value-type="string" calcext:value-type="string">
            <text:p>sz12_3d</text:p>
          </table:table-cell>
          <table:table-cell office:value-type="date" office:date-value="2023-10-27" calcext:value-type="date">
            <text:p>2023-10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40556256" calcext:value-type="float">
            <text:p>83040556256</text:p>
          </table:table-cell>
          <table:table-cell office:value-type="string" calcext:value-type="string">
            <text:p>sz1_3d</text:p>
          </table:table-cell>
          <table:table-cell office:value-type="date" office:date-value="2023-10-27" calcext:value-type="date">
            <text:p>2023-10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90565125" calcext:value-type="float">
            <text:p>92090565125</text:p>
          </table:table-cell>
          <table:table-cell office:value-type="string" calcext:value-type="string">
            <text:p>sz18_2d</text:p>
          </table:table-cell>
          <table:table-cell office:value-type="date" office:date-value="2023-10-27" calcext:value-type="date">
            <text:p>2023-10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82545813" calcext:value-type="float">
            <text:p>40082545813</text:p>
          </table:table-cell>
          <table:table-cell office:value-type="string" calcext:value-type="string">
            <text:p>sz4_2d</text:p>
          </table:table-cell>
          <table:table-cell office:value-type="date" office:date-value="2023-10-28" calcext:value-type="date">
            <text:p>2023-10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30912852" calcext:value-type="float">
            <text:p>86030912852</text:p>
          </table:table-cell>
          <table:table-cell office:value-type="string" calcext:value-type="string">
            <text:p>sz19_2d</text:p>
          </table:table-cell>
          <table:table-cell office:value-type="date" office:date-value="2023-10-28" calcext:value-type="date">
            <text:p>2023-10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71380133" calcext:value-type="float">
            <text:p>35071380133</text:p>
          </table:table-cell>
          <table:table-cell office:value-type="string" calcext:value-type="string">
            <text:p>sz20_5d</text:p>
          </table:table-cell>
          <table:table-cell office:value-type="date" office:date-value="2023-10-28" calcext:value-type="date">
            <text:p>2023-10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0928120" calcext:value-type="float">
            <text:p>10250928120</text:p>
          </table:table-cell>
          <table:table-cell office:value-type="string" calcext:value-type="string">
            <text:p>sz21_5d</text:p>
          </table:table-cell>
          <table:table-cell office:value-type="date" office:date-value="2023-10-28" calcext:value-type="date">
            <text:p>2023-10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71227047" calcext:value-type="float">
            <text:p>66071227047</text:p>
          </table:table-cell>
          <table:table-cell office:value-type="string" calcext:value-type="string">
            <text:p>sz14_1d</text:p>
          </table:table-cell>
          <table:table-cell office:value-type="date" office:date-value="2023-10-29" calcext:value-type="date">
            <text:p>2023-10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31746046" calcext:value-type="float">
            <text:p>81031746046</text:p>
          </table:table-cell>
          <table:table-cell office:value-type="string" calcext:value-type="string">
            <text:p>sz16_1d</text:p>
          </table:table-cell>
          <table:table-cell office:value-type="date" office:date-value="2023-10-29" calcext:value-type="date">
            <text:p>2023-10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22124058" calcext:value-type="float">
            <text:p>95022124058</text:p>
          </table:table-cell>
          <table:table-cell office:value-type="string" calcext:value-type="string">
            <text:p>sz13_5d</text:p>
          </table:table-cell>
          <table:table-cell office:value-type="date" office:date-value="2023-10-29" calcext:value-type="date">
            <text:p>2023-10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70854361" calcext:value-type="float">
            <text:p>71070854361</text:p>
          </table:table-cell>
          <table:table-cell office:value-type="string" calcext:value-type="string">
            <text:p>sz21_5d</text:p>
          </table:table-cell>
          <table:table-cell office:value-type="date" office:date-value="2023-10-29" calcext:value-type="date">
            <text:p>2023-10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1647540" calcext:value-type="float">
            <text:p>6291647540</text:p>
          </table:table-cell>
          <table:table-cell office:value-type="string" calcext:value-type="string">
            <text:p>sz15_5d</text:p>
          </table:table-cell>
          <table:table-cell office:value-type="date" office:date-value="2023-10-30" calcext:value-type="date">
            <text:p>2023-10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30720239" calcext:value-type="float">
            <text:p>64030720239</text:p>
          </table:table-cell>
          <table:table-cell office:value-type="string" calcext:value-type="string">
            <text:p>sz3_5d</text:p>
          </table:table-cell>
          <table:table-cell office:value-type="date" office:date-value="2023-10-30" calcext:value-type="date">
            <text:p>2023-10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11227211" calcext:value-type="float">
            <text:p>24111227211</text:p>
          </table:table-cell>
          <table:table-cell office:value-type="string" calcext:value-type="string">
            <text:p>sz24_3d</text:p>
          </table:table-cell>
          <table:table-cell office:value-type="date" office:date-value="2023-10-30" calcext:value-type="date">
            <text:p>2023-10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71380133" calcext:value-type="float">
            <text:p>35071380133</text:p>
          </table:table-cell>
          <table:table-cell office:value-type="string" calcext:value-type="string">
            <text:p>sz20_5d</text:p>
          </table:table-cell>
          <table:table-cell office:value-type="date" office:date-value="2023-10-30" calcext:value-type="date">
            <text:p>2023-10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52173704" calcext:value-type="float">
            <text:p>69052173704</text:p>
          </table:table-cell>
          <table:table-cell office:value-type="string" calcext:value-type="string">
            <text:p>sz13_5d</text:p>
          </table:table-cell>
          <table:table-cell office:value-type="date" office:date-value="2023-10-30" calcext:value-type="date">
            <text:p>2023-10-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62704755" calcext:value-type="float">
            <text:p>84062704755</text:p>
          </table:table-cell>
          <table:table-cell office:value-type="string" calcext:value-type="string">
            <text:p>sz6_3d</text:p>
          </table:table-cell>
          <table:table-cell office:value-type="date" office:date-value="2023-10-31" calcext:value-type="date">
            <text:p>2023-10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0281853" calcext:value-type="float">
            <text:p>2270281853</text:p>
          </table:table-cell>
          <table:table-cell office:value-type="string" calcext:value-type="string">
            <text:p>sz20_5d</text:p>
          </table:table-cell>
          <table:table-cell office:value-type="date" office:date-value="2023-10-31" calcext:value-type="date">
            <text:p>2023-10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61652646" calcext:value-type="float">
            <text:p>68061652646</text:p>
          </table:table-cell>
          <table:table-cell office:value-type="string" calcext:value-type="string">
            <text:p>sz10_4d</text:p>
          </table:table-cell>
          <table:table-cell office:value-type="date" office:date-value="2023-10-31" calcext:value-type="date">
            <text:p>2023-10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92145017" calcext:value-type="float">
            <text:p>36092145017</text:p>
          </table:table-cell>
          <table:table-cell office:value-type="string" calcext:value-type="string">
            <text:p>sz6_3d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41018663" calcext:value-type="float">
            <text:p>83041018663</text:p>
          </table:table-cell>
          <table:table-cell office:value-type="string" calcext:value-type="string">
            <text:p>sz24_3d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50441625" calcext:value-type="float">
            <text:p>32050441625</text:p>
          </table:table-cell>
          <table:table-cell office:value-type="string" calcext:value-type="string">
            <text:p>sz3_5d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1170177" calcext:value-type="float">
            <text:p>3251170177</text:p>
          </table:table-cell>
          <table:table-cell office:value-type="string" calcext:value-type="string">
            <text:p>sz20_5d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2700380" calcext:value-type="float">
            <text:p>7252700380</text:p>
          </table:table-cell>
          <table:table-cell office:value-type="string" calcext:value-type="string">
            <text:p>sz15_5d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61933441" calcext:value-type="float">
            <text:p>72061933441</text:p>
          </table:table-cell>
          <table:table-cell office:value-type="string" calcext:value-type="string">
            <text:p>sz9_5d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11101405" calcext:value-type="float">
            <text:p>87011101405</text:p>
          </table:table-cell>
          <table:table-cell office:value-type="string" calcext:value-type="string">
            <text:p>sz7_5d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20761023" calcext:value-type="float">
            <text:p>94020761023</text:p>
          </table:table-cell>
          <table:table-cell office:value-type="string" calcext:value-type="string">
            <text:p>sz7_5d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11022007" calcext:value-type="float">
            <text:p>66111022007</text:p>
          </table:table-cell>
          <table:table-cell office:value-type="string" calcext:value-type="string">
            <text:p>sz22_3d</text:p>
          </table:table-cell>
          <table:table-cell office:value-type="date" office:date-value="2023-11-03" calcext:value-type="date">
            <text:p>2023-11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62202254" calcext:value-type="float">
            <text:p>74062202254</text:p>
          </table:table-cell>
          <table:table-cell office:value-type="string" calcext:value-type="string">
            <text:p>sz10_4d</text:p>
          </table:table-cell>
          <table:table-cell office:value-type="date" office:date-value="2023-11-03" calcext:value-type="date">
            <text:p>2023-11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01364769" calcext:value-type="float">
            <text:p>36101364769</text:p>
          </table:table-cell>
          <table:table-cell office:value-type="string" calcext:value-type="string">
            <text:p>sz21_5d</text:p>
          </table:table-cell>
          <table:table-cell office:value-type="date" office:date-value="2023-11-03" calcext:value-type="date">
            <text:p>2023-11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72664203" calcext:value-type="float">
            <text:p>24072664203</text:p>
          </table:table-cell>
          <table:table-cell office:value-type="string" calcext:value-type="string">
            <text:p>sz19_2d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72545442" calcext:value-type="float">
            <text:p>87072545442</text:p>
          </table:table-cell>
          <table:table-cell office:value-type="string" calcext:value-type="string">
            <text:p>sz1_3d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2601031" calcext:value-type="float">
            <text:p>10242601031</text:p>
          </table:table-cell>
          <table:table-cell office:value-type="string" calcext:value-type="string">
            <text:p>sz13_5d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80561344" calcext:value-type="float">
            <text:p>56080561344</text:p>
          </table:table-cell>
          <table:table-cell office:value-type="string" calcext:value-type="string">
            <text:p>sz10_4d</text:p>
          </table:table-cell>
          <table:table-cell office:value-type="date" office:date-value="2023-11-05" calcext:value-type="date">
            <text:p>2023-11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0760721" calcext:value-type="float">
            <text:p>24010760721</text:p>
          </table:table-cell>
          <table:table-cell office:value-type="string" calcext:value-type="string">
            <text:p>sz21_5d</text:p>
          </table:table-cell>
          <table:table-cell office:value-type="date" office:date-value="2023-11-05" calcext:value-type="date">
            <text:p>2023-11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70581328" calcext:value-type="float">
            <text:p>84070581328</text:p>
          </table:table-cell>
          <table:table-cell office:value-type="string" calcext:value-type="string">
            <text:p>sz10_4d</text:p>
          </table:table-cell>
          <table:table-cell office:value-type="date" office:date-value="2023-11-05" calcext:value-type="date">
            <text:p>2023-11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40302003" calcext:value-type="float">
            <text:p>79040302003</text:p>
          </table:table-cell>
          <table:table-cell office:value-type="string" calcext:value-type="string">
            <text:p>sz13_5d</text:p>
          </table:table-cell>
          <table:table-cell office:value-type="date" office:date-value="2023-11-05" calcext:value-type="date">
            <text:p>2023-11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61013524" calcext:value-type="float">
            <text:p>28061013524</text:p>
          </table:table-cell>
          <table:table-cell office:value-type="string" calcext:value-type="string">
            <text:p>sz20_5d</text:p>
          </table:table-cell>
          <table:table-cell office:value-type="date" office:date-value="2023-11-06" calcext:value-type="date">
            <text:p>2023-11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22358226" calcext:value-type="float">
            <text:p>71022358226</text:p>
          </table:table-cell>
          <table:table-cell office:value-type="string" calcext:value-type="string">
            <text:p>sz4_2d</text:p>
          </table:table-cell>
          <table:table-cell office:value-type="date" office:date-value="2023-11-06" calcext:value-type="date">
            <text:p>2023-11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754779" calcext:value-type="float">
            <text:p>2212754779</text:p>
          </table:table-cell>
          <table:table-cell office:value-type="string" calcext:value-type="string">
            <text:p>sz15_5d</text:p>
          </table:table-cell>
          <table:table-cell office:value-type="date" office:date-value="2023-11-06" calcext:value-type="date">
            <text:p>2023-11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11853346" calcext:value-type="float">
            <text:p>28111853346</text:p>
          </table:table-cell>
          <table:table-cell office:value-type="string" calcext:value-type="string">
            <text:p>sz5_1d</text:p>
          </table:table-cell>
          <table:table-cell office:value-type="date" office:date-value="2023-11-07" calcext:value-type="date">
            <text:p>2023-1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2308543" calcext:value-type="float">
            <text:p>60092308543</text:p>
          </table:table-cell>
          <table:table-cell office:value-type="string" calcext:value-type="string">
            <text:p>sz5_1d</text:p>
          </table:table-cell>
          <table:table-cell office:value-type="date" office:date-value="2023-11-07" calcext:value-type="date">
            <text:p>2023-1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01931072" calcext:value-type="float">
            <text:p>59101931072</text:p>
          </table:table-cell>
          <table:table-cell office:value-type="string" calcext:value-type="string">
            <text:p>sz17_4d</text:p>
          </table:table-cell>
          <table:table-cell office:value-type="date" office:date-value="2023-11-08" calcext:value-type="date">
            <text:p>2023-11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82146404" calcext:value-type="float">
            <text:p>98082146404</text:p>
          </table:table-cell>
          <table:table-cell office:value-type="string" calcext:value-type="string">
            <text:p>sz1_3d</text:p>
          </table:table-cell>
          <table:table-cell office:value-type="date" office:date-value="2023-11-08" calcext:value-type="date">
            <text:p>2023-11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31124828" calcext:value-type="float">
            <text:p>83031124828</text:p>
          </table:table-cell>
          <table:table-cell office:value-type="string" calcext:value-type="string">
            <text:p>sz19_2d</text:p>
          </table:table-cell>
          <table:table-cell office:value-type="date" office:date-value="2023-11-08" calcext:value-type="date">
            <text:p>2023-11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82261879" calcext:value-type="float">
            <text:p>81082261879</text:p>
          </table:table-cell>
          <table:table-cell office:value-type="string" calcext:value-type="string">
            <text:p>sz4_2d</text:p>
          </table:table-cell>
          <table:table-cell office:value-type="date" office:date-value="2023-11-08" calcext:value-type="date">
            <text:p>2023-11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92046015" calcext:value-type="float">
            <text:p>14292046015</text:p>
          </table:table-cell>
          <table:table-cell office:value-type="string" calcext:value-type="string">
            <text:p>sz24_3d</text:p>
          </table:table-cell>
          <table:table-cell office:value-type="date" office:date-value="2023-11-09" calcext:value-type="date">
            <text:p>2023-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1482824" calcext:value-type="float">
            <text:p>46071482824</text:p>
          </table:table-cell>
          <table:table-cell office:value-type="string" calcext:value-type="string">
            <text:p>sz18_2d</text:p>
          </table:table-cell>
          <table:table-cell office:value-type="date" office:date-value="2023-11-09" calcext:value-type="date">
            <text:p>2023-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91180581" calcext:value-type="float">
            <text:p>90091180581</text:p>
          </table:table-cell>
          <table:table-cell office:value-type="string" calcext:value-type="string">
            <text:p>sz6_3d</text:p>
          </table:table-cell>
          <table:table-cell office:value-type="date" office:date-value="2023-11-09" calcext:value-type="date">
            <text:p>2023-11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2531550" calcext:value-type="float">
            <text:p>7222531550</text:p>
          </table:table-cell>
          <table:table-cell office:value-type="string" calcext:value-type="string">
            <text:p>sz11_1d</text:p>
          </table:table-cell>
          <table:table-cell office:value-type="date" office:date-value="2023-11-10" calcext:value-type="date">
            <text:p>2023-1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92045071" calcext:value-type="float">
            <text:p>91092045071</text:p>
          </table:table-cell>
          <table:table-cell office:value-type="string" calcext:value-type="string">
            <text:p>sz6_3d</text:p>
          </table:table-cell>
          <table:table-cell office:value-type="date" office:date-value="2023-11-10" calcext:value-type="date">
            <text:p>2023-1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81824236" calcext:value-type="float">
            <text:p>57081824236</text:p>
          </table:table-cell>
          <table:table-cell office:value-type="string" calcext:value-type="string">
            <text:p>sz5_1d</text:p>
          </table:table-cell>
          <table:table-cell office:value-type="date" office:date-value="2023-11-10" calcext:value-type="date">
            <text:p>2023-1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11022007" calcext:value-type="float">
            <text:p>66111022007</text:p>
          </table:table-cell>
          <table:table-cell office:value-type="string" calcext:value-type="string">
            <text:p>sz22_3d</text:p>
          </table:table-cell>
          <table:table-cell office:value-type="date" office:date-value="2023-11-10" calcext:value-type="date">
            <text:p>2023-11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20117717" calcext:value-type="float">
            <text:p>62020117717</text:p>
          </table:table-cell>
          <table:table-cell office:value-type="string" calcext:value-type="string">
            <text:p>sz22_3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32537348" calcext:value-type="float">
            <text:p>61032537348</text:p>
          </table:table-cell>
          <table:table-cell office:value-type="string" calcext:value-type="string">
            <text:p>sz13_5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0223719" calcext:value-type="float">
            <text:p>48110223719</text:p>
          </table:table-cell>
          <table:table-cell office:value-type="string" calcext:value-type="string">
            <text:p>sz21_5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00427300" calcext:value-type="float">
            <text:p>81100427300</text:p>
          </table:table-cell>
          <table:table-cell office:value-type="string" calcext:value-type="string">
            <text:p>sz22_3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61503525" calcext:value-type="float">
            <text:p>38061503525</text:p>
          </table:table-cell>
          <table:table-cell office:value-type="string" calcext:value-type="string">
            <text:p>sz22_3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52406146" calcext:value-type="float">
            <text:p>93052406146</text:p>
          </table:table-cell>
          <table:table-cell office:value-type="string" calcext:value-type="string">
            <text:p>sz7_5d</text:p>
          </table:table-cell>
          <table:table-cell office:value-type="date" office:date-value="2023-11-11" calcext:value-type="date">
            <text:p>2023-11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20117717" calcext:value-type="float">
            <text:p>62020117717</text:p>
          </table:table-cell>
          <table:table-cell office:value-type="string" calcext:value-type="string">
            <text:p>sz22_3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71272884" calcext:value-type="float">
            <text:p>38071272884</text:p>
          </table:table-cell>
          <table:table-cell office:value-type="string" calcext:value-type="string">
            <text:p>sz15_5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41013859" calcext:value-type="float">
            <text:p>38041013859</text:p>
          </table:table-cell>
          <table:table-cell office:value-type="string" calcext:value-type="string">
            <text:p>sz9_5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1647540" calcext:value-type="float">
            <text:p>6291647540</text:p>
          </table:table-cell>
          <table:table-cell office:value-type="string" calcext:value-type="string">
            <text:p>sz15_5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70963525" calcext:value-type="float">
            <text:p>63070963525</text:p>
          </table:table-cell>
          <table:table-cell office:value-type="string" calcext:value-type="string">
            <text:p>sz9_5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70854361" calcext:value-type="float">
            <text:p>71070854361</text:p>
          </table:table-cell>
          <table:table-cell office:value-type="string" calcext:value-type="string">
            <text:p>sz21_5d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92145017" calcext:value-type="float">
            <text:p>36092145017</text:p>
          </table:table-cell>
          <table:table-cell office:value-type="string" calcext:value-type="string">
            <text:p>sz6_3d</text:p>
          </table:table-cell>
          <table:table-cell office:value-type="date" office:date-value="2023-11-13" calcext:value-type="date">
            <text:p>2023-1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21304268" calcext:value-type="float">
            <text:p>51021304268</text:p>
          </table:table-cell>
          <table:table-cell office:value-type="string" calcext:value-type="string">
            <text:p>sz10_4d</text:p>
          </table:table-cell>
          <table:table-cell office:value-type="date" office:date-value="2023-11-13" calcext:value-type="date">
            <text:p>2023-1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70414372" calcext:value-type="float">
            <text:p>17270414372</text:p>
          </table:table-cell>
          <table:table-cell office:value-type="string" calcext:value-type="string">
            <text:p>sz18_2d</text:p>
          </table:table-cell>
          <table:table-cell office:value-type="date" office:date-value="2023-11-13" calcext:value-type="date">
            <text:p>2023-1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1076125" calcext:value-type="float">
            <text:p>25031076125</text:p>
          </table:table-cell>
          <table:table-cell office:value-type="string" calcext:value-type="string">
            <text:p>sz4_2d</text:p>
          </table:table-cell>
          <table:table-cell office:value-type="date" office:date-value="2023-11-14" calcext:value-type="date">
            <text:p>2023-11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01814803" calcext:value-type="float">
            <text:p>37101814803</text:p>
          </table:table-cell>
          <table:table-cell office:value-type="string" calcext:value-type="string">
            <text:p>sz1_3d</text:p>
          </table:table-cell>
          <table:table-cell office:value-type="date" office:date-value="2023-11-15" calcext:value-type="date">
            <text:p>2023-11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061907454" calcext:value-type="float">
            <text:p>88061907454</text:p>
          </table:table-cell>
          <table:table-cell office:value-type="string" calcext:value-type="string">
            <text:p>sz3_5d</text:p>
          </table:table-cell>
          <table:table-cell office:value-type="date" office:date-value="2023-11-15" calcext:value-type="date">
            <text:p>2023-11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01931072" calcext:value-type="float">
            <text:p>59101931072</text:p>
          </table:table-cell>
          <table:table-cell office:value-type="string" calcext:value-type="string">
            <text:p>sz17_4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61013524" calcext:value-type="float">
            <text:p>28061013524</text:p>
          </table:table-cell>
          <table:table-cell office:value-type="string" calcext:value-type="string">
            <text:p>sz20_5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00427300" calcext:value-type="float">
            <text:p>81100427300</text:p>
          </table:table-cell>
          <table:table-cell office:value-type="string" calcext:value-type="string">
            <text:p>sz22_3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1647540" calcext:value-type="float">
            <text:p>6291647540</text:p>
          </table:table-cell>
          <table:table-cell office:value-type="string" calcext:value-type="string">
            <text:p>sz15_5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00220624" calcext:value-type="float">
            <text:p>67100220624</text:p>
          </table:table-cell>
          <table:table-cell office:value-type="string" calcext:value-type="string">
            <text:p>sz15_5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22762270" calcext:value-type="float">
            <text:p>60022762270</text:p>
          </table:table-cell>
          <table:table-cell office:value-type="string" calcext:value-type="string">
            <text:p>sz9_5d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32537348" calcext:value-type="float">
            <text:p>61032537348</text:p>
          </table:table-cell>
          <table:table-cell office:value-type="string" calcext:value-type="string">
            <text:p>sz13_5d</text:p>
          </table:table-cell>
          <table:table-cell office:value-type="date" office:date-value="2023-11-17" calcext:value-type="date">
            <text:p>2023-11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61010584" calcext:value-type="float">
            <text:p>89061010584</text:p>
          </table:table-cell>
          <table:table-cell office:value-type="string" calcext:value-type="string">
            <text:p>sz21_5d</text:p>
          </table:table-cell>
          <table:table-cell office:value-type="date" office:date-value="2023-11-17" calcext:value-type="date">
            <text:p>2023-11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32404877" calcext:value-type="float">
            <text:p>70032404877</text:p>
          </table:table-cell>
          <table:table-cell office:value-type="string" calcext:value-type="string">
            <text:p>sz17_4d</text:p>
          </table:table-cell>
          <table:table-cell office:value-type="date" office:date-value="2023-11-18" calcext:value-type="date">
            <text:p>2023-11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1772535" calcext:value-type="float">
            <text:p>20241772535</text:p>
          </table:table-cell>
          <table:table-cell office:value-type="string" calcext:value-type="string">
            <text:p>sz1_3d</text:p>
          </table:table-cell>
          <table:table-cell office:value-type="date" office:date-value="2023-11-18" calcext:value-type="date">
            <text:p>2023-11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30978712" calcext:value-type="float">
            <text:p>69030978712</text:p>
          </table:table-cell>
          <table:table-cell office:value-type="string" calcext:value-type="string">
            <text:p>sz3_5d</text:p>
          </table:table-cell>
          <table:table-cell office:value-type="date" office:date-value="2023-11-18" calcext:value-type="date">
            <text:p>2023-11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60511869" calcext:value-type="float">
            <text:p>55060511869</text:p>
          </table:table-cell>
          <table:table-cell office:value-type="string" calcext:value-type="string">
            <text:p>sz13_5d</text:p>
          </table:table-cell>
          <table:table-cell office:value-type="date" office:date-value="2023-11-18" calcext:value-type="date">
            <text:p>2023-11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71777413" calcext:value-type="float">
            <text:p>16271777413</text:p>
          </table:table-cell>
          <table:table-cell office:value-type="string" calcext:value-type="string">
            <text:p>sz24_3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51664858" calcext:value-type="float">
            <text:p>41051664858</text:p>
          </table:table-cell>
          <table:table-cell office:value-type="string" calcext:value-type="string">
            <text:p>sz6_3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10426266" calcext:value-type="float">
            <text:p>51110426266</text:p>
          </table:table-cell>
          <table:table-cell office:value-type="string" calcext:value-type="string">
            <text:p>sz12_3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21304268" calcext:value-type="float">
            <text:p>51021304268</text:p>
          </table:table-cell>
          <table:table-cell office:value-type="string" calcext:value-type="string">
            <text:p>sz10_4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80912322" calcext:value-type="float">
            <text:p>63080912322</text:p>
          </table:table-cell>
          <table:table-cell office:value-type="string" calcext:value-type="string">
            <text:p>sz12_3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72075221" calcext:value-type="float">
            <text:p>33072075221</text:p>
          </table:table-cell>
          <table:table-cell office:value-type="string" calcext:value-type="string">
            <text:p>sz10_4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601127" calcext:value-type="float">
            <text:p>272601127</text:p>
          </table:table-cell>
          <table:table-cell office:value-type="string" calcext:value-type="string">
            <text:p>sz10_4d</text:p>
          </table:table-cell>
          <table:table-cell office:value-type="date" office:date-value="2023-11-19" calcext:value-type="date">
            <text:p>2023-11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81971651" calcext:value-type="float">
            <text:p>68081971651</text:p>
          </table:table-cell>
          <table:table-cell office:value-type="string" calcext:value-type="string">
            <text:p>sz10_4d</text:p>
          </table:table-cell>
          <table:table-cell office:value-type="date" office:date-value="2023-11-20" calcext:value-type="date">
            <text:p>2023-11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50441625" calcext:value-type="float">
            <text:p>32050441625</text:p>
          </table:table-cell>
          <table:table-cell office:value-type="string" calcext:value-type="string">
            <text:p>sz3_5d</text:p>
          </table:table-cell>
          <table:table-cell office:value-type="date" office:date-value="2023-11-21" calcext:value-type="date">
            <text:p>2023-11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61010584" calcext:value-type="float">
            <text:p>89061010584</text:p>
          </table:table-cell>
          <table:table-cell office:value-type="string" calcext:value-type="string">
            <text:p>sz21_5d</text:p>
          </table:table-cell>
          <table:table-cell office:value-type="date" office:date-value="2023-11-21" calcext:value-type="date">
            <text:p>2023-11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01050327" calcext:value-type="float">
            <text:p>12301050327</text:p>
          </table:table-cell>
          <table:table-cell office:value-type="string" calcext:value-type="string">
            <text:p>sz9_5d</text:p>
          </table:table-cell>
          <table:table-cell office:value-type="date" office:date-value="2023-11-21" calcext:value-type="date">
            <text:p>2023-11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92468110" calcext:value-type="float">
            <text:p>38092468110</text:p>
          </table:table-cell>
          <table:table-cell office:value-type="string" calcext:value-type="string">
            <text:p>sz21_5d</text:p>
          </table:table-cell>
          <table:table-cell office:value-type="date" office:date-value="2023-11-21" calcext:value-type="date">
            <text:p>2023-11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01768628" calcext:value-type="float">
            <text:p>41101768628</text:p>
          </table:table-cell>
          <table:table-cell office:value-type="string" calcext:value-type="string">
            <text:p>sz19_2d</text:p>
          </table:table-cell>
          <table:table-cell office:value-type="date" office:date-value="2023-11-22" calcext:value-type="date">
            <text:p>2023-1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51664858" calcext:value-type="float">
            <text:p>41051664858</text:p>
          </table:table-cell>
          <table:table-cell office:value-type="string" calcext:value-type="string">
            <text:p>sz6_3d</text:p>
          </table:table-cell>
          <table:table-cell office:value-type="date" office:date-value="2023-11-22" calcext:value-type="date">
            <text:p>2023-11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72545442" calcext:value-type="float">
            <text:p>87072545442</text:p>
          </table:table-cell>
          <table:table-cell office:value-type="string" calcext:value-type="string">
            <text:p>sz1_3d</text:p>
          </table:table-cell>
          <table:table-cell office:value-type="date" office:date-value="2023-11-22" calcext:value-type="date">
            <text:p>2023-11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40556256" calcext:value-type="float">
            <text:p>83040556256</text:p>
          </table:table-cell>
          <table:table-cell office:value-type="string" calcext:value-type="string">
            <text:p>sz1_3d</text:p>
          </table:table-cell>
          <table:table-cell office:value-type="date" office:date-value="2023-11-22" calcext:value-type="date">
            <text:p>2023-11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61553073" calcext:value-type="float">
            <text:p>82061553073</text:p>
          </table:table-cell>
          <table:table-cell office:value-type="string" calcext:value-type="string">
            <text:p>sz12_3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00770115" calcext:value-type="float">
            <text:p>53100770115</text:p>
          </table:table-cell>
          <table:table-cell office:value-type="string" calcext:value-type="string">
            <text:p>sz13_5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72347377" calcext:value-type="float">
            <text:p>79072347377</text:p>
          </table:table-cell>
          <table:table-cell office:value-type="string" calcext:value-type="string">
            <text:p>sz2_1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50503146" calcext:value-type="float">
            <text:p>79050503146</text:p>
          </table:table-cell>
          <table:table-cell office:value-type="string" calcext:value-type="string">
            <text:p>sz20_5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10760721" calcext:value-type="float">
            <text:p>24010760721</text:p>
          </table:table-cell>
          <table:table-cell office:value-type="string" calcext:value-type="string">
            <text:p>sz21_5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070520622" calcext:value-type="float">
            <text:p>95070520622</text:p>
          </table:table-cell>
          <table:table-cell office:value-type="string" calcext:value-type="string">
            <text:p>sz15_5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71380133" calcext:value-type="float">
            <text:p>35071380133</text:p>
          </table:table-cell>
          <table:table-cell office:value-type="string" calcext:value-type="string">
            <text:p>sz20_5d</text:p>
          </table:table-cell>
          <table:table-cell office:value-type="date" office:date-value="2023-11-23" calcext:value-type="date">
            <text:p>2023-11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92077272" calcext:value-type="float">
            <text:p>39092077272</text:p>
          </table:table-cell>
          <table:table-cell office:value-type="string" calcext:value-type="string">
            <text:p>sz17_4d</text:p>
          </table:table-cell>
          <table:table-cell office:value-type="date" office:date-value="2023-11-24" calcext:value-type="date">
            <text:p>2023-11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0548457" calcext:value-type="float">
            <text:p>6230548457</text:p>
          </table:table-cell>
          <table:table-cell office:value-type="string" calcext:value-type="string">
            <text:p>sz20_5d</text:p>
          </table:table-cell>
          <table:table-cell office:value-type="date" office:date-value="2023-11-24" calcext:value-type="date">
            <text:p>2023-1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82146404" calcext:value-type="float">
            <text:p>98082146404</text:p>
          </table:table-cell>
          <table:table-cell office:value-type="string" calcext:value-type="string">
            <text:p>sz1_3d</text:p>
          </table:table-cell>
          <table:table-cell office:value-type="date" office:date-value="2023-11-24" calcext:value-type="date">
            <text:p>2023-1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92045071" calcext:value-type="float">
            <text:p>91092045071</text:p>
          </table:table-cell>
          <table:table-cell office:value-type="string" calcext:value-type="string">
            <text:p>sz6_3d</text:p>
          </table:table-cell>
          <table:table-cell office:value-type="date" office:date-value="2023-11-24" calcext:value-type="date">
            <text:p>2023-1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51178686" calcext:value-type="float">
            <text:p>37051178686</text:p>
          </table:table-cell>
          <table:table-cell office:value-type="string" calcext:value-type="string">
            <text:p>sz13_5d</text:p>
          </table:table-cell>
          <table:table-cell office:value-type="date" office:date-value="2023-11-25" calcext:value-type="date">
            <text:p>2023-11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01364769" calcext:value-type="float">
            <text:p>36101364769</text:p>
          </table:table-cell>
          <table:table-cell office:value-type="string" calcext:value-type="string">
            <text:p>sz21_5d</text:p>
          </table:table-cell>
          <table:table-cell office:value-type="date" office:date-value="2023-11-25" calcext:value-type="date">
            <text:p>2023-11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60511869" calcext:value-type="float">
            <text:p>55060511869</text:p>
          </table:table-cell>
          <table:table-cell office:value-type="string" calcext:value-type="string">
            <text:p>sz13_5d</text:p>
          </table:table-cell>
          <table:table-cell office:value-type="date" office:date-value="2023-11-25" calcext:value-type="date">
            <text:p>2023-11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30788070" calcext:value-type="float">
            <text:p>69030788070</text:p>
          </table:table-cell>
          <table:table-cell office:value-type="string" calcext:value-type="string">
            <text:p>sz21_5d</text:p>
          </table:table-cell>
          <table:table-cell office:value-type="date" office:date-value="2023-11-26" calcext:value-type="date">
            <text:p>2023-11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71621728" calcext:value-type="float">
            <text:p>40071621728</text:p>
          </table:table-cell>
          <table:table-cell office:value-type="string" calcext:value-type="string">
            <text:p>sz1_3d</text:p>
          </table:table-cell>
          <table:table-cell office:value-type="date" office:date-value="2023-11-27" calcext:value-type="date">
            <text:p>2023-11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10347166" calcext:value-type="float">
            <text:p>32110347166</text:p>
          </table:table-cell>
          <table:table-cell office:value-type="string" calcext:value-type="string">
            <text:p>sz12_3d</text:p>
          </table:table-cell>
          <table:table-cell office:value-type="date" office:date-value="2023-11-29" calcext:value-type="date">
            <text:p>2023-11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71163570" calcext:value-type="float">
            <text:p>48071163570</text:p>
          </table:table-cell>
          <table:table-cell office:value-type="string" calcext:value-type="string">
            <text:p>sz13_5d</text:p>
          </table:table-cell>
          <table:table-cell office:value-type="date" office:date-value="2023-11-29" calcext:value-type="date">
            <text:p>2023-11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92568810" calcext:value-type="float">
            <text:p>14292568810</text:p>
          </table:table-cell>
          <table:table-cell office:value-type="string" calcext:value-type="string">
            <text:p>sz20_5d</text:p>
          </table:table-cell>
          <table:table-cell office:value-type="date" office:date-value="2023-11-30" calcext:value-type="date">
            <text:p>2023-1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01413606" calcext:value-type="float">
            <text:p>95101413606</text:p>
          </table:table-cell>
          <table:table-cell office:value-type="string" calcext:value-type="string">
            <text:p>sz12_3d</text:p>
          </table:table-cell>
          <table:table-cell office:value-type="date" office:date-value="2023-11-30" calcext:value-type="date">
            <text:p>2023-1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71321015" calcext:value-type="float">
            <text:p>28071321015</text:p>
          </table:table-cell>
          <table:table-cell office:value-type="string" calcext:value-type="string">
            <text:p>sz20_5d</text:p>
          </table:table-cell>
          <table:table-cell office:value-type="date" office:date-value="2023-11-30" calcext:value-type="date">
            <text:p>2023-1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21814056" calcext:value-type="float">
            <text:p>85021814056</text:p>
          </table:table-cell>
          <table:table-cell office:value-type="string" calcext:value-type="string">
            <text:p>sz10_4d</text:p>
          </table:table-cell>
          <table:table-cell office:value-type="date" office:date-value="2023-11-30" calcext:value-type="date">
            <text:p>2023-11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1912748" calcext:value-type="float">
            <text:p>3301912748</text:p>
          </table:table-cell>
          <table:table-cell office:value-type="string" calcext:value-type="string">
            <text:p>sz1_3d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1656647" calcext:value-type="float">
            <text:p>8211656647</text:p>
          </table:table-cell>
          <table:table-cell office:value-type="string" calcext:value-type="string">
            <text:p>sz9_5d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72261448" calcext:value-type="float">
            <text:p>82072261448</text:p>
          </table:table-cell>
          <table:table-cell office:value-type="string" calcext:value-type="string">
            <text:p>sz21_5d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91116221" calcext:value-type="float">
            <text:p>76091116221</text:p>
          </table:table-cell>
          <table:table-cell office:value-type="string" calcext:value-type="string">
            <text:p>sz15_5d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40570504" calcext:value-type="float">
            <text:p>49040570504</text:p>
          </table:table-cell>
          <table:table-cell office:value-type="string" calcext:value-type="string">
            <text:p>sz15_5d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221300" calcext:value-type="float">
            <text:p>2301221300</text:p>
          </table:table-cell>
          <table:table-cell office:value-type="string" calcext:value-type="string">
            <text:p>sz18_2d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1282036" calcext:value-type="float">
            <text:p>25031282036</text:p>
          </table:table-cell>
          <table:table-cell office:value-type="string" calcext:value-type="string">
            <text:p>sz7_5d</text:p>
          </table:table-cell>
          <table:table-cell office:value-type="date" office:date-value="2023-12-03" calcext:value-type="date">
            <text:p>2023-12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62202254" calcext:value-type="float">
            <text:p>74062202254</text:p>
          </table:table-cell>
          <table:table-cell office:value-type="string" calcext:value-type="string">
            <text:p>sz10_4d</text:p>
          </table:table-cell>
          <table:table-cell office:value-type="date" office:date-value="2023-12-03" calcext:value-type="date">
            <text:p>2023-12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81017423" calcext:value-type="float">
            <text:p>24081017423</text:p>
          </table:table-cell>
          <table:table-cell office:value-type="string" calcext:value-type="string">
            <text:p>sz9_5d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41018663" calcext:value-type="float">
            <text:p>83041018663</text:p>
          </table:table-cell>
          <table:table-cell office:value-type="string" calcext:value-type="string">
            <text:p>sz24_3d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0548457" calcext:value-type="float">
            <text:p>6230548457</text:p>
          </table:table-cell>
          <table:table-cell office:value-type="string" calcext:value-type="string">
            <text:p>sz20_5d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90532311" calcext:value-type="float">
            <text:p>48090532311</text:p>
          </table:table-cell>
          <table:table-cell office:value-type="string" calcext:value-type="string">
            <text:p>sz19_2d</text:p>
          </table:table-cell>
          <table:table-cell office:value-type="date" office:date-value="2023-12-05" calcext:value-type="date">
            <text:p>2023-1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20117717" calcext:value-type="float">
            <text:p>62020117717</text:p>
          </table:table-cell>
          <table:table-cell office:value-type="string" calcext:value-type="string">
            <text:p>sz22_3d</text:p>
          </table:table-cell>
          <table:table-cell office:value-type="date" office:date-value="2023-12-05" calcext:value-type="date">
            <text:p>2023-12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92771480" calcext:value-type="float">
            <text:p>84092771480</text:p>
          </table:table-cell>
          <table:table-cell office:value-type="string" calcext:value-type="string">
            <text:p>sz14_1d</text:p>
          </table:table-cell>
          <table:table-cell office:value-type="date" office:date-value="2023-12-06" calcext:value-type="date">
            <text:p>2023-12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71321015" calcext:value-type="float">
            <text:p>28071321015</text:p>
          </table:table-cell>
          <table:table-cell office:value-type="string" calcext:value-type="string">
            <text:p>sz20_5d</text:p>
          </table:table-cell>
          <table:table-cell office:value-type="date" office:date-value="2023-12-06" calcext:value-type="date">
            <text:p>2023-12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72277585" calcext:value-type="float">
            <text:p>85072277585</text:p>
          </table:table-cell>
          <table:table-cell office:value-type="string" calcext:value-type="string">
            <text:p>sz13_5d</text:p>
          </table:table-cell>
          <table:table-cell office:value-type="date" office:date-value="2023-12-06" calcext:value-type="date">
            <text:p>2023-12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82146404" calcext:value-type="float">
            <text:p>98082146404</text:p>
          </table:table-cell>
          <table:table-cell office:value-type="string" calcext:value-type="string">
            <text:p>sz1_3d</text:p>
          </table:table-cell>
          <table:table-cell office:value-type="date" office:date-value="2023-12-06" calcext:value-type="date">
            <text:p>2023-12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30720239" calcext:value-type="float">
            <text:p>64030720239</text:p>
          </table:table-cell>
          <table:table-cell office:value-type="string" calcext:value-type="string">
            <text:p>sz3_5d</text:p>
          </table:table-cell>
          <table:table-cell office:value-type="date" office:date-value="2023-12-07" calcext:value-type="date">
            <text:p>2023-12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50282874" calcext:value-type="float">
            <text:p>33050282874</text:p>
          </table:table-cell>
          <table:table-cell office:value-type="string" calcext:value-type="string">
            <text:p>sz15_5d</text:p>
          </table:table-cell>
          <table:table-cell office:value-type="date" office:date-value="2023-12-07" calcext:value-type="date">
            <text:p>2023-12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11101405" calcext:value-type="float">
            <text:p>87011101405</text:p>
          </table:table-cell>
          <table:table-cell office:value-type="string" calcext:value-type="string">
            <text:p>sz7_5d</text:p>
          </table:table-cell>
          <table:table-cell office:value-type="date" office:date-value="2023-12-07" calcext:value-type="date">
            <text:p>2023-12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01050327" calcext:value-type="float">
            <text:p>12301050327</text:p>
          </table:table-cell>
          <table:table-cell office:value-type="string" calcext:value-type="string">
            <text:p>sz9_5d</text:p>
          </table:table-cell>
          <table:table-cell office:value-type="date" office:date-value="2023-12-08" calcext:value-type="date">
            <text:p>2023-12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01603569" calcext:value-type="float">
            <text:p>47101603569</text:p>
          </table:table-cell>
          <table:table-cell office:value-type="string" calcext:value-type="string">
            <text:p>sz15_5d</text:p>
          </table:table-cell>
          <table:table-cell office:value-type="date" office:date-value="2023-12-08" calcext:value-type="date">
            <text:p>2023-12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91835712" calcext:value-type="float">
            <text:p>86091835712</text:p>
          </table:table-cell>
          <table:table-cell office:value-type="string" calcext:value-type="string">
            <text:p>sz8_2d</text:p>
          </table:table-cell>
          <table:table-cell office:value-type="date" office:date-value="2023-12-09" calcext:value-type="date">
            <text:p>2023-1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30214178" calcext:value-type="float">
            <text:p>95030214178</text:p>
          </table:table-cell>
          <table:table-cell office:value-type="string" calcext:value-type="string">
            <text:p>sz11_1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1977767" calcext:value-type="float">
            <text:p>60081977767</text:p>
          </table:table-cell>
          <table:table-cell office:value-type="string" calcext:value-type="string">
            <text:p>sz4_2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10347166" calcext:value-type="float">
            <text:p>32110347166</text:p>
          </table:table-cell>
          <table:table-cell office:value-type="string" calcext:value-type="string">
            <text:p>sz12_3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1282036" calcext:value-type="float">
            <text:p>25031282036</text:p>
          </table:table-cell>
          <table:table-cell office:value-type="string" calcext:value-type="string">
            <text:p>sz7_5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52406146" calcext:value-type="float">
            <text:p>93052406146</text:p>
          </table:table-cell>
          <table:table-cell office:value-type="string" calcext:value-type="string">
            <text:p>sz7_5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42601031" calcext:value-type="float">
            <text:p>10242601031</text:p>
          </table:table-cell>
          <table:table-cell office:value-type="string" calcext:value-type="string">
            <text:p>sz13_5d</text:p>
          </table:table-cell>
          <table:table-cell office:value-type="date" office:date-value="2023-12-10" calcext:value-type="date">
            <text:p>2023-12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11375844" calcext:value-type="float">
            <text:p>30011375844</text:p>
          </table:table-cell>
          <table:table-cell office:value-type="string" calcext:value-type="string">
            <text:p>sz17_4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52646182" calcext:value-type="float">
            <text:p>31052646182</text:p>
          </table:table-cell>
          <table:table-cell office:value-type="string" calcext:value-type="string">
            <text:p>sz2_1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71514731" calcext:value-type="float">
            <text:p>78071514731</text:p>
          </table:table-cell>
          <table:table-cell office:value-type="string" calcext:value-type="string">
            <text:p>sz11_1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32476367" calcext:value-type="float">
            <text:p>51032476367</text:p>
          </table:table-cell>
          <table:table-cell office:value-type="string" calcext:value-type="string">
            <text:p>sz20_5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81971651" calcext:value-type="float">
            <text:p>68081971651</text:p>
          </table:table-cell>
          <table:table-cell office:value-type="string" calcext:value-type="string">
            <text:p>sz10_4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50928120" calcext:value-type="float">
            <text:p>10250928120</text:p>
          </table:table-cell>
          <table:table-cell office:value-type="string" calcext:value-type="string">
            <text:p>sz21_5d</text:p>
          </table:table-cell>
          <table:table-cell office:value-type="date" office:date-value="2023-12-11" calcext:value-type="date">
            <text:p>2023-12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00500525" calcext:value-type="float">
            <text:p>62100500525</text:p>
          </table:table-cell>
          <table:table-cell office:value-type="string" calcext:value-type="string">
            <text:p>sz18_2d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22420846" calcext:value-type="float">
            <text:p>93022420846</text:p>
          </table:table-cell>
          <table:table-cell office:value-type="string" calcext:value-type="string">
            <text:p>sz24_3d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92145017" calcext:value-type="float">
            <text:p>36092145017</text:p>
          </table:table-cell>
          <table:table-cell office:value-type="string" calcext:value-type="string">
            <text:p>sz6_3d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50441625" calcext:value-type="float">
            <text:p>32050441625</text:p>
          </table:table-cell>
          <table:table-cell office:value-type="string" calcext:value-type="string">
            <text:p>sz3_5d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70581328" calcext:value-type="float">
            <text:p>84070581328</text:p>
          </table:table-cell>
          <table:table-cell office:value-type="string" calcext:value-type="string">
            <text:p>sz10_4d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0321754" calcext:value-type="float">
            <text:p>7230321754</text:p>
          </table:table-cell>
          <table:table-cell office:value-type="string" calcext:value-type="string">
            <text:p>sz1_3d</text:p>
          </table:table-cell>
          <table:table-cell office:value-type="date" office:date-value="2023-12-13" calcext:value-type="date">
            <text:p>2023-12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10170712" calcext:value-type="float">
            <text:p>54010170712</text:p>
          </table:table-cell>
          <table:table-cell office:value-type="string" calcext:value-type="string">
            <text:p>sz14_1d</text:p>
          </table:table-cell>
          <table:table-cell office:value-type="date" office:date-value="2023-12-13" calcext:value-type="date">
            <text:p>2023-12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0383726" calcext:value-type="float">
            <text:p>16240383726</text:p>
          </table:table-cell>
          <table:table-cell office:value-type="string" calcext:value-type="string">
            <text:p>sz21_5d</text:p>
          </table:table-cell>
          <table:table-cell office:value-type="date" office:date-value="2023-12-14" calcext:value-type="date">
            <text:p>2023-12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80263801" calcext:value-type="float">
            <text:p>40080263801</text:p>
          </table:table-cell>
          <table:table-cell office:value-type="string" calcext:value-type="string">
            <text:p>sz4_2d</text:p>
          </table:table-cell>
          <table:table-cell office:value-type="date" office:date-value="2023-12-14" calcext:value-type="date">
            <text:p>2023-12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01768628" calcext:value-type="float">
            <text:p>41101768628</text:p>
          </table:table-cell>
          <table:table-cell office:value-type="string" calcext:value-type="string">
            <text:p>sz19_2d</text:p>
          </table:table-cell>
          <table:table-cell office:value-type="date" office:date-value="2023-12-14" calcext:value-type="date">
            <text:p>2023-12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1422278" calcext:value-type="float">
            <text:p>1231422278</text:p>
          </table:table-cell>
          <table:table-cell office:value-type="string" calcext:value-type="string">
            <text:p>sz16_1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90978269" calcext:value-type="float">
            <text:p>62090978269</text:p>
          </table:table-cell>
          <table:table-cell office:value-type="string" calcext:value-type="string">
            <text:p>sz12_3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00745864" calcext:value-type="float">
            <text:p>90100745864</text:p>
          </table:table-cell>
          <table:table-cell office:value-type="string" calcext:value-type="string">
            <text:p>sz20_5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50178764" calcext:value-type="float">
            <text:p>62050178764</text:p>
          </table:table-cell>
          <table:table-cell office:value-type="string" calcext:value-type="string">
            <text:p>sz1_3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2754779" calcext:value-type="float">
            <text:p>2212754779</text:p>
          </table:table-cell>
          <table:table-cell office:value-type="string" calcext:value-type="string">
            <text:p>sz15_5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61010584" calcext:value-type="float">
            <text:p>89061010584</text:p>
          </table:table-cell>
          <table:table-cell office:value-type="string" calcext:value-type="string">
            <text:p>sz21_5d</text:p>
          </table:table-cell>
          <table:table-cell office:value-type="date" office:date-value="2023-12-15" calcext:value-type="date">
            <text:p>2023-12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92327347" calcext:value-type="float">
            <text:p>18292327347</text:p>
          </table:table-cell>
          <table:table-cell office:value-type="string" calcext:value-type="string">
            <text:p>sz23_1d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21776824" calcext:value-type="float">
            <text:p>45021776824</text:p>
          </table:table-cell>
          <table:table-cell office:value-type="string" calcext:value-type="string">
            <text:p>sz18_2d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2154614" calcext:value-type="float">
            <text:p>15292154614</text:p>
          </table:table-cell>
          <table:table-cell office:value-type="string" calcext:value-type="string">
            <text:p>sz6_3d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92046015" calcext:value-type="float">
            <text:p>14292046015</text:p>
          </table:table-cell>
          <table:table-cell office:value-type="string" calcext:value-type="string">
            <text:p>sz24_3d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62104352" calcext:value-type="float">
            <text:p>92062104352</text:p>
          </table:table-cell>
          <table:table-cell office:value-type="string" calcext:value-type="string">
            <text:p>sz13_5d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82382477" calcext:value-type="float">
            <text:p>49082382477</text:p>
          </table:table-cell>
          <table:table-cell office:value-type="string" calcext:value-type="string">
            <text:p>sz17_4d</text:p>
          </table:table-cell>
          <table:table-cell office:value-type="date" office:date-value="2023-12-17" calcext:value-type="date">
            <text:p>2023-12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60417869" calcext:value-type="float">
            <text:p>58060417869</text:p>
          </table:table-cell>
          <table:table-cell office:value-type="string" calcext:value-type="string">
            <text:p>sz9_5d</text:p>
          </table:table-cell>
          <table:table-cell office:value-type="date" office:date-value="2023-12-17" calcext:value-type="date">
            <text:p>2023-12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80973372" calcext:value-type="float">
            <text:p>61080973372</text:p>
          </table:table-cell>
          <table:table-cell office:value-type="string" calcext:value-type="string">
            <text:p>sz10_4d</text:p>
          </table:table-cell>
          <table:table-cell office:value-type="date" office:date-value="2023-12-17" calcext:value-type="date">
            <text:p>2023-12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80186633" calcext:value-type="float">
            <text:p>41080186633</text:p>
          </table:table-cell>
          <table:table-cell office:value-type="string" calcext:value-type="string">
            <text:p>sz19_2d</text:p>
          </table:table-cell>
          <table:table-cell office:value-type="date" office:date-value="2023-12-18" calcext:value-type="date">
            <text:p>2023-12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92077272" calcext:value-type="float">
            <text:p>39092077272</text:p>
          </table:table-cell>
          <table:table-cell office:value-type="string" calcext:value-type="string">
            <text:p>sz17_4d</text:p>
          </table:table-cell>
          <table:table-cell office:value-type="date" office:date-value="2023-12-18" calcext:value-type="date">
            <text:p>2023-12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22358226" calcext:value-type="float">
            <text:p>71022358226</text:p>
          </table:table-cell>
          <table:table-cell office:value-type="string" calcext:value-type="string">
            <text:p>sz4_2d</text:p>
          </table:table-cell>
          <table:table-cell office:value-type="date" office:date-value="2023-12-19" calcext:value-type="date">
            <text:p>2023-12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40570504" calcext:value-type="float">
            <text:p>49040570504</text:p>
          </table:table-cell>
          <table:table-cell office:value-type="string" calcext:value-type="string">
            <text:p>sz15_5d</text:p>
          </table:table-cell>
          <table:table-cell office:value-type="date" office:date-value="2023-12-19" calcext:value-type="date">
            <text:p>2023-12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41013859" calcext:value-type="float">
            <text:p>38041013859</text:p>
          </table:table-cell>
          <table:table-cell office:value-type="string" calcext:value-type="string">
            <text:p>sz9_5d</text:p>
          </table:table-cell>
          <table:table-cell office:value-type="date" office:date-value="2023-12-19" calcext:value-type="date">
            <text:p>2023-12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22124058" calcext:value-type="float">
            <text:p>95022124058</text:p>
          </table:table-cell>
          <table:table-cell office:value-type="string" calcext:value-type="string">
            <text:p>sz13_5d</text:p>
          </table:table-cell>
          <table:table-cell office:value-type="date" office:date-value="2023-12-19" calcext:value-type="date">
            <text:p>2023-12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72427688" calcext:value-type="float">
            <text:p>64072427688</text:p>
          </table:table-cell>
          <table:table-cell office:value-type="string" calcext:value-type="string">
            <text:p>sz4_2d</text:p>
          </table:table-cell>
          <table:table-cell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2154614" calcext:value-type="float">
            <text:p>15292154614</text:p>
          </table:table-cell>
          <table:table-cell office:value-type="string" calcext:value-type="string">
            <text:p>sz6_3d</text:p>
          </table:table-cell>
          <table:table-cell office:value-type="date" office:date-value="2023-12-20" calcext:value-type="date">
            <text:p>2023-12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71272884" calcext:value-type="float">
            <text:p>38071272884</text:p>
          </table:table-cell>
          <table:table-cell office:value-type="string" calcext:value-type="string">
            <text:p>sz15_5d</text:p>
          </table:table-cell>
          <table:table-cell office:value-type="date" office:date-value="2023-12-20" calcext:value-type="date">
            <text:p>2023-12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21304268" calcext:value-type="float">
            <text:p>51021304268</text:p>
          </table:table-cell>
          <table:table-cell office:value-type="string" calcext:value-type="string">
            <text:p>sz10_4d</text:p>
          </table:table-cell>
          <table:table-cell office:value-type="date" office:date-value="2023-12-20" calcext:value-type="date">
            <text:p>2023-12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70171452" calcext:value-type="float">
            <text:p>63070171452</text:p>
          </table:table-cell>
          <table:table-cell office:value-type="string" calcext:value-type="string">
            <text:p>sz18_2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42332346" calcext:value-type="float">
            <text:p>72042332346</text:p>
          </table:table-cell>
          <table:table-cell office:value-type="string" calcext:value-type="string">
            <text:p>sz6_3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80157033" calcext:value-type="float">
            <text:p>76080157033</text:p>
          </table:table-cell>
          <table:table-cell office:value-type="string" calcext:value-type="string">
            <text:p>sz23_1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61553073" calcext:value-type="float">
            <text:p>82061553073</text:p>
          </table:table-cell>
          <table:table-cell office:value-type="string" calcext:value-type="string">
            <text:p>sz12_3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71482824" calcext:value-type="float">
            <text:p>46071482824</text:p>
          </table:table-cell>
          <table:table-cell office:value-type="string" calcext:value-type="string">
            <text:p>sz18_2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00745864" calcext:value-type="float">
            <text:p>90100745864</text:p>
          </table:table-cell>
          <table:table-cell office:value-type="string" calcext:value-type="string">
            <text:p>sz20_5d</text:p>
          </table:table-cell>
          <table:table-cell office:value-type="date" office:date-value="2023-12-21" calcext:value-type="date">
            <text:p>2023-12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71265056" calcext:value-type="float">
            <text:p>59071265056</text:p>
          </table:table-cell>
          <table:table-cell office:value-type="string" calcext:value-type="string">
            <text:p>sz22_3d</text:p>
          </table:table-cell>
          <table:table-cell office:value-type="date" office:date-value="2023-12-22" calcext:value-type="date">
            <text:p>2023-12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11375844" calcext:value-type="float">
            <text:p>30011375844</text:p>
          </table:table-cell>
          <table:table-cell office:value-type="string" calcext:value-type="string">
            <text:p>sz17_4d</text:p>
          </table:table-cell>
          <table:table-cell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51664858" calcext:value-type="float">
            <text:p>41051664858</text:p>
          </table:table-cell>
          <table:table-cell office:value-type="string" calcext:value-type="string">
            <text:p>sz6_3d</text:p>
          </table:table-cell>
          <table:table-cell office:value-type="date" office:date-value="2023-12-22" calcext:value-type="date">
            <text:p>2023-12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070520622" calcext:value-type="float">
            <text:p>95070520622</text:p>
          </table:table-cell>
          <table:table-cell office:value-type="string" calcext:value-type="string">
            <text:p>sz15_5d</text:p>
          </table:table-cell>
          <table:table-cell office:value-type="date" office:date-value="2023-12-22" calcext:value-type="date">
            <text:p>2023-12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30805478" calcext:value-type="float">
            <text:p>49030805478</text:p>
          </table:table-cell>
          <table:table-cell office:value-type="string" calcext:value-type="string">
            <text:p>sz14_1d</text:p>
          </table:table-cell>
          <table:table-cell office:value-type="date" office:date-value="2023-12-23" calcext:value-type="date">
            <text:p>2023-1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31402588" calcext:value-type="float">
            <text:p>89031402588</text:p>
          </table:table-cell>
          <table:table-cell office:value-type="string" calcext:value-type="string">
            <text:p>sz10_4d</text:p>
          </table:table-cell>
          <table:table-cell office:value-type="date" office:date-value="2023-12-23" calcext:value-type="date">
            <text:p>2023-1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0223719" calcext:value-type="float">
            <text:p>48110223719</text:p>
          </table:table-cell>
          <table:table-cell office:value-type="string" calcext:value-type="string">
            <text:p>sz21_5d</text:p>
          </table:table-cell>
          <table:table-cell office:value-type="date" office:date-value="2023-12-23" calcext:value-type="date">
            <text:p>2023-12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082223072" calcext:value-type="float">
            <text:p>86082223072</text:p>
          </table:table-cell>
          <table:table-cell office:value-type="string" calcext:value-type="string">
            <text:p>sz3_5d</text:p>
          </table:table-cell>
          <table:table-cell office:value-type="date" office:date-value="2023-12-24" calcext:value-type="date">
            <text:p>2023-12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32404877" calcext:value-type="float">
            <text:p>70032404877</text:p>
          </table:table-cell>
          <table:table-cell office:value-type="string" calcext:value-type="string">
            <text:p>sz17_4d</text:p>
          </table:table-cell>
          <table:table-cell office:value-type="date" office:date-value="2023-12-24" calcext:value-type="date">
            <text:p>2023-12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30978712" calcext:value-type="float">
            <text:p>69030978712</text:p>
          </table:table-cell>
          <table:table-cell office:value-type="string" calcext:value-type="string">
            <text:p>sz3_5d</text:p>
          </table:table-cell>
          <table:table-cell office:value-type="date" office:date-value="2023-12-24" calcext:value-type="date">
            <text:p>2023-12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71777413" calcext:value-type="float">
            <text:p>16271777413</text:p>
          </table:table-cell>
          <table:table-cell office:value-type="string" calcext:value-type="string">
            <text:p>sz24_3d</text:p>
          </table:table-cell>
          <table:table-cell office:value-type="date" office:date-value="2023-12-25" calcext:value-type="date">
            <text:p>2023-12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0621689" calcext:value-type="float">
            <text:p>4260621689</text:p>
          </table:table-cell>
          <table:table-cell office:value-type="string" calcext:value-type="string">
            <text:p>sz3_5d</text:p>
          </table:table-cell>
          <table:table-cell office:value-type="date" office:date-value="2023-12-26" calcext:value-type="date">
            <text:p>2023-12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30701177" calcext:value-type="float">
            <text:p>53030701177</text:p>
          </table:table-cell>
          <table:table-cell office:value-type="string" calcext:value-type="string">
            <text:p>sz3_5d</text:p>
          </table:table-cell>
          <table:table-cell office:value-type="date" office:date-value="2023-12-26" calcext:value-type="date">
            <text:p>2023-12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71265056" calcext:value-type="float">
            <text:p>59071265056</text:p>
          </table:table-cell>
          <table:table-cell office:value-type="string" calcext:value-type="string">
            <text:p>sz22_3d</text:p>
          </table:table-cell>
          <table:table-cell office:value-type="date" office:date-value="2023-12-26" calcext:value-type="date">
            <text:p>2023-12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12158157" calcext:value-type="float">
            <text:p>32112158157</text:p>
          </table:table-cell>
          <table:table-cell office:value-type="string" calcext:value-type="string">
            <text:p>sz5_1d</text:p>
          </table:table-cell>
          <table:table-cell office:value-type="date" office:date-value="2023-12-27" calcext:value-type="date">
            <text:p>2023-1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1656647" calcext:value-type="float">
            <text:p>8211656647</text:p>
          </table:table-cell>
          <table:table-cell office:value-type="string" calcext:value-type="string">
            <text:p>sz9_5d</text:p>
          </table:table-cell>
          <table:table-cell office:value-type="date" office:date-value="2023-12-27" calcext:value-type="date">
            <text:p>2023-12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21776824" calcext:value-type="float">
            <text:p>45021776824</text:p>
          </table:table-cell>
          <table:table-cell office:value-type="string" calcext:value-type="string">
            <text:p>sz18_2d</text:p>
          </table:table-cell>
          <table:table-cell office:value-type="date" office:date-value="2023-12-27" calcext:value-type="date">
            <text:p>2023-12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00770115" calcext:value-type="float">
            <text:p>53100770115</text:p>
          </table:table-cell>
          <table:table-cell office:value-type="string" calcext:value-type="string">
            <text:p>sz13_5d</text:p>
          </table:table-cell>
          <table:table-cell office:value-type="date" office:date-value="2023-12-28" calcext:value-type="date">
            <text:p>2023-12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42764814" calcext:value-type="float">
            <text:p>80042764814</text:p>
          </table:table-cell>
          <table:table-cell office:value-type="string" calcext:value-type="string">
            <text:p>sz10_4d</text:p>
          </table:table-cell>
          <table:table-cell office:value-type="date" office:date-value="2023-12-29" calcext:value-type="date">
            <text:p>2023-12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71163570" calcext:value-type="float">
            <text:p>48071163570</text:p>
          </table:table-cell>
          <table:table-cell office:value-type="string" calcext:value-type="string">
            <text:p>sz13_5d</text:p>
          </table:table-cell>
          <table:table-cell office:value-type="date" office:date-value="2023-12-29" calcext:value-type="date">
            <text:p>2023-12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30701177" calcext:value-type="float">
            <text:p>53030701177</text:p>
          </table:table-cell>
          <table:table-cell office:value-type="string" calcext:value-type="string">
            <text:p>sz3_5d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50282874" calcext:value-type="float">
            <text:p>33050282874</text:p>
          </table:table-cell>
          <table:table-cell office:value-type="string" calcext:value-type="string">
            <text:p>sz15_5d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10426266" calcext:value-type="float">
            <text:p>51110426266</text:p>
          </table:table-cell>
          <table:table-cell office:value-type="string" calcext:value-type="string">
            <text:p>sz12_3d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32404877" calcext:value-type="float">
            <text:p>70032404877</text:p>
          </table:table-cell>
          <table:table-cell office:value-type="string" calcext:value-type="string">
            <text:p>sz17_4d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30788070" calcext:value-type="float">
            <text:p>69030788070</text:p>
          </table:table-cell>
          <table:table-cell office:value-type="string" calcext:value-type="string">
            <text:p>sz21_5d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41013859" calcext:value-type="float">
            <text:p>38041013859</text:p>
          </table:table-cell>
          <table:table-cell office:value-type="string" calcext:value-type="string">
            <text:p>sz9_5d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91116221" calcext:value-type="float">
            <text:p>76091116221</text:p>
          </table:table-cell>
          <table:table-cell office:value-type="string" calcext:value-type="string">
            <text:p>sz15_5d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60417869" calcext:value-type="float">
            <text:p>58060417869</text:p>
          </table:table-cell>
          <table:table-cell office:value-type="string" calcext:value-type="string">
            <text:p>sz9_5d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0621689" calcext:value-type="float">
            <text:p>4260621689</text:p>
          </table:table-cell>
          <table:table-cell office:value-type="string" calcext:value-type="string">
            <text:p>sz3_5d</text:p>
          </table:table-cell>
          <table:table-cell office:value-type="date" office:date-value="2024-01-07" calcext:value-type="date">
            <text:p>2024-01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0383726" calcext:value-type="float">
            <text:p>16240383726</text:p>
          </table:table-cell>
          <table:table-cell office:value-type="string" calcext:value-type="string">
            <text:p>sz21_5d</text:p>
          </table:table-cell>
          <table:table-cell office:value-type="date" office:date-value="2024-01-07" calcext:value-type="date">
            <text:p>2024-01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90978269" calcext:value-type="float">
            <text:p>62090978269</text:p>
          </table:table-cell>
          <table:table-cell office:value-type="string" calcext:value-type="string">
            <text:p>sz12_3d</text:p>
          </table:table-cell>
          <table:table-cell office:value-type="date" office:date-value="2024-01-07" calcext:value-type="date">
            <text:p>2024-01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50503146" calcext:value-type="float">
            <text:p>79050503146</text:p>
          </table:table-cell>
          <table:table-cell office:value-type="string" calcext:value-type="string">
            <text:p>sz20_5d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1282036" calcext:value-type="float">
            <text:p>25031282036</text:p>
          </table:table-cell>
          <table:table-cell office:value-type="string" calcext:value-type="string">
            <text:p>sz7_5d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00500525" calcext:value-type="float">
            <text:p>62100500525</text:p>
          </table:table-cell>
          <table:table-cell office:value-type="string" calcext:value-type="string">
            <text:p>sz18_2d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01413606" calcext:value-type="float">
            <text:p>95101413606</text:p>
          </table:table-cell>
          <table:table-cell office:value-type="string" calcext:value-type="string">
            <text:p>sz12_3d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80973372" calcext:value-type="float">
            <text:p>61080973372</text:p>
          </table:table-cell>
          <table:table-cell office:value-type="string" calcext:value-type="string">
            <text:p>sz10_4d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01931072" calcext:value-type="float">
            <text:p>59101931072</text:p>
          </table:table-cell>
          <table:table-cell office:value-type="string" calcext:value-type="string">
            <text:p>sz17_4d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61013524" calcext:value-type="float">
            <text:p>28061013524</text:p>
          </table:table-cell>
          <table:table-cell office:value-type="string" calcext:value-type="string">
            <text:p>sz20_5d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1647540" calcext:value-type="float">
            <text:p>6291647540</text:p>
          </table:table-cell>
          <table:table-cell office:value-type="string" calcext:value-type="string">
            <text:p>sz15_5d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1656647" calcext:value-type="float">
            <text:p>8211656647</text:p>
          </table:table-cell>
          <table:table-cell office:value-type="string" calcext:value-type="string">
            <text:p>sz9_5d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71321015" calcext:value-type="float">
            <text:p>28071321015</text:p>
          </table:table-cell>
          <table:table-cell office:value-type="string" calcext:value-type="string">
            <text:p>sz20_5d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81977767" calcext:value-type="float">
            <text:p>60081977767</text:p>
          </table:table-cell>
          <table:table-cell office:value-type="string" calcext:value-type="string">
            <text:p>sz4_2d</text:p>
          </table:table-cell>
          <table:table-cell office:value-type="date" office:date-value="2024-01-13" calcext:value-type="date">
            <text:p>2024-0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32476367" calcext:value-type="float">
            <text:p>51032476367</text:p>
          </table:table-cell>
          <table:table-cell office:value-type="string" calcext:value-type="string">
            <text:p>sz20_5d</text:p>
          </table:table-cell>
          <table:table-cell office:value-type="date" office:date-value="2024-01-13" calcext:value-type="date">
            <text:p>2024-01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71777413" calcext:value-type="float">
            <text:p>16271777413</text:p>
          </table:table-cell>
          <table:table-cell office:value-type="string" calcext:value-type="string">
            <text:p>sz24_3d</text:p>
          </table:table-cell>
          <table:table-cell office:value-type="date" office:date-value="2024-01-14" calcext:value-type="date">
            <text:p>2024-01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00770115" calcext:value-type="float">
            <text:p>53100770115</text:p>
          </table:table-cell>
          <table:table-cell office:value-type="string" calcext:value-type="string">
            <text:p>sz13_5d</text:p>
          </table:table-cell>
          <table:table-cell office:value-type="date" office:date-value="2024-01-14" calcext:value-type="date">
            <text:p>2024-01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10760721" calcext:value-type="float">
            <text:p>24010760721</text:p>
          </table:table-cell>
          <table:table-cell office:value-type="string" calcext:value-type="string">
            <text:p>sz21_5d</text:p>
          </table:table-cell>
          <table:table-cell office:value-type="date" office:date-value="2024-01-14" calcext:value-type="date">
            <text:p>2024-01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51178686" calcext:value-type="float">
            <text:p>37051178686</text:p>
          </table:table-cell>
          <table:table-cell office:value-type="string" calcext:value-type="string">
            <text:p>sz13_5d</text:p>
          </table:table-cell>
          <table:table-cell office:value-type="date" office:date-value="2024-01-14" calcext:value-type="date">
            <text:p>2024-01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42332346" calcext:value-type="float">
            <text:p>72042332346</text:p>
          </table:table-cell>
          <table:table-cell office:value-type="string" calcext:value-type="string">
            <text:p>sz6_3d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22124058" calcext:value-type="float">
            <text:p>95022124058</text:p>
          </table:table-cell>
          <table:table-cell office:value-type="string" calcext:value-type="string">
            <text:p>sz13_5d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32537348" calcext:value-type="float">
            <text:p>61032537348</text:p>
          </table:table-cell>
          <table:table-cell office:value-type="string" calcext:value-type="string">
            <text:p>sz13_5d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81017423" calcext:value-type="float">
            <text:p>24081017423</text:p>
          </table:table-cell>
          <table:table-cell office:value-type="string" calcext:value-type="string">
            <text:p>sz9_5d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92045071" calcext:value-type="float">
            <text:p>91092045071</text:p>
          </table:table-cell>
          <table:table-cell office:value-type="string" calcext:value-type="string">
            <text:p>sz6_3d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50178764" calcext:value-type="float">
            <text:p>62050178764</text:p>
          </table:table-cell>
          <table:table-cell office:value-type="string" calcext:value-type="string">
            <text:p>sz1_3d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30720239" calcext:value-type="float">
            <text:p>64030720239</text:p>
          </table:table-cell>
          <table:table-cell office:value-type="string" calcext:value-type="string">
            <text:p>sz3_5d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40383726" calcext:value-type="float">
            <text:p>16240383726</text:p>
          </table:table-cell>
          <table:table-cell office:value-type="string" calcext:value-type="string">
            <text:p>sz21_5d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0548457" calcext:value-type="float">
            <text:p>6230548457</text:p>
          </table:table-cell>
          <table:table-cell office:value-type="string" calcext:value-type="string">
            <text:p>sz20_5d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71621728" calcext:value-type="float">
            <text:p>40071621728</text:p>
          </table:table-cell>
          <table:table-cell office:value-type="string" calcext:value-type="string">
            <text:p>sz1_3d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70520622" calcext:value-type="float">
            <text:p>95070520622</text:p>
          </table:table-cell>
          <table:table-cell office:value-type="string" calcext:value-type="string">
            <text:p>sz15_5d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0321754" calcext:value-type="float">
            <text:p>7230321754</text:p>
          </table:table-cell>
          <table:table-cell office:value-type="string" calcext:value-type="string">
            <text:p>sz1_3d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71265056" calcext:value-type="float">
            <text:p>59071265056</text:p>
          </table:table-cell>
          <table:table-cell office:value-type="string" calcext:value-type="string">
            <text:p>sz22_3d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32537348" calcext:value-type="float">
            <text:p>61032537348</text:p>
          </table:table-cell>
          <table:table-cell office:value-type="string" calcext:value-type="string">
            <text:p>sz13_5d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22420846" calcext:value-type="float">
            <text:p>93022420846</text:p>
          </table:table-cell>
          <table:table-cell office:value-type="string" calcext:value-type="string">
            <text:p>sz24_3d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0621689" calcext:value-type="float">
            <text:p>4260621689</text:p>
          </table:table-cell>
          <table:table-cell office:value-type="string" calcext:value-type="string">
            <text:p>sz3_5d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80186633" calcext:value-type="float">
            <text:p>41080186633</text:p>
          </table:table-cell>
          <table:table-cell office:value-type="string" calcext:value-type="string">
            <text:p>sz19_2d</text:p>
          </table:table-cell>
          <table:table-cell office:value-type="date" office:date-value="2024-01-27" calcext:value-type="date">
            <text:p>2024-01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50441625" calcext:value-type="float">
            <text:p>32050441625</text:p>
          </table:table-cell>
          <table:table-cell office:value-type="string" calcext:value-type="string">
            <text:p>sz3_5d</text:p>
          </table:table-cell>
          <table:table-cell office:value-type="date" office:date-value="2024-01-27" calcext:value-type="date">
            <text:p>2024-01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92568810" calcext:value-type="float">
            <text:p>14292568810</text:p>
          </table:table-cell>
          <table:table-cell office:value-type="string" calcext:value-type="string">
            <text:p>sz20_5d</text:p>
          </table:table-cell>
          <table:table-cell office:value-type="date" office:date-value="2024-01-28" calcext:value-type="date">
            <text:p>2024-01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21814056" calcext:value-type="float">
            <text:p>85021814056</text:p>
          </table:table-cell>
          <table:table-cell office:value-type="string" calcext:value-type="string">
            <text:p>sz10_4d</text:p>
          </table:table-cell>
          <table:table-cell office:value-type="date" office:date-value="2024-01-28" calcext:value-type="date">
            <text:p>2024-01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71321015" calcext:value-type="float">
            <text:p>28071321015</text:p>
          </table:table-cell>
          <table:table-cell office:value-type="string" calcext:value-type="string">
            <text:p>sz20_5d</text:p>
          </table:table-cell>
          <table:table-cell office:value-type="date" office:date-value="2024-01-28" calcext:value-type="date">
            <text:p>2024-01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10223719" calcext:value-type="float">
            <text:p>48110223719</text:p>
          </table:table-cell>
          <table:table-cell office:value-type="string" calcext:value-type="string">
            <text:p>sz21_5d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1912748" calcext:value-type="float">
            <text:p>3301912748</text:p>
          </table:table-cell>
          <table:table-cell office:value-type="string" calcext:value-type="string">
            <text:p>sz1_3d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81017423" calcext:value-type="float">
            <text:p>24081017423</text:p>
          </table:table-cell>
          <table:table-cell office:value-type="string" calcext:value-type="string">
            <text:p>sz9_5d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40570504" calcext:value-type="float">
            <text:p>49040570504</text:p>
          </table:table-cell>
          <table:table-cell office:value-type="string" calcext:value-type="string">
            <text:p>sz15_5d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2754779" calcext:value-type="float">
            <text:p>2212754779</text:p>
          </table:table-cell>
          <table:table-cell office:value-type="string" calcext:value-type="string">
            <text:p>sz15_5d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42764814" calcext:value-type="float">
            <text:p>80042764814</text:p>
          </table:table-cell>
          <table:table-cell office:value-type="string" calcext:value-type="string">
            <text:p>sz10_4d</text:p>
          </table:table-cell>
          <table:table-cell office:value-type="date" office:date-value="2024-02-04" calcext:value-type="date">
            <text:p>2024-02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30321754" calcext:value-type="float">
            <text:p>7230321754</text:p>
          </table:table-cell>
          <table:table-cell office:value-type="string" calcext:value-type="string">
            <text:p>sz1_3d</text:p>
          </table:table-cell>
          <table:table-cell office:value-type="date" office:date-value="2024-02-04" calcext:value-type="date">
            <text:p>2024-02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10347166" calcext:value-type="float">
            <text:p>32110347166</text:p>
          </table:table-cell>
          <table:table-cell office:value-type="string" calcext:value-type="string">
            <text:p>sz12_3d</text:p>
          </table:table-cell>
          <table:table-cell office:value-type="date" office:date-value="2024-02-05" calcext:value-type="date">
            <text:p>2024-02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71163570" calcext:value-type="float">
            <text:p>48071163570</text:p>
          </table:table-cell>
          <table:table-cell office:value-type="string" calcext:value-type="string">
            <text:p>sz13_5d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50503146" calcext:value-type="float">
            <text:p>79050503146</text:p>
          </table:table-cell>
          <table:table-cell office:value-type="string" calcext:value-type="string">
            <text:p>sz20_5d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91116221" calcext:value-type="float">
            <text:p>76091116221</text:p>
          </table:table-cell>
          <table:table-cell office:value-type="string" calcext:value-type="string">
            <text:p>sz15_5d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10760721" calcext:value-type="float">
            <text:p>24010760721</text:p>
          </table:table-cell>
          <table:table-cell office:value-type="string" calcext:value-type="string">
            <text:p>sz21_5d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61553073" calcext:value-type="float">
            <text:p>82061553073</text:p>
          </table:table-cell>
          <table:table-cell office:value-type="string" calcext:value-type="string">
            <text:p>sz12_3d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90978269" calcext:value-type="float">
            <text:p>62090978269</text:p>
          </table:table-cell>
          <table:table-cell office:value-type="string" calcext:value-type="string">
            <text:p>sz12_3d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30788070" calcext:value-type="float">
            <text:p>69030788070</text:p>
          </table:table-cell>
          <table:table-cell office:value-type="string" calcext:value-type="string">
            <text:p>sz21_5d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92046015" calcext:value-type="float">
            <text:p>14292046015</text:p>
          </table:table-cell>
          <table:table-cell office:value-type="string" calcext:value-type="string">
            <text:p>sz24_3d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92154614" calcext:value-type="float">
            <text:p>15292154614</text:p>
          </table:table-cell>
          <table:table-cell office:value-type="string" calcext:value-type="string">
            <text:p>sz6_3d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71272884" calcext:value-type="float">
            <text:p>38071272884</text:p>
          </table:table-cell>
          <table:table-cell office:value-type="string" calcext:value-type="string">
            <text:p>sz15_5d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82382477" calcext:value-type="float">
            <text:p>49082382477</text:p>
          </table:table-cell>
          <table:table-cell office:value-type="string" calcext:value-type="string">
            <text:p>sz17_4d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92077272" calcext:value-type="float">
            <text:p>39092077272</text:p>
          </table:table-cell>
          <table:table-cell office:value-type="string" calcext:value-type="string">
            <text:p>sz17_4d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80973372" calcext:value-type="float">
            <text:p>61080973372</text:p>
          </table:table-cell>
          <table:table-cell office:value-type="string" calcext:value-type="string">
            <text:p>sz10_4d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11656647" calcext:value-type="float">
            <text:p>8211656647</text:p>
          </table:table-cell>
          <table:table-cell office:value-type="string" calcext:value-type="string">
            <text:p>sz9_5d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0548457" calcext:value-type="float">
            <text:p>6230548457</text:p>
          </table:table-cell>
          <table:table-cell office:value-type="string" calcext:value-type="string">
            <text:p>sz20_5d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11375844" calcext:value-type="float">
            <text:p>30011375844</text:p>
          </table:table-cell>
          <table:table-cell office:value-type="string" calcext:value-type="string">
            <text:p>sz17_4d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92568810" calcext:value-type="float">
            <text:p>14292568810</text:p>
          </table:table-cell>
          <table:table-cell office:value-type="string" calcext:value-type="string">
            <text:p>sz20_5d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71321015" calcext:value-type="float">
            <text:p>28071321015</text:p>
          </table:table-cell>
          <table:table-cell office:value-type="string" calcext:value-type="string">
            <text:p>sz20_5d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30701177" calcext:value-type="float">
            <text:p>53030701177</text:p>
          </table:table-cell>
          <table:table-cell office:value-type="string" calcext:value-type="string">
            <text:p>sz3_5d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82382477" calcext:value-type="float">
            <text:p>49082382477</text:p>
          </table:table-cell>
          <table:table-cell office:value-type="string" calcext:value-type="string">
            <text:p>sz17_4d</text:p>
          </table:table-cell>
          <table:table-cell office:value-type="date" office:date-value="2024-02-24" calcext:value-type="date">
            <text:p>2024-02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32537348" calcext:value-type="float">
            <text:p>61032537348</text:p>
          </table:table-cell>
          <table:table-cell office:value-type="string" calcext:value-type="string">
            <text:p>sz13_5d</text:p>
          </table:table-cell>
          <table:table-cell office:value-type="date" office:date-value="2024-02-24" calcext:value-type="date">
            <text:p>2024-02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42332346" calcext:value-type="float">
            <text:p>72042332346</text:p>
          </table:table-cell>
          <table:table-cell office:value-type="string" calcext:value-type="string">
            <text:p>sz6_3d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60417869" calcext:value-type="float">
            <text:p>58060417869</text:p>
          </table:table-cell>
          <table:table-cell office:value-type="string" calcext:value-type="string">
            <text:p>sz9_5d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80973372" calcext:value-type="float">
            <text:p>61080973372</text:p>
          </table:table-cell>
          <table:table-cell office:value-type="string" calcext:value-type="string">
            <text:p>sz10_4d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61013524" calcext:value-type="float">
            <text:p>28061013524</text:p>
          </table:table-cell>
          <table:table-cell office:value-type="string" calcext:value-type="string">
            <text:p>sz20_5d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32404877" calcext:value-type="float">
            <text:p>70032404877</text:p>
          </table:table-cell>
          <table:table-cell office:value-type="string" calcext:value-type="string">
            <text:p>sz17_4d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71163570" calcext:value-type="float">
            <text:p>48071163570</text:p>
          </table:table-cell>
          <table:table-cell office:value-type="string" calcext:value-type="string">
            <text:p>sz13_5d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82382477" calcext:value-type="float">
            <text:p>49082382477</text:p>
          </table:table-cell>
          <table:table-cell office:value-type="string" calcext:value-type="string">
            <text:p>sz17_4d</text:p>
          </table:table-cell>
          <table:table-cell office:value-type="date" office:date-value="2024-03-03" calcext:value-type="date">
            <text:p>2024-03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31282036" calcext:value-type="float">
            <text:p>25031282036</text:p>
          </table:table-cell>
          <table:table-cell office:value-type="string" calcext:value-type="string">
            <text:p>sz7_5d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30788070" calcext:value-type="float">
            <text:p>69030788070</text:p>
          </table:table-cell>
          <table:table-cell office:value-type="string" calcext:value-type="string">
            <text:p>sz21_5d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1912748" calcext:value-type="float">
            <text:p>3301912748</text:p>
          </table:table-cell>
          <table:table-cell office:value-type="string" calcext:value-type="string">
            <text:p>sz1_3d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10223719" calcext:value-type="float">
            <text:p>48110223719</text:p>
          </table:table-cell>
          <table:table-cell office:value-type="string" calcext:value-type="string">
            <text:p>sz21_5d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32476367" calcext:value-type="float">
            <text:p>51032476367</text:p>
          </table:table-cell>
          <table:table-cell office:value-type="string" calcext:value-type="string">
            <text:p>sz20_5d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01931072" calcext:value-type="float">
            <text:p>59101931072</text:p>
          </table:table-cell>
          <table:table-cell office:value-type="string" calcext:value-type="string">
            <text:p>sz17_4d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81017423" calcext:value-type="float">
            <text:p>24081017423</text:p>
          </table:table-cell>
          <table:table-cell office:value-type="string" calcext:value-type="string">
            <text:p>sz9_5d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30701177" calcext:value-type="float">
            <text:p>53030701177</text:p>
          </table:table-cell>
          <table:table-cell office:value-type="string" calcext:value-type="string">
            <text:p>sz3_5d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21814056" calcext:value-type="float">
            <text:p>85021814056</text:p>
          </table:table-cell>
          <table:table-cell office:value-type="string" calcext:value-type="string">
            <text:p>sz10_4d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60417869" calcext:value-type="float">
            <text:p>58060417869</text:p>
          </table:table-cell>
          <table:table-cell office:value-type="string" calcext:value-type="string">
            <text:p>sz9_5d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92568810" calcext:value-type="float">
            <text:p>14292568810</text:p>
          </table:table-cell>
          <table:table-cell office:value-type="string" calcext:value-type="string">
            <text:p>sz20_5d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40383726" calcext:value-type="float">
            <text:p>16240383726</text:p>
          </table:table-cell>
          <table:table-cell office:value-type="string" calcext:value-type="string">
            <text:p>sz21_5d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50503146" calcext:value-type="float">
            <text:p>79050503146</text:p>
          </table:table-cell>
          <table:table-cell office:value-type="string" calcext:value-type="string">
            <text:p>sz20_5d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61013524" calcext:value-type="float">
            <text:p>28061013524</text:p>
          </table:table-cell>
          <table:table-cell office:value-type="string" calcext:value-type="string">
            <text:p>sz20_5d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30701177" calcext:value-type="float">
            <text:p>53030701177</text:p>
          </table:table-cell>
          <table:table-cell office:value-type="string" calcext:value-type="string">
            <text:p>sz3_5d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50503146" calcext:value-type="float">
            <text:p>79050503146</text:p>
          </table:table-cell>
          <table:table-cell office:value-type="string" calcext:value-type="string">
            <text:p>sz20_5d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91116221" calcext:value-type="float">
            <text:p>76091116221</text:p>
          </table:table-cell>
          <table:table-cell office:value-type="string" calcext:value-type="string">
            <text:p>sz15_5d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42764814" calcext:value-type="float">
            <text:p>80042764814</text:p>
          </table:table-cell>
          <table:table-cell office:value-type="string" calcext:value-type="string">
            <text:p>sz10_4d</text:p>
          </table:table-cell>
          <table:table-cell office:value-type="date" office:date-value="2024-03-30" calcext:value-type="date">
            <text:p>2024-03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71272884" calcext:value-type="float">
            <text:p>38071272884</text:p>
          </table:table-cell>
          <table:table-cell office:value-type="string" calcext:value-type="string">
            <text:p>sz15_5d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11375844" calcext:value-type="float">
            <text:p>30011375844</text:p>
          </table:table-cell>
          <table:table-cell office:value-type="string" calcext:value-type="string">
            <text:p>sz17_4d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81017423" calcext:value-type="float">
            <text:p>24081017423</text:p>
          </table:table-cell>
          <table:table-cell office:value-type="string" calcext:value-type="string">
            <text:p>sz9_5d</text:p>
          </table:table-cell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60417869" calcext:value-type="float">
            <text:p>58060417869</text:p>
          </table:table-cell>
          <table:table-cell office:value-type="string" calcext:value-type="string">
            <text:p>sz9_5d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92568810" calcext:value-type="float">
            <text:p>14292568810</text:p>
          </table:table-cell>
          <table:table-cell office:value-type="string" calcext:value-type="string">
            <text:p>sz20_5d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40383726" calcext:value-type="float">
            <text:p>16240383726</text:p>
          </table:table-cell>
          <table:table-cell office:value-type="string" calcext:value-type="string">
            <text:p>sz21_5d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91116221" calcext:value-type="float">
            <text:p>76091116221</text:p>
          </table:table-cell>
          <table:table-cell office:value-type="string" calcext:value-type="string">
            <text:p>sz15_5d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14:32.720000000</meta:creation-date>
    <dc:date>2025-02-15T13:28:15.505000000</dc:date>
    <meta:editing-duration>PT13M44S</meta:editing-duration>
    <meta:editing-cycles>2</meta:editing-cycles>
    <meta:generator>LibreOffice/24.8.4.2$Windows_X86_64 LibreOffice_project/bb3cfa12c7b1bf994ecc5649a80400d06cd71002</meta:generator>
    <meta:document-statistic meta:table-count="1" meta:cell-count="5104" meta:object-count="0"/>
  </office:meta>
</office:document-meta>
</file>